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_32_2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Moneda_32_5" style:data-style-name="N38">
      <style:table-cell-properties fo:border="thin solid #000000" fo:background-color="#C6E0B4"/>
      <style:text-properties fo:color="#000000" style:font-name="Calibri" style:font-name-asian="Calibri" style:font-name-complex="Calibri"/>
    </style:style>
    <style:style style:name="ce8" style:family="table-cell" style:parent-style-name="Normal_32_2_32_2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32_2_32_2" style:data-style-name="N0">
      <style:table-cell-properties fo:border="thin solid #000000" style:vertical-align="automatic" fo:background-color="#C6E0B4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32_2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Moneda_32_5" style:data-style-name="N0">
      <style:table-cell-properties fo:border="thin solid #000000" fo:background-color="#C6E0B4"/>
      <style:text-properties fo:color="#000000" style:font-name="Calibri" style:font-name-asian="Calibri" style:font-name-complex="Calibri"/>
    </style:style>
    <style:style style:name="ce12" style:family="table-cell" style:parent-style-name="Normal_32_2_32_2" style:data-style-name="N1">
      <style:table-cell-properties fo:border="thin solid #000000" style:vertical-align="automatic" fo:background-color="#C6E0B4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32_2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4" style:family="table-cell" style:parent-style-name="Normal_32_2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Normal_32_2_32_2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_32_2_32_2" style:data-style-name="N4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_32_2_32_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19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2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Normal_32_2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Normal_32_2_32_2" style:data-style-name="N41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Normal_32_2_32_2" style:data-style-name="N0">
      <style:table-cell-properties fo:border-top="thin solid #222B35" fo:border-bottom="thin solid #222B35" fo:border-left="none" fo:border-right="thin solid #222B35" style:vertical-align="automatic" fo:background-color="#C6E0B4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_32_2_32_2" style:data-style-name="N0">
      <style:table-cell-properties fo:border="thin solid #222B35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Normal_32_2_32_2" style:data-style-name="N0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Moneda_32_5" style:data-style-name="N38">
      <style:table-cell-properties fo:border-top="thin solid #222B35" fo:border-bottom="thin solid #222B35" fo:border-left="none" fo:border-right="thin solid #222B35" style:vertical-align="automatic" fo:background-color="#C6E0B4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28" style:family="table-cell" style:parent-style-name="Normal_32_2_32_2" style:data-style-name="N40">
      <style:table-cell-properties fo:border="thin solid #222B35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Moneda_Prueba_32_Excel_32_B_225_sico" style:data-style-name="N38">
      <style:text-properties fo:color="#FF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Normal_32_2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transparent" style:cell-protect="protected"/>
    </style:style>
    <style:style style:name="ce32" style:family="table-cell" style:parent-style-name="Normal_32_2" style:data-style-name="N0">
      <style:table-cell-properties fo:border="thin solid #000000" style:vertical-align="automatic" fo:background-color="#C6E0B4" style:cell-protect="protected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cell-protect="protected"/>
    </style:style>
    <style:style style:name="ce34" style:family="table-cell" style:parent-style-name="Normal_32_2" style:data-style-name="N42">
      <style:table-cell-properties fo:border="thin solid #000000" style:vertical-align="automatic" fo:background-color="#C6E0B4" style:cell-protect="protected"/>
    </style:style>
    <style:style style:name="ce35" style:family="table-cell" style:parent-style-name="Normal_32_2" style:data-style-name="N42">
      <style:table-cell-properties style:vertical-align="automatic" fo:background-color="#C6E0B4" style:cell-protect="protected"/>
    </style:style>
    <style:style style:name="ce36" style:family="table-cell" style:parent-style-name="Normal_32_2" style:data-style-name="N42">
      <style:table-cell-properties fo:border="thin solid #000000" style:vertical-align="automatic" fo:background-color="transparent" style:cell-protect="protected"/>
    </style:style>
    <style:style style:name="ce37" style:family="table-cell" style:parent-style-name="Normal_32_2" style:data-style-name="N0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Millares_32_2" style:data-style-name="N42">
      <style:table-cell-properties fo:border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40" style:family="table-cell" style:parent-style-name="Normal_32_2" style:data-style-name="N2">
      <style:table-cell-properties fo:border="thin solid #000000" style:vertical-align="automatic" fo:background-color="#C6E0B4" style:cell-protect="protected"/>
    </style:style>
    <style:style style:name="ce41" style:family="table-cell" style:parent-style-name="Normal_32_2" style:data-style-name="N2">
      <style:table-cell-properties fo:border="thin solid #000000" style:vertical-align="automatic" fo:background-color="transparent" style:cell-protect="protected"/>
    </style:style>
    <style:style style:name="ce42" style:family="table-cell" style:parent-style-name="Normal_BASE_TD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_BASE_TD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_32_2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5" style:family="table-cell" style:parent-style-name="Normal_32_2_32_2" style:data-style-name="N43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_Ejercicio_32_Funciones_32_Alumnos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_Ejercicio_32_Funciones_32_Alumnos" style:data-style-name="N44">
      <style:table-cell-properties fo:border="thin solid #000000" style:vertical-align="automatic" fo:background-color="#C6E0B4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Moneda_32_2_32_2" style:data-style-name="N44">
      <style:table-cell-properties fo:border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Normal_32_2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2_32_2" style:data-style-name="N1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_32_2" style:data-style-name="N4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3" style:family="table-cell" style:parent-style-name="Normal_32_2_32_2" style:data-style-name="N0">
      <style:table-cell-properties fo:border-top="2pt solid #007635" fo:border-bottom="2pt solid #007635" fo:border-left="2pt solid #007635" fo:border-right="2pt solid #00B050" style:vertical-align="automatic" fo:background-color="#00B050" style:cell-protect="protecte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4" style:family="table-cell" style:parent-style-name="Porcentaje_32_2_32_2" style:data-style-name="N13">
      <style:table-cell-properties fo:border-top="2pt solid #007635" fo:border-bottom="2pt solid #007635" fo:border-left="none" fo:border-right="2pt solid #007635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_32_2" style:data-style-name="N0">
      <style:table-cell-properties fo:border="2pt solid #007635" style:vertical-align="automatic" fo:wrap-option="wrap" fo:background-color="#8497B0" style:cell-protect="protecte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32_2_32_2" style:data-style-name="N0">
      <style:table-cell-properties fo:border-top="none" fo:border-bottom="thin solid #007635" fo:border-left="thin solid #007635" fo:border-right="thin solid #007635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59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60" style:family="table-cell" style:parent-style-name="Normal_32_2_32_2" style:data-style-name="N0">
      <style:table-cell-properties fo:border="2pt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63" style:family="table-cell" style:parent-style-name="Normal_32_2_32_2" style:data-style-name="N4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64" style:family="table-cell" style:parent-style-name="Normal_32_2_32_2" style:data-style-name="N2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65" style:family="table-cell" style:parent-style-name="Normal_32_2_32_2" style:data-style-name="N0">
      <style:table-cell-properties fo:border-top="2pt solid #007635" fo:border-bottom="none" fo:border-left="2pt solid #007635" fo:border-right="2pt solid #00B05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6" style:family="table-cell" style:parent-style-name="Normal_32_2_32_2" style:data-style-name="N0">
      <style:table-cell-properties fo:border-top="2pt solid #007635" fo:border-bottom="none" fo:border-left="2pt solid #007635" fo:border-right="2pt solid #007635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_32_2" style:data-style-name="N0">
      <style:table-cell-properties fo:border-top="2pt solid #007635" fo:border-bottom="2pt solid #007635" fo:border-left="2pt solid #007635" fo:border-right="2pt solid #00B05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8" style:family="table-cell" style:parent-style-name="Normal_32_2_32_2" style:data-style-name="N0">
      <style:table-cell-properties fo:border="2pt solid #007635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_32_2" style:data-style-name="N0">
      <style:table-cell-properties fo:border-top="none" fo:border-bottom="2pt solid #007635" fo:border-left="2pt solid #007635" fo:border-right="2pt solid #00B05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0" style:family="table-cell" style:parent-style-name="Normal_32_2_32_2" style:data-style-name="N0">
      <style:table-cell-properties fo:border-top="none" fo:border-bottom="2pt solid #007635" fo:border-left="2pt solid #007635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1" style:family="table-cell" style:parent-style-name="Normal_32_2_32_2" style:data-style-name="N0">
      <style:table-cell-properties fo:border-top="none" fo:border-bottom="2pt solid #007635" fo:border-left="2pt solid #007635" fo:border-right="2pt solid #007635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_32_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73" style:family="table-cell" style:parent-style-name="Normal_32_2_32_2" style:data-style-name="N0">
      <style:table-cell-properties style:vertical-align="automatic" fo:background-color="transparent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74" style:family="table-cell" style:parent-style-name="Moneda_Prueba_32_Excel_32_B_225_sico" style:data-style-name="N38">
      <style:text-properties fo:color="#FF0000"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_32_2" style:data-style-name="N3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76" style:family="table-cell" style:parent-style-name="Porcentaje_32_2_32_2" style:data-style-name="N14">
      <style:table-cell-properties fo:border="thin solid #000000" style:vertical-align="automatic" fo:background-color="#FFFFFF"/>
      <style:text-properties fo:color="#000000" style:font-name="Calibri" style:font-name-asian="Calibri" style:font-name-complex="Calibri" fo:font-size="12pt" style:font-size-asian="12pt" style:font-size-complex="12pt"/>
    </style:style>
    <style:style style:name="ce77" style:family="table-cell" style:parent-style-name="Normal_32_2_32_2" style:data-style-name="N19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78" style:family="table-cell" style:parent-style-name="Normal_32_2_32_2" style:data-style-name="N1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_32_2" style:data-style-name="N1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2_32_2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32_2_32_2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_32_2" style:data-style-name="N48">
      <style:table-cell-properties fo:border-top="none" fo:border-bottom="thin solid #007635" fo:border-left="thin solid #007635" fo:border-right="thin solid #007635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83" style:family="table-cell" style:parent-style-name="Default" style:data-style-name="N0"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00"/>
    </style:style>
    <style:style style:name="ce85" style:family="table-cell" style:parent-style-name="Normal_32_2_32_2" style:data-style-name="N0">
      <style:table-cell-properties style:vertical-align="automatic" fo:background-color="transparent" style:cell-protect="protected"/>
      <style:text-properties fo:color="#FFFFFF"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32_2_32_2" style:data-style-name="N0">
      <style:table-cell-properties fo:border-top="thin solid #000000" fo:border-bottom="none" fo:border-left="thin solid #000000" fo:border-right="none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_32_2" style:data-style-name="N0">
      <style:table-cell-properties fo:border-top="thin solid #000000" fo:border-bottom="none" fo:border-left="none" fo:border-right="none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_32_2" style:data-style-name="N0">
      <style:table-cell-properties fo:border-top="thin solid #000000" fo:border-bottom="none" fo:border-left="none" fo:border-right="thin solid #000000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_32_2" style:data-style-name="N0">
      <style:table-cell-properties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Normal_32_2_32_2" style:data-style-name="N0">
      <style:table-cell-properties fo:border-top="none" fo:border-bottom="none" fo:border-left="none" fo:border-right="thin solid #000000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32_2_32_2" style:data-style-name="N0">
      <style:table-cell-properties fo:border="thin solid #000000" style:vertical-align="automatic" fo:background-color="#9BC2E6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Normal_32_2_32_2" style:data-style-name="N0">
      <style:table-cell-properties fo:border="thin solid #000000" style:vertical-align="automatic" fo:background-color="#9BC2E6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C6E0B4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2_32_2" style:data-style-name="N0">
      <style:table-cell-properties fo:border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_32_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_32_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32_2_32_2" style:data-style-name="N3">
      <style:table-cell-properties fo:border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_32_2" style:data-style-name="N2">
      <style:table-cell-properties fo:border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_32_2" style:data-style-name="N3">
      <style:table-cell-properties fo:border-top="none" fo:border-bottom="none" fo:border-left="thin solid #000000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2_32_2" style:data-style-name="N2">
      <style:table-cell-properties fo:border-top="none" fo:border-bottom="none" fo:border-left="thin solid #000000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Normal_32_2_32_2" style:data-style-name="N4">
      <style:table-cell-properties fo:border-top="none" fo:border-bottom="none" fo:border-left="thin solid #000000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FFFF00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2_32_2" style:data-style-name="N0">
      <style:table-cell-properties fo:border="thin solid #000000"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8" style:family="table-cell" style:parent-style-name="Normal_32_2_32_2" style:data-style-name="N3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9" style:family="table-cell" style:parent-style-name="Normal_32_2_32_2" style:data-style-name="N2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_32_2" style:data-style-name="N0">
      <style:table-cell-properties fo:border-top="none" fo:border-bottom="thin solid #000000" fo:border-left="thin solid #000000" fo:border-right="none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_32_2" style:data-style-name="N0">
      <style:table-cell-properties fo:border-top="none" fo:border-bottom="thin solid #000000" fo:border-left="none" fo:border-right="none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2" style:family="table-cell" style:parent-style-name="Normal_32_2_32_2" style:data-style-name="N0">
      <style:table-cell-properties fo:border-top="none" fo:border-bottom="thin solid #000000" fo:border-left="none" fo:border-right="thin solid #000000" style:vertical-align="automatic" fo:background-color="#C6E0B4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3" style:family="table-cell" style:parent-style-name="Normal_32_2_32_2" style:data-style-name="N0">
      <style:table-cell-properties style:vertical-align="middle" fo:wrap-option="wrap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14" style:family="table-cell" style:parent-style-name="Normal_32_2_32_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_32_2_32_2" style:data-style-name="N0">
      <style:table-cell-properties style:vertical-align="automatic" fo:background-color="transparent" style:cell-protect="protected"/>
      <style:text-properties fo:color="#FFFFFF" style:font-name="Calibri" style:font-name-asian="Calibri" style:font-name-complex="Calibri" fo:font-size="11pt" style:font-size-asian="11pt" style:font-size-complex="11pt"/>
    </style:style>
    <style:style style:name="ce116" style:family="table-cell" style:parent-style-name="Normal_32_2" style:data-style-name="N0">
      <style:table-cell-properties style:vertical-align="automatic" fo:background-color="transparent" style:cell-protect="protected"/>
      <style:text-properties fo:color="#FFFFFF"/>
    </style:style>
    <style:style style:name="ce117" style:family="table-cell" style:parent-style-name="Normal_32_2_32_2" style:data-style-name="N0">
      <style:table-cell-properties fo:border-top="2pt solid #007635" fo:border-bottom="2pt solid #007635" fo:border-left="2pt solid #007635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8" style:family="table-cell" style:parent-style-name="Normal_32_2_32_2" style:data-style-name="N0">
      <style:table-cell-properties fo:border-top="2pt solid #007635" fo:border-bottom="none" fo:border-left="2pt solid #007635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20" style:family="table-cell" style:parent-style-name="Normal_32_2_32_2" style:data-style-name="N3">
      <style:table-cell-properties fo:border-top="2pt solid #007635" fo:border-bottom="none" fo:border-left="2pt solid #007635" fo:border-right="2pt solid #007635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Normal_32_2_32_2" style:data-style-name="N14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22" style:family="table-cell" style:parent-style-name="Default" style:data-style-name="N48">
      <style:table-cell-properties fo:background-color="#FFFF00"/>
    </style:style>
    <style:style style:name="ce123" style:family="table-cell" style:parent-style-name="Normal_32_2_32_2" style:data-style-name="N0">
      <style:table-cell-properties fo:border-top="none" fo:border-bottom="none" fo:border-left="thin solid #007635" fo:border-right="thin solid #007635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24" style:family="table-cell" style:parent-style-name="Normal_32_2_32_2" style:data-style-name="N48">
      <style:table-cell-properties fo:border-top="none" fo:border-bottom="none" fo:border-left="thin solid #007635" fo:border-right="thin solid #007635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25" style:family="table-cell" style:parent-style-name="Normal_32_2_32_2" style:data-style-name="N49">
      <style:table-cell-properties fo:border-top="none" fo:border-bottom="thin solid #007635" fo:border-left="thin solid #007635" fo:border-right="thin solid #007635" style:vertical-align="automatic" fo:background-color="#FFFFFF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26" style:family="table-cell" style:parent-style-name="Normal_32_2_32_2" style:data-style-name="N49">
      <style:table-cell-properties fo:border="2pt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7" style:family="table-cell" style:parent-style-name="Normal_32_2_32_2" style:data-style-name="N0">
      <style:table-cell-properties fo:border-top="2pt solid #007635" fo:border-bottom="2pt solid #007635" fo:border-left="2pt solid #007635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28" style:family="table-cell" style:parent-style-name="Normal_32_2_32_2" style:data-style-name="N0">
      <style:table-cell-properties fo:border-top="2pt solid #007635" fo:border-bottom="2pt solid #007635" fo:border-left="none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29" style:family="table-cell" style:parent-style-name="Normal_32_2_32_2" style:data-style-name="N0">
      <style:table-cell-properties fo:border-top="2pt solid #007635" fo:border-bottom="2pt solid #007635" fo:border-left="none" fo:border-right="2pt solid #00000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0" style:family="table-cell" style:parent-style-name="Normal_32_2_32_2" style:data-style-name="N0">
      <style:table-cell-properties fo:border-top="2pt solid #007635" fo:border-bottom="none" fo:border-left="2pt solid #007635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1" style:family="table-cell" style:parent-style-name="Normal_32_2_32_2" style:data-style-name="N0">
      <style:table-cell-properties fo:border-top="2pt solid #007635" fo:border-bottom="none" fo:border-left="none" fo:border-right="none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2" style:family="table-cell" style:parent-style-name="Normal_32_2_32_2" style:data-style-name="N0">
      <style:table-cell-properties fo:border-top="2pt solid #007635" fo:border-bottom="none" fo:border-left="none" fo:border-right="2pt solid #00000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3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13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36" style:family="table-cell" style:parent-style-name="Normal_32_2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37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38" style:family="table-cell" style:parent-style-name="Normal_32_2_32_2" style:data-style-name="N0">
      <style:table-cell-properties fo:border-top="2pt solid #007635" fo:border-bottom="2pt solid #007635" fo:border-left="2pt solid #007635" fo:border-right="2pt solid #00000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9" style:family="table-cell" style:parent-style-name="Normal_32_2_32_2" style:data-style-name="N0">
      <style:table-cell-properties fo:border-top="2pt solid #007635" fo:border-bottom="none" fo:border-left="2pt solid #007635" fo:border-right="2pt solid #000000" style:vertical-align="automatic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7.67291666666667cm" style:use-optimal-column-width="true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2.936875cm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3.67770833333333cm" style:use-optimal-column-width="true"/>
    </style:style>
    <style:style style:name="co18" style:family="table-column">
      <style:table-column-properties fo:break-before="auto" style:column-width="2.98979166666667cm"/>
    </style:style>
    <style:style style:name="co19" style:family="table-column">
      <style:table-column-properties fo:break-before="auto" style:column-width="8.59895833333333cm" style:use-optimal-column-width="true"/>
    </style:style>
    <style:style style:name="co20" style:family="table-column">
      <style:table-column-properties fo:break-before="auto" style:column-width="5.87375cm" style:use-optimal-column-width="true"/>
    </style:style>
    <style:style style:name="co21" style:family="table-column">
      <style:table-column-properties fo:break-before="auto" style:column-width="2.43416666666667cm"/>
    </style:style>
    <style:style style:name="co22" style:family="table-column">
      <style:table-column-properties fo:break-before="auto" style:column-width="2.24895833333333cm" style:use-optimal-column-width="true"/>
    </style:style>
    <style:style style:name="co23" style:family="table-column">
      <style:table-column-properties fo:break-before="auto" style:column-width="0.9525cm"/>
    </style:style>
    <style:style style:name="co24" style:family="table-column">
      <style:table-column-properties fo:break-before="auto" style:column-width="2.88395833333333cm"/>
    </style:style>
    <style:style style:name="co25" style:family="table-column">
      <style:table-column-properties fo:break-before="auto" style:column-width="2.38125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96333333333333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2.91041666666667cm"/>
    </style:style>
    <style:style style:name="co31" style:family="table-column">
      <style:table-column-properties fo:break-before="auto" style:column-width="3.01625cm" style:use-optimal-column-width="true"/>
    </style:style>
    <style:style style:name="co32" style:family="table-column">
      <style:table-column-properties fo:break-before="auto" style:column-width="2.48708333333333cm" style:use-optimal-column-width="true"/>
    </style:style>
    <style:style style:name="co33" style:family="table-column">
      <style:table-column-properties fo:break-before="auto" style:column-width="2.35479166666667cm" style:use-optimal-column-width="true"/>
    </style:style>
    <style:style style:name="co34" style:family="table-column">
      <style:table-column-properties fo:break-before="auto" style:column-width="2.32833333333333cm"/>
    </style:style>
    <style:style style:name="co35" style:family="table-column">
      <style:table-column-properties fo:break-before="auto" style:column-width="2.460625cm"/>
    </style:style>
    <style:style style:name="co36" style:family="table-column">
      <style:table-column-properties fo:break-before="auto" style:column-width="2.143125cm" style:use-optimal-column-width="true"/>
    </style:style>
    <style:style style:name="co37" style:family="table-column">
      <style:table-column-properties fo:break-before="auto" style:column-width="2.38125cm" style:use-optimal-column-width="true"/>
    </style:style>
    <style:style style:name="co38" style:family="table-column">
      <style:table-column-properties fo:break-before="auto" style:column-width="2.64583333333333cm"/>
    </style:style>
    <style:style style:name="co39" style:family="table-column">
      <style:table-column-properties fo:break-before="auto" style:column-width="3.59833333333333cm"/>
    </style:style>
    <style:style style:name="co40" style:family="table-column">
      <style:table-column-properties fo:break-before="auto" style:column-width="4.048125cm" style:use-optimal-column-width="true"/>
    </style:style>
    <style:style style:name="co41" style:family="table-column">
      <style:table-column-properties fo:break-before="auto" style:column-width="1.16416666666667cm" style:use-optimal-column-width="true"/>
    </style:style>
    <style:style style:name="co42" style:family="table-column">
      <style:table-column-properties fo:break-before="auto" style:column-width="2.16958333333333cm" style:use-optimal-column-width="true"/>
    </style:style>
    <style:style style:name="co43" style:family="table-column">
      <style:table-column-properties fo:break-before="auto" style:column-width="2.56645833333333cm" style:use-optimal-column-width="true"/>
    </style:style>
    <style:style style:name="co44" style:family="table-column">
      <style:table-column-properties fo:break-before="auto" style:column-width="0.635cm"/>
    </style:style>
    <style:style style:name="co45" style:family="table-column">
      <style:table-column-properties fo:break-before="auto" style:column-width="7.17020833333333cm" style:use-optimal-column-width="true"/>
    </style:style>
    <style:style style:name="co46" style:family="table-column">
      <style:table-column-properties fo:break-before="auto" style:column-width="5.37104166666667cm" style:use-optimal-column-width="true"/>
    </style:style>
    <style:style style:name="co47" style:family="table-column">
      <style:table-column-properties fo:break-before="auto" style:column-width="2.27541666666667cm" style:use-optimal-column-width="true"/>
    </style:style>
    <style:style style:name="co48" style:family="table-column">
      <style:table-column-properties fo:break-before="auto" style:column-width="1.11125cm" style:use-optimal-column-width="true"/>
    </style:style>
    <style:style style:name="co49" style:family="table-column">
      <style:table-column-properties fo:break-before="auto" style:column-width="0.79375cm"/>
    </style:style>
    <style:style style:name="co50" style:family="table-column">
      <style:table-column-properties fo:break-before="auto" style:column-width="7.19666666666667cm" style:use-optimal-column-width="true"/>
    </style:style>
    <style:style style:name="co51" style:family="table-column">
      <style:table-column-properties fo:break-before="auto" style:column-width="2.59291666666667cm" style:use-optimal-column-width="true"/>
    </style:style>
    <style:style style:name="co52" style:family="table-column">
      <style:table-column-properties fo:break-before="auto" style:column-width="3.54541666666667cm" style:use-optimal-column-width="true"/>
    </style:style>
    <style:style style:name="co53" style:family="table-column">
      <style:table-column-properties fo:break-before="auto" style:column-width="0.820208333333333cm"/>
    </style:style>
    <style:style style:name="co54" style:family="table-column">
      <style:table-column-properties fo:break-before="auto" style:column-width="3.38666666666667cm" style:use-optimal-column-width="true"/>
    </style:style>
    <style:style style:name="co55" style:family="table-column">
      <style:table-column-properties fo:break-before="auto" style:column-width="2.01083333333333cm" style:use-optimal-column-width="true"/>
    </style:style>
    <style:style style:name="co56" style:family="table-column">
      <style:table-column-properties fo:break-before="auto" style:column-width="3.20145833333333cm" style:use-optimal-column-width="true"/>
    </style:style>
    <style:style style:name="co57" style:family="table-column">
      <style:table-column-properties fo:break-before="auto" style:column-width="0.582083333333333cm"/>
    </style:style>
    <style:style style:name="co58" style:family="table-column">
      <style:table-column-properties fo:break-before="auto" style:column-width="6.0325cm" style:use-optimal-column-width="true"/>
    </style:style>
    <style:style style:name="co59" style:family="table-column">
      <style:table-column-properties fo:break-before="auto" style:column-width="5.58270833333333cm" style:use-optimal-column-width="true"/>
    </style:style>
    <style:style style:name="co60" style:family="table-column">
      <style:table-column-properties fo:break-before="auto" style:column-width="1.508125cm" style:use-optimal-column-width="true"/>
    </style:style>
    <style:style style:name="co61" style:family="table-column">
      <style:table-column-properties fo:break-before="auto" style:column-width="2.98979166666667cm" style:use-optimal-column-width="true"/>
    </style:style>
    <style:style style:name="co62" style:family="table-column">
      <style:table-column-properties fo:break-before="auto" style:column-width="3.28083333333333cm" style:use-optimal-column-width="true"/>
    </style:style>
    <style:style style:name="co63" style:family="table-column">
      <style:table-column-properties fo:break-before="auto" style:column-width="1.5875cm" style:use-optimal-column-width="true"/>
    </style:style>
    <style:style style:name="co64" style:family="table-column">
      <style:table-column-properties fo:break-before="auto" style:column-width="1.48166666666667cm" style:use-optimal-column-width="true"/>
    </style:style>
    <style:style style:name="co65" style:family="table-column">
      <style:table-column-properties fo:break-before="auto" style:column-width="1.61395833333333cm" style:use-optimal-column-width="true"/>
    </style:style>
    <style:style style:name="co66" style:family="table-column">
      <style:table-column-properties fo:break-before="auto" style:column-width="1.74625cm" style:use-optimal-column-width="true"/>
    </style:style>
    <style:style style:name="co67" style:family="table-column">
      <style:table-column-properties fo:break-before="auto" style:column-width="6.35cm"/>
    </style:style>
    <style:style style:name="co68" style:family="table-column">
      <style:table-column-properties fo:break-before="auto" style:column-width="2.88395833333333cm" style:use-optimal-column-width="true"/>
    </style:style>
    <style:style style:name="co69" style:family="table-column">
      <style:table-column-properties fo:break-before="auto" style:column-width="1.45520833333333cm" style:use-optimal-column-width="true"/>
    </style:style>
    <style:style style:name="co70" style:family="table-column">
      <style:table-column-properties fo:break-before="auto" style:column-width="1.190625cm" style:use-optimal-column-width="true"/>
    </style:style>
    <style:style style:name="co71" style:family="table-column">
      <style:table-column-properties fo:break-before="auto" style:column-width="0.47625cm"/>
    </style:style>
    <style:style style:name="co72" style:family="table-column">
      <style:table-column-properties fo:break-before="auto" style:column-width="5.90020833333333cm" style:use-optimal-column-width="true"/>
    </style:style>
    <style:style style:name="co73" style:family="table-column">
      <style:table-column-properties fo:break-before="auto" style:column-width="1.71979166666667cm" style:use-optimal-column-width="true"/>
    </style:style>
    <style:style style:name="co74" style:family="table-column">
      <style:table-column-properties fo:break-before="auto" style:column-width="1.190625cm"/>
    </style:style>
    <style:style style:name="co75" style:family="table-column">
      <style:table-column-properties fo:break-before="auto" style:column-width="2.11666666666667cm" style:use-optimal-column-width="true"/>
    </style:style>
    <style:style style:name="co76" style:family="table-column">
      <style:table-column-properties fo:break-before="auto" style:column-width="1.56104166666667cm" style:use-optimal-column-width="true"/>
    </style:style>
    <style:style style:name="co77" style:family="table-column">
      <style:table-column-properties fo:break-before="auto" style:column-width="1.87854166666667cm" style:use-optimal-column-width="true"/>
    </style:style>
    <style:style style:name="co78" style:family="table-column">
      <style:table-column-properties fo:break-before="auto" style:column-width="2.2225cm" style:use-optimal-column-width="true"/>
    </style:style>
    <style:style style:name="co79" style:family="table-column">
      <style:table-column-properties fo:break-before="auto" style:column-width="1.08479166666667cm"/>
    </style:style>
    <style:style style:name="co80" style:family="table-column">
      <style:table-column-properties fo:break-before="auto" style:column-width="5.55625cm" style:use-optimal-column-width="true"/>
    </style:style>
    <style:style style:name="co81" style:family="table-column">
      <style:table-column-properties fo:break-before="auto" style:column-width="0.661458333333333cm"/>
    </style:style>
    <style:style style:name="co82" style:family="table-column">
      <style:table-column-properties fo:break-before="auto" style:column-width="1.21708333333333cm" style:use-optimal-column-width="true"/>
    </style:style>
    <style:style style:name="co83" style:family="table-column">
      <style:table-column-properties fo:break-before="auto" style:column-width="0.846666666666667cm"/>
    </style:style>
    <style:style style:name="co84" style:family="table-column">
      <style:table-column-properties fo:break-before="auto" style:column-width="1.11125cm"/>
    </style:style>
    <style:style style:name="co85" style:family="table-column">
      <style:table-column-properties fo:break-before="auto" style:column-width="3.38666666666667cm"/>
    </style:style>
    <style:style style:name="co86" style:family="table-column">
      <style:table-column-properties fo:break-before="auto" style:column-width="1.905cm"/>
    </style:style>
    <style:style style:name="co87" style:family="table-column">
      <style:table-column-properties fo:break-before="auto" style:column-width="1.93145833333333cm"/>
    </style:style>
    <style:style style:name="co88" style:family="table-column">
      <style:table-column-properties fo:break-before="auto" style:column-width="1.984375cm"/>
    </style:style>
    <style:style style:name="co89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5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32.2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48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2D050" style:writing-mode="lr-tb"/>
    </style:style>
    <style:style style:name="ta3" style:family="table" style:master-page-name="mp2">
      <style:table-properties table:display="true" table:tab-color="#FFFF00" style:writing-mode="lr-tb"/>
    </style:style>
    <style:style style:name="ta4" style:family="table" style:master-page-name="mp1">
      <style:table-properties table:display="true" table:tab-color="#FFFF00" style:writing-mode="lr-tb"/>
    </style:style>
    <style:style style:name="ta5" style:family="table" style:master-page-name="mp1">
      <style:table-properties table:display="true" table:tab-color="#FF0000" style:writing-mode="lr-tb"/>
    </style:style>
    <style:style style:name="ta6" style:family="table" style:master-page-name="mp2">
      <style:table-properties table:display="true" table:tab-color="#FF0000" style:writing-mode="lr-tb"/>
    </style:style>
    <style:style style:name="ta7" style:family="table" style:master-page-name="mp3">
      <style:table-properties table:display="true" table:tab-color="#FF0000" style:writing-mode="lr-tb"/>
    </style:style>
    <style:style style:name="ce140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41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42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43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44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45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46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47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48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49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50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51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52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  <style:map style:condition="of:cell-content()=&quot;Correcto&quot;" style:apply-style-name="cf1"/>
    </style:style>
    <style:style style:name="ce153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54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55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56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57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Correcto&quot;" style:apply-style-name="cf1"/>
    </style:style>
    <style:style style:name="ce158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Correcto&quot;" style:apply-style-name="cf1"/>
    </style:style>
    <style:style style:name="ce159" style:family="table-cell" style:parent-style-name="Normal_32_2" style:data-style-name="N0">
      <style:table-cell-properties style:vertical-align="automatic" fo:background-color="transparent" style:cell-protect="protected"/>
      <style:map style:condition="of:cell-content()=&quot;Correcto&quot;" style:apply-style-name="cf1"/>
    </style:style>
    <style:style style:name="ce160" style:family="table-cell" style:parent-style-name="Normal_32_2" style:data-style-name="N0">
      <style:table-cell-properties style:vertical-align="automatic" fo:background-color="transparent" style:cell-protect="protected"/>
      <style:map style:condition="of:cell-content()=&quot;Correcto&quot;" style:apply-style-name="cf1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/>
      <style:map style:condition="of:cell-content()=&quot;Correcto&quot;" style:apply-style-name="cf1"/>
    </style:style>
    <style:style style:name="ce162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  <style:style style:name="ce163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  <style:map style:condition="of:cell-content()=&quot;CORRECTO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troducción_a_Funciones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FUNCION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LAS FUNCIONES SE UTILIZAN PARA RESUMIR FORMULAS QUE PUEDEN SER MAS EXTENSAS.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LAS FUNCIONES YA EXISTEN EN EXCEL, EN CAMBIO LAS FORMULAS UD. LAS DEBE CONSTRUIR.</text:p>
          </table:table-cell>
          <table:table-cell table:number-columns-repeated="16382" table:style-name="ce1"/>
        </table:table-row>
        <table:table-row table:style-name="ro3">
          <table:table-cell table:style-name="ce1">
            <draw:frame draw:z-index="1" draw:id="id0" draw:style-name="a0" draw:name="Imagen 1" svg:x="0.26042in" svg:y="0.13542in" svg:width="4.95833in" svg:height="1.6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57">
            <text:p>EMPLEADO</text:p>
          </table:table-cell>
          <table:table-cell office:value-type="string" table:style-name="ce57">
            <text:p>SUELDO BASE</text:p>
          </table:table-cell>
          <table:table-cell table:style-name="ce1"/>
          <table:table-cell office:value-type="string" table:style-name="ce83">
            <text:p>Dato requerido</text:p>
          </table:table-cell>
          <table:table-cell table:number-columns-repeated="16370" table:style-name="ce1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Juan</text:p>
          </table:table-cell>
          <table:table-cell office:value-type="currency" office:value="351000" table:style-name="ce82">
            <text:p>$351,000</text:p>
          </table:table-cell>
          <table:table-cell table:style-name="ce1"/>
          <table:table-cell office:value-type="string" table:style-name="ce1">
            <text:p>Suma</text:p>
          </table:table-cell>
          <table:table-cell table:style-name="ce122"/>
          <table:table-cell office:value-type="string" office:string-value="" table:formula="of:=IF([.O6]=SUM([.L6:.L16]);&quot;Correcto&quot;;&quot;&quot;)" table:style-name="ce1"/>
          <table:table-cell table:number-columns-repeated="16368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María</text:p>
          </table:table-cell>
          <table:table-cell office:value-type="currency" office:value="372000" table:style-name="ce82">
            <text:p>$372,000</text:p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Angel</text:p>
          </table:table-cell>
          <table:table-cell office:value-type="currency" office:value="441000" table:style-name="ce82">
            <text:p>$441,000</text:p>
          </table:table-cell>
          <table:table-cell table:style-name="ce1"/>
          <table:table-cell office:value-type="string" table:style-name="ce1">
            <text:p>Promedio</text:p>
          </table:table-cell>
          <table:table-cell table:style-name="ce84"/>
          <table:table-cell office:value-type="string" office:string-value="" table:formula="of:=IF([.O8]=AVERAGE([.L6:.L16]);&quot;Correcto&quot;;&quot;&quot;)" table:style-name="ce1"/>
          <table:table-cell table:number-columns-repeated="16368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Kiara</text:p>
          </table:table-cell>
          <table:table-cell office:value-type="currency" office:value="488000" table:style-name="ce82">
            <text:p>$488,000</text:p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Tiare</text:p>
          </table:table-cell>
          <table:table-cell office:value-type="currency" office:value="471000" table:style-name="ce82">
            <text:p>$471,000</text:p>
          </table:table-cell>
          <table:table-cell table:style-name="ce1"/>
          <table:table-cell office:value-type="string" table:style-name="ce1">
            <text:p>Máximo</text:p>
          </table:table-cell>
          <table:table-cell table:style-name="ce84"/>
          <table:table-cell office:value-type="string" office:string-value="" table:formula="of:=IF([.O10]=MAX([.L6:.L16]);&quot;Correcto&quot;;&quot;&quot;)" table:style-name="ce1"/>
          <table:table-cell table:number-columns-repeated="16368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Aurora</text:p>
          </table:table-cell>
          <table:table-cell office:value-type="currency" office:value="455000" table:style-name="ce82">
            <text:p>$455,000</text:p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Darian</text:p>
          </table:table-cell>
          <table:table-cell office:value-type="currency" office:value="343000" table:style-name="ce82">
            <text:p>$343,000</text:p>
          </table:table-cell>
          <table:table-cell table:style-name="ce1"/>
          <table:table-cell office:value-type="string" table:style-name="ce1">
            <text:p>Mínimo</text:p>
          </table:table-cell>
          <table:table-cell table:style-name="ce84"/>
          <table:table-cell office:value-type="string" office:string-value="" table:formula="of:=IF([.O12]=MIN([.L6:.L16]);&quot;Correcto&quot;;&quot;&quot;)" table:style-name="ce1"/>
          <table:table-cell table:number-columns-repeated="16368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Inti</text:p>
          </table:table-cell>
          <table:table-cell office:value-type="currency" office:value="314000" table:style-name="ce82">
            <text:p>$314,000</text:p>
          </table:table-cell>
          <table:table-cell table:number-columns-repeated="16372" table:style-name="ce1"/>
        </table:table-row>
        <table:table-row table:style-name="ro2">
          <table:table-cell/>
          <table:table-cell office:value-type="string" table:style-name="ce1">
            <text:p>Contar.si</text:p>
          </table:table-cell>
          <table:table-cell office:value-type="string" table:style-name="ce1">
            <text:p>Contar con una condición</text:p>
          </table:table-cell>
          <table:table-cell table:number-columns-repeated="2" table:style-name="ce1"/>
          <table:table-cell office:value-type="string" office:string-value="=contar.si(rango;criterio)" table:formula="of:=&quot;=contar.si(rango;criterio)&quot;" table:style-name="ce1">
            <text:p>=contar.si(rango;criterio)</text:p>
          </table:table-cell>
          <table:table-cell table:number-columns-repeated="4" table:style-name="ce1"/>
          <table:table-cell office:value-type="string" table:style-name="ce58">
            <text:p>Aylen</text:p>
          </table:table-cell>
          <table:table-cell office:value-type="currency" office:value="340000" table:style-name="ce82">
            <text:p>$340,000</text:p>
          </table:table-cell>
          <table:table-cell table:number-columns-repeated="16372" table:style-name="ce1"/>
        </table:table-row>
        <table:table-row table:style-name="ro2">
          <table:table-cell table:style-name="ce1">
            <draw:frame draw:z-index="2" draw:id="id1" draw:style-name="a1" draw:name="1 Imagen" svg:x="0.28125in" svg:y="0.15625in" svg:width="4.27083in" svg:height="1.593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58">
            <text:p>Nicolle</text:p>
          </table:table-cell>
          <table:table-cell office:value-type="currency" office:value="469000" table:style-name="ce82">
            <text:p>$469,000</text:p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9" table:style-name="ce1"/>
          <table:table-cell office:value-type="string" table:style-name="ce58">
            <text:p>Victoria</text:p>
          </table:table-cell>
          <table:table-cell office:value-type="currency" office:value="345000" table:style-name="ce82">
            <text:p>$345,000</text:p>
          </table:table-cell>
          <table:table-cell table:number-columns-repeated="16372" table:style-name="ce1"/>
        </table:table-row>
        <table:table-row table:style-name="ro2">
          <table:table-cell table:number-columns-repeated="10"/>
          <table:table-cell table:style-name="ce123"/>
          <table:table-cell table:style-name="ce124"/>
          <table:table-cell table:number-columns-repeated="16372"/>
        </table:table-row>
        <table:table-row table:number-rows-repeated="1048559" table:style-name="ro1">
          <table:table-cell table:number-columns-repeated="16384"/>
        </table:table-row>
      </table:table>
      <table:table table:name="Act_1" table:style-name="ta2">
        <table:table-column table:style-name="co3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2" table:number-columns-repeated="16379" table:default-cell-style-name="ce19"/>
        <table:table-row table:style-name="ro2">
          <table:table-cell office:value-type="string" table:style-name="ce52">
            <text:p>Complete la planilla y responda las preguntas de la parte inferior</text:p>
          </table:table-cell>
          <table:table-cell table:number-columns-repeated="16383" table:style-name="ce19"/>
        </table:table-row>
        <table:table-row table:style-name="ro4">
          <table:table-cell table:number-columns-repeated="7" table:style-name="ce19"/>
          <table:table-cell office:value-type="string" office:string-value="Correcto" table:formula="of:=IF(SUM([.J6:.L16])=33;&quot;Correcto&quot;;&quot;&quot;)" table:style-name="ce140">
            <text:p>Correcto</text:p>
          </table:table-cell>
          <table:table-cell table:number-columns-repeated="16376" table:style-name="ce19"/>
        </table:table-row>
        <table:table-row table:style-name="ro3">
          <table:table-cell office:value-type="string" table:style-name="ce53">
            <text:p>AFP</text:p>
          </table:table-cell>
          <table:table-cell office:value-type="percentage" office:value="0.12" table:style-name="ce54">
            <text:p>12%</text:p>
          </table:table-cell>
          <table:table-cell table:style-name="ce55"/>
          <table:table-cell office:value-type="string" table:style-name="ce53">
            <text:p>SALUD</text:p>
          </table:table-cell>
          <table:table-cell office:value-type="percentage" office:value="7.0000000000000007E-2" table:style-name="ce54">
            <text:p>7%</text:p>
          </table:table-cell>
          <table:table-cell table:number-columns-repeated="16379" table:style-name="ce19"/>
        </table:table-row>
        <table:table-row table:style-name="ro5">
          <table:table-cell table:number-columns-repeated="5" table:style-name="ce56"/>
          <table:table-cell table:number-columns-repeated="16379" table:style-name="ce19"/>
        </table:table-row>
        <table:table-row table:style-name="ro3">
          <table:table-cell office:value-type="string" table:style-name="ce57">
            <text:p>EMPLEADO</text:p>
          </table:table-cell>
          <table:table-cell office:value-type="string" table:style-name="ce57">
            <text:p>SUELDO BASE</text:p>
          </table:table-cell>
          <table:table-cell office:value-type="string" table:style-name="ce57">
            <text:p>DESCUENTO AFP</text:p>
          </table:table-cell>
          <table:table-cell office:value-type="string" table:style-name="ce57">
            <text:p>DESCUENTO SALUD</text:p>
          </table:table-cell>
          <table:table-cell office:value-type="string" table:style-name="ce57">
            <text:p>LÍQUIDO A PAGAR</text:p>
          </table:table-cell>
          <table:table-cell table:number-columns-repeated="16379" table:style-name="ce19"/>
        </table:table-row>
        <table:table-row table:style-name="ro2">
          <table:table-cell office:value-type="string" table:style-name="ce58">
            <text:p>Juan</text:p>
          </table:table-cell>
          <table:table-cell office:value-type="currency" office:value="351000" table:style-name="ce125">
            <text:p>$351,000</text:p>
          </table:table-cell>
          <table:table-cell office:value-type="currency" office:value="42120" table:formula="of:=[.B6]*[.$B$3]" table:style-name="ce125">
            <text:p>$42,120</text:p>
          </table:table-cell>
          <table:table-cell office:value-type="currency" office:value="24570.000000000004" table:formula="of:=[.B6]*[.$E$3]" table:style-name="ce125">
            <text:p>$24,570</text:p>
          </table:table-cell>
          <table:table-cell office:value-type="currency" office:value="284310" table:formula="of:=[.B6]-[.C6]-[.D6]" table:style-name="ce125">
            <text:p>$284,310</text:p>
          </table:table-cell>
          <table:table-cell table:style-name="ce19"/>
          <table:table-cell office:value-type="float" office:value="42120" table:formula="of:=[.B6]*[.$B$3]" table:style-name="ce85">
            <text:p>42120</text:p>
          </table:table-cell>
          <table:table-cell office:value-type="float" office:value="24570.000000000004" table:formula="of:=[.B6]*[.$E$3]" table:style-name="ce85">
            <text:p>24570</text:p>
          </table:table-cell>
          <table:table-cell office:value-type="float" office:value="284310" table:formula="of:=[.B6]-[.G6]-[.H6]" table:style-name="ce85">
            <text:p>284310</text:p>
          </table:table-cell>
          <table:table-cell office:value-type="float" office:value="1" table:formula="of:=IF(AND([.C6]=[.G6];ISFORMULA([.C6]));1;0)" table:style-name="ce85">
            <text:p>1</text:p>
          </table:table-cell>
          <table:table-cell office:value-type="float" office:value="1" table:formula="of:=IF(AND([.D6]=[.H6];ISFORMULA([.D6]));1;0)" table:style-name="ce85">
            <text:p>1</text:p>
          </table:table-cell>
          <table:table-cell office:value-type="float" office:value="1" table:formula="of:=IF(AND([.E6]=[.I6];ISFORMULA([.E6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María</text:p>
          </table:table-cell>
          <table:table-cell office:value-type="currency" office:value="372000" table:style-name="ce125">
            <text:p>$372,000</text:p>
          </table:table-cell>
          <table:table-cell office:value-type="currency" office:value="44640" table:formula="of:=[.B7]*[.$B$3]" table:style-name="ce125">
            <text:p>$44,640</text:p>
          </table:table-cell>
          <table:table-cell office:value-type="currency" office:value="26040.000000000004" table:formula="of:=[.B7]*[.$E$3]" table:style-name="ce125">
            <text:p>$26,040</text:p>
          </table:table-cell>
          <table:table-cell office:value-type="currency" office:value="301320" table:formula="of:=[.B7]-[.C7]-[.D7]" table:style-name="ce125">
            <text:p>$301,320</text:p>
          </table:table-cell>
          <table:table-cell table:style-name="ce19"/>
          <table:table-cell office:value-type="float" office:value="44640" table:formula="of:=[.B7]*[.$B$3]" table:style-name="ce85">
            <text:p>44640</text:p>
          </table:table-cell>
          <table:table-cell office:value-type="float" office:value="26040.000000000004" table:formula="of:=[.B7]*[.$E$3]" table:style-name="ce85">
            <text:p>26040</text:p>
          </table:table-cell>
          <table:table-cell office:value-type="float" office:value="301320" table:formula="of:=[.B7]-[.G7]-[.H7]" table:style-name="ce85">
            <text:p>301320</text:p>
          </table:table-cell>
          <table:table-cell office:value-type="float" office:value="1" table:formula="of:=IF(AND([.C7]=[.G7];ISFORMULA([.C7]));1;0)" table:style-name="ce85">
            <text:p>1</text:p>
          </table:table-cell>
          <table:table-cell office:value-type="float" office:value="1" table:formula="of:=IF(AND([.D7]=[.H7];ISFORMULA([.D7]));1;0)" table:style-name="ce85">
            <text:p>1</text:p>
          </table:table-cell>
          <table:table-cell office:value-type="float" office:value="1" table:formula="of:=IF(AND([.E7]=[.I7];ISFORMULA([.E7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Angel</text:p>
          </table:table-cell>
          <table:table-cell office:value-type="currency" office:value="441000" table:style-name="ce125">
            <text:p>$441,000</text:p>
          </table:table-cell>
          <table:table-cell office:value-type="currency" office:value="52920" table:formula="of:=[.B8]*[.$B$3]" table:style-name="ce125">
            <text:p>$52,920</text:p>
          </table:table-cell>
          <table:table-cell office:value-type="currency" office:value="30870.000000000004" table:formula="of:=[.B8]*[.$E$3]" table:style-name="ce125">
            <text:p>$30,870</text:p>
          </table:table-cell>
          <table:table-cell office:value-type="currency" office:value="357210" table:formula="of:=[.B8]-[.C8]-[.D8]" table:style-name="ce125">
            <text:p>$357,210</text:p>
          </table:table-cell>
          <table:table-cell table:style-name="ce19"/>
          <table:table-cell office:value-type="float" office:value="52920" table:formula="of:=[.B8]*[.$B$3]" table:style-name="ce85">
            <text:p>52920</text:p>
          </table:table-cell>
          <table:table-cell office:value-type="float" office:value="30870.000000000004" table:formula="of:=[.B8]*[.$E$3]" table:style-name="ce85">
            <text:p>30870</text:p>
          </table:table-cell>
          <table:table-cell office:value-type="float" office:value="357210" table:formula="of:=[.B8]-[.G8]-[.H8]" table:style-name="ce85">
            <text:p>357210</text:p>
          </table:table-cell>
          <table:table-cell office:value-type="float" office:value="1" table:formula="of:=IF(AND([.C8]=[.G8];ISFORMULA([.C8]));1;0)" table:style-name="ce85">
            <text:p>1</text:p>
          </table:table-cell>
          <table:table-cell office:value-type="float" office:value="1" table:formula="of:=IF(AND([.D8]=[.H8];ISFORMULA([.D8]));1;0)" table:style-name="ce85">
            <text:p>1</text:p>
          </table:table-cell>
          <table:table-cell office:value-type="float" office:value="1" table:formula="of:=IF(AND([.E8]=[.I8];ISFORMULA([.E8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Kiara</text:p>
          </table:table-cell>
          <table:table-cell office:value-type="currency" office:value="488000" table:style-name="ce125">
            <text:p>$488,000</text:p>
          </table:table-cell>
          <table:table-cell office:value-type="currency" office:value="58560" table:formula="of:=[.B9]*[.$B$3]" table:style-name="ce125">
            <text:p>$58,560</text:p>
          </table:table-cell>
          <table:table-cell office:value-type="currency" office:value="34160" table:formula="of:=[.B9]*[.$E$3]" table:style-name="ce125">
            <text:p>$34,160</text:p>
          </table:table-cell>
          <table:table-cell office:value-type="currency" office:value="395280" table:formula="of:=[.B9]-[.C9]-[.D9]" table:style-name="ce125">
            <text:p>$395,280</text:p>
          </table:table-cell>
          <table:table-cell table:style-name="ce19"/>
          <table:table-cell office:value-type="float" office:value="58560" table:formula="of:=[.B9]*[.$B$3]" table:style-name="ce85">
            <text:p>58560</text:p>
          </table:table-cell>
          <table:table-cell office:value-type="float" office:value="34160" table:formula="of:=[.B9]*[.$E$3]" table:style-name="ce85">
            <text:p>34160</text:p>
          </table:table-cell>
          <table:table-cell office:value-type="float" office:value="395280" table:formula="of:=[.B9]-[.G9]-[.H9]" table:style-name="ce85">
            <text:p>395280</text:p>
          </table:table-cell>
          <table:table-cell office:value-type="float" office:value="1" table:formula="of:=IF(AND([.C9]=[.G9];ISFORMULA([.C9]));1;0)" table:style-name="ce85">
            <text:p>1</text:p>
          </table:table-cell>
          <table:table-cell office:value-type="float" office:value="1" table:formula="of:=IF(AND([.D9]=[.H9];ISFORMULA([.D9]));1;0)" table:style-name="ce85">
            <text:p>1</text:p>
          </table:table-cell>
          <table:table-cell office:value-type="float" office:value="1" table:formula="of:=IF(AND([.E9]=[.I9];ISFORMULA([.E9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Tiare</text:p>
          </table:table-cell>
          <table:table-cell office:value-type="currency" office:value="471000" table:style-name="ce125">
            <text:p>$471,000</text:p>
          </table:table-cell>
          <table:table-cell office:value-type="currency" office:value="56520" table:formula="of:=[.B10]*[.$B$3]" table:style-name="ce125">
            <text:p>$56,520</text:p>
          </table:table-cell>
          <table:table-cell office:value-type="currency" office:value="32970" table:formula="of:=[.B10]*[.$E$3]" table:style-name="ce125">
            <text:p>$32,970</text:p>
          </table:table-cell>
          <table:table-cell office:value-type="currency" office:value="381510" table:formula="of:=[.B10]-[.C10]-[.D10]" table:style-name="ce125">
            <text:p>$381,510</text:p>
          </table:table-cell>
          <table:table-cell table:style-name="ce19"/>
          <table:table-cell office:value-type="float" office:value="56520" table:formula="of:=[.B10]*[.$B$3]" table:style-name="ce85">
            <text:p>56520</text:p>
          </table:table-cell>
          <table:table-cell office:value-type="float" office:value="32970" table:formula="of:=[.B10]*[.$E$3]" table:style-name="ce85">
            <text:p>32970</text:p>
          </table:table-cell>
          <table:table-cell office:value-type="float" office:value="381510" table:formula="of:=[.B10]-[.G10]-[.H10]" table:style-name="ce85">
            <text:p>381510</text:p>
          </table:table-cell>
          <table:table-cell office:value-type="float" office:value="1" table:formula="of:=IF(AND([.C10]=[.G10];ISFORMULA([.C10]));1;0)" table:style-name="ce85">
            <text:p>1</text:p>
          </table:table-cell>
          <table:table-cell office:value-type="float" office:value="1" table:formula="of:=IF(AND([.D10]=[.H10];ISFORMULA([.D10]));1;0)" table:style-name="ce85">
            <text:p>1</text:p>
          </table:table-cell>
          <table:table-cell office:value-type="float" office:value="1" table:formula="of:=IF(AND([.E10]=[.I10];ISFORMULA([.E10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Aurora</text:p>
          </table:table-cell>
          <table:table-cell office:value-type="currency" office:value="455000" table:style-name="ce125">
            <text:p>$455,000</text:p>
          </table:table-cell>
          <table:table-cell office:value-type="currency" office:value="54600" table:formula="of:=[.B11]*[.$B$3]" table:style-name="ce125">
            <text:p>$54,600</text:p>
          </table:table-cell>
          <table:table-cell office:value-type="currency" office:value="31850.000000000004" table:formula="of:=[.B11]*[.$E$3]" table:style-name="ce125">
            <text:p>$31,850</text:p>
          </table:table-cell>
          <table:table-cell office:value-type="currency" office:value="368550" table:formula="of:=[.B11]-[.C11]-[.D11]" table:style-name="ce125">
            <text:p>$368,550</text:p>
          </table:table-cell>
          <table:table-cell table:style-name="ce19"/>
          <table:table-cell office:value-type="float" office:value="54600" table:formula="of:=[.B11]*[.$B$3]" table:style-name="ce85">
            <text:p>54600</text:p>
          </table:table-cell>
          <table:table-cell office:value-type="float" office:value="31850.000000000004" table:formula="of:=[.B11]*[.$E$3]" table:style-name="ce85">
            <text:p>31850</text:p>
          </table:table-cell>
          <table:table-cell office:value-type="float" office:value="368550" table:formula="of:=[.B11]-[.G11]-[.H11]" table:style-name="ce85">
            <text:p>368550</text:p>
          </table:table-cell>
          <table:table-cell office:value-type="float" office:value="1" table:formula="of:=IF(AND([.C11]=[.G11];ISFORMULA([.C11]));1;0)" table:style-name="ce85">
            <text:p>1</text:p>
          </table:table-cell>
          <table:table-cell office:value-type="float" office:value="1" table:formula="of:=IF(AND([.D11]=[.H11];ISFORMULA([.D11]));1;0)" table:style-name="ce85">
            <text:p>1</text:p>
          </table:table-cell>
          <table:table-cell office:value-type="float" office:value="1" table:formula="of:=IF(AND([.E11]=[.I11];ISFORMULA([.E11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Darian</text:p>
          </table:table-cell>
          <table:table-cell office:value-type="currency" office:value="343000" table:style-name="ce125">
            <text:p>$343,000</text:p>
          </table:table-cell>
          <table:table-cell office:value-type="currency" office:value="41160" table:formula="of:=[.B12]*[.$B$3]" table:style-name="ce125">
            <text:p>$41,160</text:p>
          </table:table-cell>
          <table:table-cell office:value-type="currency" office:value="24010.000000000004" table:formula="of:=[.B12]*[.$E$3]" table:style-name="ce125">
            <text:p>$24,010</text:p>
          </table:table-cell>
          <table:table-cell office:value-type="currency" office:value="277830" table:formula="of:=[.B12]-[.C12]-[.D12]" table:style-name="ce125">
            <text:p>$277,830</text:p>
          </table:table-cell>
          <table:table-cell table:style-name="ce19"/>
          <table:table-cell office:value-type="float" office:value="41160" table:formula="of:=[.B12]*[.$B$3]" table:style-name="ce85">
            <text:p>41160</text:p>
          </table:table-cell>
          <table:table-cell office:value-type="float" office:value="24010.000000000004" table:formula="of:=[.B12]*[.$E$3]" table:style-name="ce85">
            <text:p>24010</text:p>
          </table:table-cell>
          <table:table-cell office:value-type="float" office:value="277830" table:formula="of:=[.B12]-[.G12]-[.H12]" table:style-name="ce85">
            <text:p>277830</text:p>
          </table:table-cell>
          <table:table-cell office:value-type="float" office:value="1" table:formula="of:=IF(AND([.C12]=[.G12];ISFORMULA([.C12]));1;0)" table:style-name="ce85">
            <text:p>1</text:p>
          </table:table-cell>
          <table:table-cell office:value-type="float" office:value="1" table:formula="of:=IF(AND([.D12]=[.H12];ISFORMULA([.D12]));1;0)" table:style-name="ce85">
            <text:p>1</text:p>
          </table:table-cell>
          <table:table-cell office:value-type="float" office:value="1" table:formula="of:=IF(AND([.E12]=[.I12];ISFORMULA([.E12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Inti</text:p>
          </table:table-cell>
          <table:table-cell office:value-type="currency" office:value="314000" table:style-name="ce125">
            <text:p>$314,000</text:p>
          </table:table-cell>
          <table:table-cell office:value-type="currency" office:value="37680" table:formula="of:=[.B13]*[.$B$3]" table:style-name="ce125">
            <text:p>$37,680</text:p>
          </table:table-cell>
          <table:table-cell office:value-type="currency" office:value="21980.000000000004" table:formula="of:=[.B13]*[.$E$3]" table:style-name="ce125">
            <text:p>$21,980</text:p>
          </table:table-cell>
          <table:table-cell office:value-type="currency" office:value="254340" table:formula="of:=[.B13]-[.C13]-[.D13]" table:style-name="ce125">
            <text:p>$254,340</text:p>
          </table:table-cell>
          <table:table-cell table:style-name="ce19"/>
          <table:table-cell office:value-type="float" office:value="37680" table:formula="of:=[.B13]*[.$B$3]" table:style-name="ce85">
            <text:p>37680</text:p>
          </table:table-cell>
          <table:table-cell office:value-type="float" office:value="21980.000000000004" table:formula="of:=[.B13]*[.$E$3]" table:style-name="ce85">
            <text:p>21980</text:p>
          </table:table-cell>
          <table:table-cell office:value-type="float" office:value="254340" table:formula="of:=[.B13]-[.G13]-[.H13]" table:style-name="ce85">
            <text:p>254340</text:p>
          </table:table-cell>
          <table:table-cell office:value-type="float" office:value="1" table:formula="of:=IF(AND([.C13]=[.G13];ISFORMULA([.C13]));1;0)" table:style-name="ce85">
            <text:p>1</text:p>
          </table:table-cell>
          <table:table-cell office:value-type="float" office:value="1" table:formula="of:=IF(AND([.D13]=[.H13];ISFORMULA([.D13]));1;0)" table:style-name="ce85">
            <text:p>1</text:p>
          </table:table-cell>
          <table:table-cell office:value-type="float" office:value="1" table:formula="of:=IF(AND([.E13]=[.I13];ISFORMULA([.E13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Aylen</text:p>
          </table:table-cell>
          <table:table-cell office:value-type="currency" office:value="340000" table:style-name="ce125">
            <text:p>$340,000</text:p>
          </table:table-cell>
          <table:table-cell office:value-type="currency" office:value="40800" table:formula="of:=[.B14]*[.$B$3]" table:style-name="ce125">
            <text:p>$40,800</text:p>
          </table:table-cell>
          <table:table-cell office:value-type="currency" office:value="23800.000000000004" table:formula="of:=[.B14]*[.$E$3]" table:style-name="ce125">
            <text:p>$23,800</text:p>
          </table:table-cell>
          <table:table-cell office:value-type="currency" office:value="275400" table:formula="of:=[.B14]-[.C14]-[.D14]" table:style-name="ce125">
            <text:p>$275,400</text:p>
          </table:table-cell>
          <table:table-cell table:style-name="ce19"/>
          <table:table-cell office:value-type="float" office:value="40800" table:formula="of:=[.B14]*[.$B$3]" table:style-name="ce85">
            <text:p>40800</text:p>
          </table:table-cell>
          <table:table-cell office:value-type="float" office:value="23800.000000000004" table:formula="of:=[.B14]*[.$E$3]" table:style-name="ce85">
            <text:p>23800</text:p>
          </table:table-cell>
          <table:table-cell office:value-type="float" office:value="275400" table:formula="of:=[.B14]-[.G14]-[.H14]" table:style-name="ce85">
            <text:p>275400</text:p>
          </table:table-cell>
          <table:table-cell office:value-type="float" office:value="1" table:formula="of:=IF(AND([.C14]=[.G14];ISFORMULA([.C14]));1;0)" table:style-name="ce85">
            <text:p>1</text:p>
          </table:table-cell>
          <table:table-cell office:value-type="float" office:value="1" table:formula="of:=IF(AND([.D14]=[.H14];ISFORMULA([.D14]));1;0)" table:style-name="ce85">
            <text:p>1</text:p>
          </table:table-cell>
          <table:table-cell office:value-type="float" office:value="1" table:formula="of:=IF(AND([.E14]=[.I14];ISFORMULA([.E14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Nicolle</text:p>
          </table:table-cell>
          <table:table-cell office:value-type="currency" office:value="469000" table:style-name="ce125">
            <text:p>$469,000</text:p>
          </table:table-cell>
          <table:table-cell office:value-type="currency" office:value="56280" table:formula="of:=[.B15]*[.$B$3]" table:style-name="ce125">
            <text:p>$56,280</text:p>
          </table:table-cell>
          <table:table-cell office:value-type="currency" office:value="32830" table:formula="of:=[.B15]*[.$E$3]" table:style-name="ce125">
            <text:p>$32,830</text:p>
          </table:table-cell>
          <table:table-cell office:value-type="currency" office:value="379890" table:formula="of:=[.B15]-[.C15]-[.D15]" table:style-name="ce125">
            <text:p>$379,890</text:p>
          </table:table-cell>
          <table:table-cell table:style-name="ce19"/>
          <table:table-cell office:value-type="float" office:value="56280" table:formula="of:=[.B15]*[.$B$3]" table:style-name="ce85">
            <text:p>56280</text:p>
          </table:table-cell>
          <table:table-cell office:value-type="float" office:value="32830" table:formula="of:=[.B15]*[.$E$3]" table:style-name="ce85">
            <text:p>32830</text:p>
          </table:table-cell>
          <table:table-cell office:value-type="float" office:value="379890" table:formula="of:=[.B15]-[.G15]-[.H15]" table:style-name="ce85">
            <text:p>379890</text:p>
          </table:table-cell>
          <table:table-cell office:value-type="float" office:value="1" table:formula="of:=IF(AND([.C15]=[.G15];ISFORMULA([.C15]));1;0)" table:style-name="ce85">
            <text:p>1</text:p>
          </table:table-cell>
          <table:table-cell office:value-type="float" office:value="1" table:formula="of:=IF(AND([.D15]=[.H15];ISFORMULA([.D15]));1;0)" table:style-name="ce85">
            <text:p>1</text:p>
          </table:table-cell>
          <table:table-cell office:value-type="float" office:value="1" table:formula="of:=IF(AND([.E15]=[.I15];ISFORMULA([.E15]));1;0)" table:style-name="ce8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58">
            <text:p>Victoria</text:p>
          </table:table-cell>
          <table:table-cell office:value-type="currency" office:value="345000" table:style-name="ce125">
            <text:p>$345,000</text:p>
          </table:table-cell>
          <table:table-cell office:value-type="currency" office:value="41400" table:formula="of:=[.B16]*[.$B$3]" table:style-name="ce125">
            <text:p>$41,400</text:p>
          </table:table-cell>
          <table:table-cell office:value-type="currency" office:value="24150.000000000004" table:formula="of:=[.B16]*[.$E$3]" table:style-name="ce125">
            <text:p>$24,150</text:p>
          </table:table-cell>
          <table:table-cell office:value-type="currency" office:value="279450" table:formula="of:=[.B16]-[.C16]-[.D16]" table:style-name="ce125">
            <text:p>$279,450</text:p>
          </table:table-cell>
          <table:table-cell table:style-name="ce19"/>
          <table:table-cell office:value-type="float" office:value="41400" table:formula="of:=[.B16]*[.$B$3]" table:style-name="ce85">
            <text:p>41400</text:p>
          </table:table-cell>
          <table:table-cell office:value-type="float" office:value="24150.000000000004" table:formula="of:=[.B16]*[.$E$3]" table:style-name="ce85">
            <text:p>24150</text:p>
          </table:table-cell>
          <table:table-cell office:value-type="float" office:value="279450" table:formula="of:=[.B16]-[.G16]-[.H16]" table:style-name="ce85">
            <text:p>279450</text:p>
          </table:table-cell>
          <table:table-cell office:value-type="float" office:value="1" table:formula="of:=IF(AND([.C16]=[.G16];ISFORMULA([.C16]));1;0)" table:style-name="ce85">
            <text:p>1</text:p>
          </table:table-cell>
          <table:table-cell office:value-type="float" office:value="1" table:formula="of:=IF(AND([.D16]=[.H16];ISFORMULA([.D16]));1;0)" table:style-name="ce85">
            <text:p>1</text:p>
          </table:table-cell>
          <table:table-cell office:value-type="float" office:value="1" table:formula="of:=IF(AND([.E16]=[.I16];ISFORMULA([.E16]));1;0)" table:style-name="ce85">
            <text:p>1</text:p>
          </table:table-cell>
          <table:table-cell table:number-columns-repeated="16372"/>
        </table:table-row>
        <table:table-row table:style-name="ro4">
          <table:table-cell table:number-columns-repeated="16384" table:style-name="ce19"/>
        </table:table-row>
        <table:table-row table:style-name="ro3">
          <table:table-cell office:value-type="string" table:style-name="ce59">
            <text:p>Cuanto gana el empleado mejor pagado( líquido)?</text:p>
          </table:table-cell>
          <table:table-cell table:number-columns-repeated="2" table:style-name="ce19"/>
          <table:table-cell table:style-name="ce126"/>
          <table:table-cell table:style-name="ce19"/>
          <table:table-cell office:value-type="string" office:string-value="" table:formula="of:=IF(AND(ISFORMULA([.D18]);[.D18]=MAX([.E6:.E16]));&quot;Correcto&quot;;&quot;&quot;)" table:style-name="ce141"/>
          <table:table-cell table:number-columns-repeated="16378"/>
        </table:table-row>
        <table:table-row table:style-name="ro3">
          <table:table-cell table:style-name="ce59"/>
          <table:table-cell table:number-columns-repeated="4" table:style-name="ce19"/>
          <table:table-cell table:style-name="ce141"/>
          <table:table-cell table:number-columns-repeated="16378"/>
        </table:table-row>
        <table:table-row table:style-name="ro3">
          <table:table-cell office:value-type="string" table:style-name="ce59">
            <text:p>Cuanto gana el empleado peor pagado (líquido)?</text:p>
          </table:table-cell>
          <table:table-cell table:number-columns-repeated="2" table:style-name="ce19"/>
          <table:table-cell table:style-name="ce126"/>
          <table:table-cell table:style-name="ce19"/>
          <table:table-cell office:value-type="string" office:string-value="" table:formula="of:=IF(AND(ISFORMULA([.D20]);[.D20]=MIN([.$E$6:.$E$16]));&quot;Correcto&quot;;&quot;&quot;)" table:style-name="ce141"/>
          <table:table-cell table:number-columns-repeated="16378"/>
        </table:table-row>
        <table:table-row table:style-name="ro3">
          <table:table-cell table:style-name="ce59"/>
          <table:table-cell table:number-columns-repeated="4" table:style-name="ce19"/>
          <table:table-cell table:style-name="ce141"/>
          <table:table-cell table:number-columns-repeated="16378"/>
        </table:table-row>
        <table:table-row table:style-name="ro3">
          <table:table-cell office:value-type="string" table:style-name="ce59">
            <text:p>Cuanto es el promedio de los sueldos (líquido)?</text:p>
          </table:table-cell>
          <table:table-cell table:number-columns-repeated="2" table:style-name="ce19"/>
          <table:table-cell table:style-name="ce126"/>
          <table:table-cell table:style-name="ce19"/>
          <table:table-cell office:value-type="string" office:string-value="" table:formula="of:=IF(AND(ISFORMULA([.D22]);[.D22]=IFERROR(AVERAGE([.$E$6:.$E$16]);0));&quot;Correcto&quot;;&quot;&quot;)" table:style-name="ce141"/>
          <table:table-cell table:number-columns-repeated="16378"/>
        </table:table-row>
        <table:table-row table:style-name="ro3">
          <table:table-cell table:style-name="ce59"/>
          <table:table-cell table:number-columns-repeated="4" table:style-name="ce19"/>
          <table:table-cell table:style-name="ce141"/>
          <table:table-cell table:number-columns-repeated="16378"/>
        </table:table-row>
        <table:table-row table:style-name="ro3">
          <table:table-cell office:value-type="string" table:style-name="ce59">
            <text:p>Cual es el total a pagar en sueldos (líquido)?</text:p>
          </table:table-cell>
          <table:table-cell table:number-columns-repeated="2" table:style-name="ce19"/>
          <table:table-cell table:style-name="ce126"/>
          <table:table-cell table:style-name="ce19"/>
          <table:table-cell office:value-type="string" office:string-value="" table:formula="of:=IF(AND(ISFORMULA([.D24]);[.D24]=SUM([.$E$6:.$E$16]));&quot;Correcto&quot;;&quot;&quot;)" table:style-name="ce141"/>
          <table:table-cell table:number-columns-repeated="16378"/>
        </table:table-row>
        <table:table-row table:style-name="ro3">
          <table:table-cell table:style-name="ce59"/>
          <table:table-cell table:number-columns-repeated="4" table:style-name="ce19"/>
          <table:table-cell table:style-name="ce141"/>
          <table:table-cell table:number-columns-repeated="16378"/>
        </table:table-row>
        <table:table-row table:style-name="ro3">
          <table:table-cell office:value-type="string" table:style-name="ce59">
            <text:p>Cuantos empleados hay en la nomina?</text:p>
          </table:table-cell>
          <table:table-cell table:number-columns-repeated="2" table:style-name="ce19"/>
          <table:table-cell table:style-name="ce60"/>
          <table:table-cell table:style-name="ce19"/>
          <table:table-cell office:value-type="string" office:string-value="" table:formula="of:=IF(AND(ISFORMULA([.D26]);[.D26]=COUNT([.$E$6:.$E$16]));&quot;Correcto&quot;;&quot;&quot;)" table:style-name="ce141"/>
          <table:table-cell table:number-columns-repeated="16378"/>
        </table:table-row>
        <table:table-row table:number-rows-repeated="1048550" table:style-name="ro6">
          <table:table-cell table:number-columns-repeated="16384"/>
        </table:table-row>
      </table:table>
      <table:table table:name="Act_2" table:style-name="ta2">
        <table:table-column table:style-name="co11" table:default-cell-style-name="ce19"/>
        <table:table-column table:style-name="co12" table:default-cell-style-name="ce19"/>
        <table:table-column table:style-name="co2" table:number-columns-repeated="16382" table:default-cell-style-name="ce19"/>
        <table:table-row table:style-name="ro2">
          <table:table-cell office:value-type="string" table:style-name="ce52">
            <text:p>1.- Calcule El Promedio De Notas De Cada Alumno</text:p>
          </table:table-cell>
          <table:table-cell table:number-columns-repeated="5" table:style-name="ce61"/>
          <table:table-cell table:number-columns-repeated="16378" table:style-name="ce19"/>
        </table:table-row>
        <table:table-row table:style-name="ro2">
          <table:table-cell office:value-type="string" table:style-name="ce52">
            <text:p>2.- Complete El Cuadro Que Aparece Al Final</text:p>
          </table:table-cell>
          <table:table-cell table:number-columns-repeated="5" table:style-name="ce61"/>
          <table:table-cell table:number-columns-repeated="16378" table:style-name="ce19"/>
        </table:table-row>
        <table:table-row table:style-name="ro2">
          <table:table-cell office:value-type="string" table:style-name="ce52">
            <text:p>3.- De Un Formato Adecuado</text:p>
          </table:table-cell>
          <table:table-cell table:number-columns-repeated="5" table:style-name="ce61"/>
          <table:table-cell table:number-columns-repeated="16378" table:style-name="ce19"/>
        </table:table-row>
        <table:table-row table:style-name="ro6">
          <table:table-cell table:number-columns-repeated="7" table:style-name="ce19"/>
          <table:table-cell office:value-type="string" office:string-value="Correcto" table:formula="of:=IF(SUM([.H6:.H11])=6;&quot;Correcto&quot;;&quot;&quot;)" table:style-name="ce142">
            <text:p>Correcto</text:p>
          </table:table-cell>
          <table:table-cell table:number-columns-repeated="16376"/>
        </table:table-row>
        <table:table-row table:style-name="ro2">
          <table:table-cell office:value-type="string" table:style-name="ce62">
            <text:p>Nombre</text:p>
          </table:table-cell>
          <table:table-cell office:value-type="string" table:style-name="ce62">
            <text:p>Nota 1</text:p>
          </table:table-cell>
          <table:table-cell office:value-type="string" table:style-name="ce62">
            <text:p>Nota 2</text:p>
          </table:table-cell>
          <table:table-cell office:value-type="string" table:style-name="ce62">
            <text:p>Nota 3</text:p>
          </table:table-cell>
          <table:table-cell office:value-type="string" table:style-name="ce62">
            <text:p>Nota 4</text:p>
          </table:table-cell>
          <table:table-cell office:value-type="string" table:style-name="ce62">
            <text:p>Promedio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62">
            <text:p>Arturo Castro</text:p>
          </table:table-cell>
          <table:table-cell office:value-type="float" office:value="6.5" table:style-name="ce62">
            <text:p>6.5</text:p>
          </table:table-cell>
          <table:table-cell office:value-type="float" office:value="5.5" table:style-name="ce62">
            <text:p>5.5</text:p>
          </table:table-cell>
          <table:table-cell office:value-type="float" office:value="5.0999999999999996" table:style-name="ce62">
            <text:p>5.1</text:p>
          </table:table-cell>
          <table:table-cell office:value-type="float" office:value="5.9" table:style-name="ce62">
            <text:p>5.9</text:p>
          </table:table-cell>
          <table:table-cell office:value-type="float" office:value="5.75" table:formula="of:=AVERAGE([.B6:.E6])" table:style-name="ce62">
            <text:p>5.75</text:p>
          </table:table-cell>
          <table:table-cell table:style-name="ce19"/>
          <table:table-cell office:value-type="float" office:value="1" table:formula="of:=IF([.F6]=AVERAGE([.B6:.E6]);1;0)" table:style-name="ce85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62">
            <text:p>Angel Zapata</text:p>
          </table:table-cell>
          <table:table-cell office:value-type="float" office:value="5" table:style-name="ce62">
            <text:p>5</text:p>
          </table:table-cell>
          <table:table-cell office:value-type="float" office:value="4.5999999999999996" table:style-name="ce62">
            <text:p>4.6</text:p>
          </table:table-cell>
          <table:table-cell office:value-type="float" office:value="4.0999999999999996" table:style-name="ce63">
            <text:p>4.100</text:p>
          </table:table-cell>
          <table:table-cell office:value-type="float" office:value="4.2" table:style-name="ce62">
            <text:p>4.2</text:p>
          </table:table-cell>
          <table:table-cell office:value-type="float" office:value="4.4749999999999996" table:formula="of:=AVERAGE([.B7:.E7])" table:style-name="ce62">
            <text:p>4.475</text:p>
          </table:table-cell>
          <table:table-cell table:style-name="ce19"/>
          <table:table-cell office:value-type="float" office:value="1" table:formula="of:=IF([.F7]=AVERAGE([.B7:.E7]);1;0)" table:style-name="ce85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62">
            <text:p>Marcela Castillo</text:p>
          </table:table-cell>
          <table:table-cell office:value-type="float" office:value="5.8" table:style-name="ce63">
            <text:p>5.800</text:p>
          </table:table-cell>
          <table:table-cell office:value-type="float" office:value="6.4" table:style-name="ce62">
            <text:p>6.4</text:p>
          </table:table-cell>
          <table:table-cell office:value-type="float" office:value="3.4" table:style-name="ce62">
            <text:p>3.4</text:p>
          </table:table-cell>
          <table:table-cell office:value-type="float" office:value="4.8" table:style-name="ce62">
            <text:p>4.8</text:p>
          </table:table-cell>
          <table:table-cell office:value-type="float" office:value="5.0999999999999996" table:formula="of:=AVERAGE([.B8:.E8])" table:style-name="ce62">
            <text:p>5.1</text:p>
          </table:table-cell>
          <table:table-cell table:style-name="ce19"/>
          <table:table-cell office:value-type="float" office:value="1" table:formula="of:=IF([.F8]=AVERAGE([.B8:.E8]);1;0)" table:style-name="ce85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62">
            <text:p>Romina Donoso</text:p>
          </table:table-cell>
          <table:table-cell office:value-type="float" office:value="7" table:style-name="ce62">
            <text:p>7</text:p>
          </table:table-cell>
          <table:table-cell office:value-type="float" office:value="5.9" table:style-name="ce62">
            <text:p>5.9</text:p>
          </table:table-cell>
          <table:table-cell office:value-type="float" office:value="6.1" table:style-name="ce62">
            <text:p>6.1</text:p>
          </table:table-cell>
          <table:table-cell office:value-type="float" office:value="6.3" table:style-name="ce64">
            <text:p>6.30</text:p>
          </table:table-cell>
          <table:table-cell office:value-type="float" office:value="6.3250000000000002" table:formula="of:=AVERAGE([.B9:.E9])" table:style-name="ce62">
            <text:p>6.325</text:p>
          </table:table-cell>
          <table:table-cell table:style-name="ce19"/>
          <table:table-cell office:value-type="float" office:value="1" table:formula="of:=IF([.F9]=AVERAGE([.B9:.E9]);1;0)" table:style-name="ce85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62">
            <text:p>Alberto Lorca</text:p>
          </table:table-cell>
          <table:table-cell office:value-type="float" office:value="4.3" table:style-name="ce62">
            <text:p>4.3</text:p>
          </table:table-cell>
          <table:table-cell office:value-type="float" office:value="5.6" table:style-name="ce64">
            <text:p>5.60</text:p>
          </table:table-cell>
          <table:table-cell office:value-type="float" office:value="5.4" table:style-name="ce62">
            <text:p>5.4</text:p>
          </table:table-cell>
          <table:table-cell office:value-type="float" office:value="2.1" table:style-name="ce62">
            <text:p>2.1</text:p>
          </table:table-cell>
          <table:table-cell office:value-type="float" office:value="4.3499999999999996" table:formula="of:=AVERAGE([.B10:.E10])" table:style-name="ce62">
            <text:p>4.35</text:p>
          </table:table-cell>
          <table:table-cell table:style-name="ce19"/>
          <table:table-cell office:value-type="float" office:value="1" table:formula="of:=IF([.F10]=AVERAGE([.B10:.E10]);1;0)" table:style-name="ce85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62">
            <text:p>Mauricio Jerez</text:p>
          </table:table-cell>
          <table:table-cell office:value-type="float" office:value="6.3" table:style-name="ce62">
            <text:p>6.3</text:p>
          </table:table-cell>
          <table:table-cell office:value-type="float" office:value="2.4" table:style-name="ce62">
            <text:p>2.4</text:p>
          </table:table-cell>
          <table:table-cell office:value-type="float" office:value="5.9" table:style-name="ce62">
            <text:p>5.9</text:p>
          </table:table-cell>
          <table:table-cell office:value-type="float" office:value="6" table:style-name="ce62">
            <text:p>6</text:p>
          </table:table-cell>
          <table:table-cell office:value-type="float" office:value="5.15" table:formula="of:=AVERAGE([.B11:.E11])" table:style-name="ce62">
            <text:p>5.15</text:p>
          </table:table-cell>
          <table:table-cell table:style-name="ce19"/>
          <table:table-cell office:value-type="float" office:value="1" table:formula="of:=IF([.F11]=AVERAGE([.B11:.E11]);1;0)" table:style-name="ce85">
            <text:p>1</text:p>
          </table:table-cell>
          <table:table-cell table:number-columns-repeated="16376"/>
        </table:table-row>
        <table:table-row table:style-name="ro4">
          <table:table-cell table:number-columns-repeated="16384" table:style-name="ce19"/>
        </table:table-row>
        <table:table-row table:style-name="ro7">
          <table:table-cell office:value-type="string" table:style-name="ce65">
            <text:p>El promedio mas alto es:</text:p>
          </table:table-cell>
          <table:table-cell table:style-name="ce118"/>
          <table:table-cell table:style-name="ce66"/>
          <table:table-cell table:style-name="ce19"/>
          <table:table-cell office:value-type="string" office:string-value="" table:formula="of:=IF(AND(ISFORMULA([.C13]);MAX([.$F$6:.$F$11])=[.C13]);&quot;Correcto&quot;;&quot;&quot;)" table:style-name="ce143"/>
          <table:table-cell table:number-columns-repeated="16379" table:style-name="ce19"/>
        </table:table-row>
        <table:table-row table:style-name="ro7">
          <table:table-cell office:value-type="string" table:style-name="ce65">
            <text:p>El promedio mas bajo es:</text:p>
          </table:table-cell>
          <table:table-cell table:style-name="ce118"/>
          <table:table-cell table:style-name="ce66"/>
          <table:table-cell table:style-name="ce19"/>
          <table:table-cell office:value-type="string" office:string-value="" table:formula="of:=IF(AND(ISFORMULA([.C14]);MIN([.$F$6:.$F$11])=[.C14]);&quot;Correcto&quot;;&quot;&quot;)" table:style-name="ce143"/>
          <table:table-cell table:number-columns-repeated="16379" table:style-name="ce19"/>
        </table:table-row>
        <table:table-row table:style-name="ro7">
          <table:table-cell office:value-type="string" table:style-name="ce67">
            <text:p>El numero de alumnos es:</text:p>
          </table:table-cell>
          <table:table-cell table:style-name="ce117"/>
          <table:table-cell table:style-name="ce68"/>
          <table:table-cell table:style-name="ce19"/>
          <table:table-cell office:value-type="string" office:string-value="" table:formula="of:=IF(AND(ISFORMULA([.C15]);COUNT([.$F$6:.$F$11])=[.C15]);&quot;Correcto&quot;;&quot;&quot;)" table:style-name="ce143"/>
          <table:table-cell table:number-columns-repeated="16379" table:style-name="ce19"/>
        </table:table-row>
        <table:table-row table:style-name="ro7">
          <table:table-cell office:value-type="string" table:style-name="ce69">
            <text:p>La nota mas repetida fue el:</text:p>
          </table:table-cell>
          <table:table-cell table:style-name="ce70"/>
          <table:table-cell table:style-name="ce71"/>
          <table:table-cell table:style-name="ce19"/>
          <table:table-cell office:value-type="string" office:string-value="" table:formula="of:=IF(AND(ISFORMULA([.C16]);MODE([.B6:.E11])=[.C16]);&quot;Correcto&quot;;&quot;&quot;)" table:style-name="ce143"/>
          <table:table-cell table:number-columns-repeated="16379" table:style-name="ce19"/>
        </table:table-row>
        <table:table-row table:number-rows-repeated="1048560" table:style-name="ro6">
          <table:table-cell table:number-columns-repeated="16384"/>
        </table:table-row>
      </table:table>
      <table:table table:name="Act_3" table:style-name="ta2"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2" table:number-columns-repeated="16378" table:default-cell-style-name="ce19"/>
        <table:table-row table:style-name="ro6">
          <table:table-cell office:value-type="string" table:style-name="ce61">
            <text:p>Complete el cuadro que aparece al final</text:p>
          </table:table-cell>
          <table:table-cell table:number-columns-repeated="16383" table:style-name="ce19"/>
        </table:table-row>
        <table:table-row table:style-name="ro4">
          <table:table-cell table:number-columns-repeated="16384" table:style-name="ce19"/>
        </table:table-row>
        <table:table-row table:style-name="ro3">
          <table:table-cell office:value-type="string" table:style-name="ce57">
            <text:p>Cliente</text:p>
          </table:table-cell>
          <table:table-cell office:value-type="string" table:style-name="ce57">
            <text:p>Año apertura</text:p>
          </table:table-cell>
          <table:table-cell office:value-type="string" table:style-name="ce57">
            <text:p>Mes apertura</text:p>
          </table:table-cell>
          <table:table-cell office:value-type="string" table:style-name="ce57">
            <text:p>Monto (en miles)</text:p>
          </table:table-cell>
          <table:table-cell office:value-type="string" table:style-name="ce57">
            <text:p>Producto</text:p>
          </table:table-cell>
          <table:table-cell office:value-type="string" table:style-name="ce57">
            <text:p>Región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RENE ANDRES HERVE</text:p>
          </table:table-cell>
          <table:table-cell office:value-type="float" office:value="2007" table:style-name="ce58">
            <text:p>2007</text:p>
          </table:table-cell>
          <table:table-cell office:value-type="string" table:style-name="ce58">
            <text:p>Jul</text:p>
          </table:table-cell>
          <table:table-cell office:value-type="float" office:value="797" table:style-name="ce58">
            <text:p>797</text:p>
          </table:table-cell>
          <table:table-cell office:value-type="string" table:style-name="ce58">
            <text:p>Cuenta Corriente</text:p>
          </table:table-cell>
          <table:table-cell office:value-type="string" table:style-name="ce58">
            <text:p>Viña del Mar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JUANA MARIA</text:p>
          </table:table-cell>
          <table:table-cell office:value-type="float" office:value="2007" table:style-name="ce58">
            <text:p>2007</text:p>
          </table:table-cell>
          <table:table-cell office:value-type="string" table:style-name="ce58">
            <text:p>Oct</text:p>
          </table:table-cell>
          <table:table-cell office:value-type="float" office:value="8165" table:style-name="ce58">
            <text:p>8165</text:p>
          </table:table-cell>
          <table:table-cell office:value-type="string" table:style-name="ce58">
            <text:p>Cuenta Corriente</text:p>
          </table:table-cell>
          <table:table-cell table:style-name="ce58"/>
          <table:table-cell table:number-columns-repeated="16378"/>
        </table:table-row>
        <table:table-row table:style-name="ro2">
          <table:table-cell office:value-type="string" table:style-name="ce72">
            <text:p>INGRID MARGARET</text:p>
          </table:table-cell>
          <table:table-cell office:value-type="float" office:value="2007" table:style-name="ce58">
            <text:p>2007</text:p>
          </table:table-cell>
          <table:table-cell office:value-type="string" table:style-name="ce58">
            <text:p>Dic</text:p>
          </table:table-cell>
          <table:table-cell office:value-type="float" office:value="7047" table:style-name="ce58">
            <text:p>7047</text:p>
          </table:table-cell>
          <table:table-cell office:value-type="string" table:style-name="ce58">
            <text:p>Crédito de Consumo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MAURICIO ANDRES</text:p>
          </table:table-cell>
          <table:table-cell office:value-type="float" office:value="2007" table:style-name="ce58">
            <text:p>2007</text:p>
          </table:table-cell>
          <table:table-cell office:value-type="string" table:style-name="ce58">
            <text:p>Mar</text:p>
          </table:table-cell>
          <table:table-cell office:value-type="float" office:value="6751" table:style-name="ce58">
            <text:p>6751</text:p>
          </table:table-cell>
          <table:table-cell office:value-type="string" table:style-name="ce58">
            <text:p>Crédito de Consumo</text:p>
          </table:table-cell>
          <table:table-cell office:value-type="string" table:style-name="ce58">
            <text:p>Viña del Mar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MIGUEL ANGEL</text:p>
          </table:table-cell>
          <table:table-cell office:value-type="float" office:value="2007" table:style-name="ce58">
            <text:p>2007</text:p>
          </table:table-cell>
          <table:table-cell office:value-type="string" table:style-name="ce58">
            <text:p>Ago</text:p>
          </table:table-cell>
          <table:table-cell office:value-type="float" office:value="900" table:style-name="ce58">
            <text:p>900</text:p>
          </table:table-cell>
          <table:table-cell office:value-type="string" table:style-name="ce58">
            <text:p>Crédito de Consumo</text:p>
          </table:table-cell>
          <table:table-cell table:style-name="ce58"/>
          <table:table-cell table:number-columns-repeated="16378"/>
        </table:table-row>
        <table:table-row table:style-name="ro2">
          <table:table-cell office:value-type="string" table:style-name="ce72">
            <text:p>CATHERINE ANDREA</text:p>
          </table:table-cell>
          <table:table-cell office:value-type="float" office:value="2008" table:style-name="ce58">
            <text:p>2008</text:p>
          </table:table-cell>
          <table:table-cell office:value-type="string" table:style-name="ce58">
            <text:p>Dic</text:p>
          </table:table-cell>
          <table:table-cell office:value-type="float" office:value="7686" table:style-name="ce58">
            <text:p>7686</text:p>
          </table:table-cell>
          <table:table-cell office:value-type="string" table:style-name="ce58">
            <text:p>Cuenta Corriente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PATRICIO RODRIGO</text:p>
          </table:table-cell>
          <table:table-cell office:value-type="float" office:value="2008" table:style-name="ce58">
            <text:p>2008</text:p>
          </table:table-cell>
          <table:table-cell office:value-type="string" table:style-name="ce58">
            <text:p>Feb</text:p>
          </table:table-cell>
          <table:table-cell office:value-type="float" office:value="8076" table:style-name="ce58">
            <text:p>8076</text:p>
          </table:table-cell>
          <table:table-cell office:value-type="string" table:style-name="ce58">
            <text:p>Cuenta Corriente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NANCY ESTER</text:p>
          </table:table-cell>
          <table:table-cell office:value-type="float" office:value="2008" table:style-name="ce58">
            <text:p>2008</text:p>
          </table:table-cell>
          <table:table-cell office:value-type="string" table:style-name="ce58">
            <text:p>Nov</text:p>
          </table:table-cell>
          <table:table-cell office:value-type="float" office:value="650" table:style-name="ce58">
            <text:p>650</text:p>
          </table:table-cell>
          <table:table-cell office:value-type="string" table:style-name="ce58">
            <text:p>Crédito de Consumo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GUILLERMO ORLANDO</text:p>
          </table:table-cell>
          <table:table-cell office:value-type="float" office:value="2008" table:style-name="ce58">
            <text:p>2008</text:p>
          </table:table-cell>
          <table:table-cell office:value-type="string" table:style-name="ce58">
            <text:p>Nov</text:p>
          </table:table-cell>
          <table:table-cell office:value-type="float" office:value="840" table:style-name="ce58">
            <text:p>840</text:p>
          </table:table-cell>
          <table:table-cell office:value-type="string" table:style-name="ce58">
            <text:p>Crédito de Consumo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MARCELA SOLEDAD</text:p>
          </table:table-cell>
          <table:table-cell office:value-type="float" office:value="2009" table:style-name="ce58">
            <text:p>2009</text:p>
          </table:table-cell>
          <table:table-cell office:value-type="string" table:style-name="ce58">
            <text:p>Oct</text:p>
          </table:table-cell>
          <table:table-cell office:value-type="float" office:value="7191" table:style-name="ce58">
            <text:p>7191</text:p>
          </table:table-cell>
          <table:table-cell office:value-type="string" table:style-name="ce58">
            <text:p>Cuenta Corriente</text:p>
          </table:table-cell>
          <table:table-cell table:style-name="ce58"/>
          <table:table-cell table:number-columns-repeated="16378"/>
        </table:table-row>
        <table:table-row table:style-name="ro2">
          <table:table-cell office:value-type="string" table:style-name="ce72">
            <text:p>PATRICIO ARMANDO</text:p>
          </table:table-cell>
          <table:table-cell office:value-type="float" office:value="2009" table:style-name="ce58">
            <text:p>2009</text:p>
          </table:table-cell>
          <table:table-cell office:value-type="string" table:style-name="ce58">
            <text:p>Ene</text:p>
          </table:table-cell>
          <table:table-cell office:value-type="float" office:value="6544" table:style-name="ce58">
            <text:p>6544</text:p>
          </table:table-cell>
          <table:table-cell office:value-type="string" table:style-name="ce58">
            <text:p>Cuenta Corriente</text:p>
          </table:table-cell>
          <table:table-cell office:value-type="string" table:style-name="ce58">
            <text:p>Valparaís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GLADYS ANDREA</text:p>
          </table:table-cell>
          <table:table-cell office:value-type="float" office:value="2009" table:style-name="ce58">
            <text:p>2009</text:p>
          </table:table-cell>
          <table:table-cell office:value-type="string" table:style-name="ce58">
            <text:p>Mar</text:p>
          </table:table-cell>
          <table:table-cell office:value-type="float" office:value="2741" table:style-name="ce58">
            <text:p>2741</text:p>
          </table:table-cell>
          <table:table-cell office:value-type="string" table:style-name="ce58">
            <text:p>visa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VICTOR ANDRES</text:p>
          </table:table-cell>
          <table:table-cell office:value-type="float" office:value="2009" table:style-name="ce58">
            <text:p>2009</text:p>
          </table:table-cell>
          <table:table-cell office:value-type="string" table:style-name="ce58">
            <text:p>Sep</text:p>
          </table:table-cell>
          <table:table-cell office:value-type="float" office:value="865" table:style-name="ce58">
            <text:p>865</text:p>
          </table:table-cell>
          <table:table-cell office:value-type="string" table:style-name="ce58">
            <text:p>visa</text:p>
          </table:table-cell>
          <table:table-cell table:style-name="ce58"/>
          <table:table-cell table:number-columns-repeated="16378"/>
        </table:table-row>
        <table:table-row table:style-name="ro2">
          <table:table-cell office:value-type="string" table:style-name="ce72">
            <text:p>PAOLA ANDREA</text:p>
          </table:table-cell>
          <table:table-cell office:value-type="float" office:value="2010" table:style-name="ce58">
            <text:p>2010</text:p>
          </table:table-cell>
          <table:table-cell office:value-type="string" table:style-name="ce58">
            <text:p>Feb</text:p>
          </table:table-cell>
          <table:table-cell office:value-type="float" office:value="4923" table:style-name="ce58">
            <text:p>4923</text:p>
          </table:table-cell>
          <table:table-cell office:value-type="string" table:style-name="ce58">
            <text:p>visa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FELIPE ANDRES</text:p>
          </table:table-cell>
          <table:table-cell office:value-type="float" office:value="2010" table:style-name="ce58">
            <text:p>2010</text:p>
          </table:table-cell>
          <table:table-cell office:value-type="string" table:style-name="ce58">
            <text:p>Sep</text:p>
          </table:table-cell>
          <table:table-cell office:value-type="float" office:value="750" table:style-name="ce58">
            <text:p>750</text:p>
          </table:table-cell>
          <table:table-cell office:value-type="string" table:style-name="ce58">
            <text:p>Cuenta Corriente</text:p>
          </table:table-cell>
          <table:table-cell office:value-type="string" table:style-name="ce58">
            <text:p>Valparaís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YOHANNA PATRICIA</text:p>
          </table:table-cell>
          <table:table-cell office:value-type="float" office:value="2010" table:style-name="ce58">
            <text:p>2010</text:p>
          </table:table-cell>
          <table:table-cell office:value-type="string" table:style-name="ce58">
            <text:p>Feb</text:p>
          </table:table-cell>
          <table:table-cell office:value-type="float" office:value="4923" table:style-name="ce58">
            <text:p>4923</text:p>
          </table:table-cell>
          <table:table-cell office:value-type="string" table:style-name="ce58">
            <text:p>mastercard</text:p>
          </table:table-cell>
          <table:table-cell office:value-type="string" table:style-name="ce58">
            <text:p>Santiago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GABRIEL ALFONSO</text:p>
          </table:table-cell>
          <table:table-cell office:value-type="float" office:value="2010" table:style-name="ce58">
            <text:p>2010</text:p>
          </table:table-cell>
          <table:table-cell office:value-type="string" table:style-name="ce58">
            <text:p>Sep</text:p>
          </table:table-cell>
          <table:table-cell office:value-type="float" office:value="750" table:style-name="ce58">
            <text:p>750</text:p>
          </table:table-cell>
          <table:table-cell office:value-type="string" table:style-name="ce58">
            <text:p>mastercard</text:p>
          </table:table-cell>
          <table:table-cell office:value-type="string" table:style-name="ce58">
            <text:p>Valparaíso</text:p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16384" table:style-name="ce19"/>
        </table:table-row>
        <table:table-row table:style-name="ro3">
          <table:table-cell office:value-type="string" table:style-name="ce65">
            <text:p>¿Cuantos Clientes Hay en la Tabla?</text:p>
          </table:table-cell>
          <table:table-cell table:style-name="ce66"/>
          <table:table-cell table:style-name="ce19"/>
          <table:table-cell office:value-type="string" office:string-value="" table:formula="of:=IF(AND(ISFORMULA([.B23]);COUNT([.$B$3:.$B$20])=[.B23]);&quot;Correcto&quot;;&quot;&quot;)" table:style-name="ce144"/>
          <table:table-cell table:style-name="ce19"/>
          <table:table-cell table:style-name="ce73"/>
          <table:table-cell table:number-columns-repeated="16378"/>
        </table:table-row>
        <table:table-row table:style-name="ro3">
          <table:table-cell office:value-type="string" table:style-name="ce65">
            <text:p>Total de Montos</text:p>
          </table:table-cell>
          <table:table-cell table:style-name="ce66"/>
          <table:table-cell table:style-name="ce19"/>
          <table:table-cell office:value-type="string" office:string-value="" table:formula="of:=IF(AND(ISFORMULA([.B24]);SUM([.$D$3:.$D$20])=[.B24]);&quot;Correcto&quot;;&quot;&quot;)" table:style-name="ce144"/>
          <table:table-cell table:style-name="ce19"/>
          <table:table-cell table:style-name="ce74"/>
          <table:table-cell table:number-columns-repeated="16378"/>
        </table:table-row>
        <table:table-row table:style-name="ro3">
          <table:table-cell office:value-type="string" table:style-name="ce65">
            <text:p>Promedio de los Montos<text:s/></text:p>
          </table:table-cell>
          <table:table-cell table:style-name="ce66"/>
          <table:table-cell table:style-name="ce19"/>
          <table:table-cell office:value-type="string" office:string-value="" table:formula="of:=IF(AND(ISFORMULA([.B25]);AVERAGE([.$D$3:.$D$20])=[.B25]);&quot;Correcto&quot;;&quot;&quot;)" table:style-name="ce144"/>
          <table:table-cell table:style-name="ce19"/>
          <table:table-cell table:style-name="ce74"/>
          <table:table-cell table:number-columns-repeated="16378"/>
        </table:table-row>
        <table:table-row table:style-name="ro3">
          <table:table-cell office:value-type="string" table:style-name="ce65">
            <text:p>Monto Máximo Cancelado</text:p>
          </table:table-cell>
          <table:table-cell table:style-name="ce66"/>
          <table:table-cell table:style-name="ce19"/>
          <table:table-cell office:value-type="string" office:string-value="" table:formula="of:=IF(AND(ISFORMULA([.B26]);MAX([.$D$3:.$D$20])=[.B26]);&quot;Correcto&quot;;&quot;&quot;)" table:style-name="ce144"/>
          <table:table-cell table:style-name="ce19"/>
          <table:table-cell table:style-name="ce74"/>
          <table:table-cell table:number-columns-repeated="16378"/>
        </table:table-row>
        <table:table-row table:style-name="ro3">
          <table:table-cell office:value-type="string" table:style-name="ce65">
            <text:p>Monto Mínimo Cancelado</text:p>
          </table:table-cell>
          <table:table-cell table:style-name="ce66"/>
          <table:table-cell table:style-name="ce19"/>
          <table:table-cell office:value-type="string" office:string-value="" table:formula="of:=IF(AND(ISFORMULA([.B27]);MIN([.$D$3:.$D$20])=[.B27]);&quot;Correcto&quot;;&quot;&quot;)" table:style-name="ce144"/>
          <table:table-cell table:style-name="ce19"/>
          <table:table-cell table:style-name="ce74"/>
          <table:table-cell table:number-columns-repeated="16378"/>
        </table:table-row>
        <table:table-row table:style-name="ro3">
          <table:table-cell office:value-type="string" table:style-name="ce65">
            <text:p>Cual es el monto más repetido</text:p>
          </table:table-cell>
          <table:table-cell table:style-name="ce66"/>
          <table:table-cell table:style-name="ce19"/>
          <table:table-cell office:value-type="string" office:string-value="" table:formula="of:=IF(AND(ISFORMULA([.B28]);MODE([.$D$3:.$D$20])=[.B28]);&quot;Correcto&quot;;&quot;&quot;)" table:style-name="ce144"/>
          <table:table-cell table:number-columns-repeated="16380" table:style-name="ce19"/>
        </table:table-row>
        <table:table-row table:style-name="ro3">
          <table:table-cell office:value-type="string" table:style-name="ce65">
            <text:p>Cuantos clientes NO tienen region?</text:p>
          </table:table-cell>
          <table:table-cell table:style-name="ce68"/>
          <table:table-cell table:style-name="ce19"/>
          <table:table-cell office:value-type="string" office:string-value="" table:formula="of:=IF(AND(ISFORMULA([.B29]);COUNTBLANK([.$F$3:.$F$20])=[.B29]);&quot;Correcto&quot;;&quot;&quot;)" table:style-name="ce144"/>
          <table:table-cell table:number-columns-repeated="16380" table:style-name="ce19"/>
        </table:table-row>
        <table:table-row table:number-rows-repeated="1048547" table:style-name="ro6">
          <table:table-cell table:number-columns-repeated="16384"/>
        </table:table-row>
      </table:table>
      <table:table table:name="Act_4" table:style-name="ta2">
        <table:table-column table:style-name="co19" table:default-cell-style-name="ce19"/>
        <table:table-column table:style-name="co20" table:default-cell-style-name="ce19"/>
        <table:table-column table:style-name="co2" table:default-cell-style-name="ce19"/>
        <table:table-column table:style-name="co21" table:default-cell-style-name="ce19"/>
        <table:table-column table:style-name="co22" table:default-cell-style-name="ce19"/>
        <table:table-column table:style-name="co2" table:default-cell-style-name="ce19"/>
        <table:table-column table:style-name="co23" table:default-cell-style-name="ce19"/>
        <table:table-column table:style-name="co2" table:number-columns-repeated="16377" table:default-cell-style-name="ce19"/>
        <table:table-row table:style-name="ro6">
          <table:table-cell office:value-type="string" table:style-name="ce61">
            <text:p>Complete el siguiente cuadro:</text:p>
          </table:table-cell>
          <table:table-cell table:number-columns-repeated="16383" table:style-name="ce19"/>
        </table:table-row>
        <table:table-row table:style-name="ro4">
          <table:table-cell table:number-columns-repeated="16384" table:style-name="ce19"/>
        </table:table-row>
        <table:table-row table:style-name="ro8">
          <table:table-cell office:value-type="string" table:style-name="ce65">
            <text:p>Total de $</text:p>
          </table:table-cell>
          <table:table-cell table:style-name="ce120"/>
          <table:table-cell table:number-columns-repeated="2" table:style-name="ce19"/>
          <table:table-cell office:value-type="string" office:string-value="" table:formula="of:=IF(AND(ISFORMULA([.B3]);SUM([.$D$13:.$D$37])=[.B3]);&quot;Correcto&quot;;&quot;&quot;)" table:style-name="ce145"/>
          <table:table-cell table:number-columns-repeated="16379" table:style-name="ce19"/>
        </table:table-row>
        <table:table-row table:style-name="ro8">
          <table:table-cell office:value-type="string" table:style-name="ce65">
            <text:p>Nº de empleados<text:s/></text:p>
          </table:table-cell>
          <table:table-cell table:style-name="ce66"/>
          <table:table-cell table:number-columns-repeated="2" table:style-name="ce19"/>
          <table:table-cell office:value-type="string" office:string-value="" table:formula="of:=IF(AND(ISFORMULA([.B4]);COUNT([.$D$13:.$D$37])=[.B4]);&quot;Correcto&quot;;&quot;&quot;)" table:style-name="ce145"/>
          <table:table-cell table:number-columns-repeated="16379" table:style-name="ce19"/>
        </table:table-row>
        <table:table-row table:style-name="ro8">
          <table:table-cell office:value-type="string" table:style-name="ce65">
            <text:p>Sueldo más alto</text:p>
          </table:table-cell>
          <table:table-cell table:style-name="ce120"/>
          <table:table-cell table:number-columns-repeated="2" table:style-name="ce19"/>
          <table:table-cell office:value-type="string" office:string-value="" table:formula="of:=IF(AND(ISFORMULA([.B5]);MAX([.$D$13:.$D$37])=[.B5]);&quot;Correcto&quot;;&quot;&quot;)" table:style-name="ce145"/>
          <table:table-cell table:number-columns-repeated="16379" table:style-name="ce19"/>
        </table:table-row>
        <table:table-row table:style-name="ro8">
          <table:table-cell office:value-type="string" table:style-name="ce65">
            <text:p>Sueldo más bajo</text:p>
          </table:table-cell>
          <table:table-cell table:style-name="ce120"/>
          <table:table-cell table:number-columns-repeated="2" table:style-name="ce19"/>
          <table:table-cell office:value-type="string" office:string-value="" table:formula="of:=IF(AND(ISFORMULA([.B6]);MIN([.$D$13:.$D$37])=[.B6]);&quot;Correcto&quot;;&quot;&quot;)" table:style-name="ce145"/>
          <table:table-cell table:number-columns-repeated="16379" table:style-name="ce19"/>
        </table:table-row>
        <table:table-row table:style-name="ro8">
          <table:table-cell office:value-type="string" table:style-name="ce65">
            <text:p>Promedio de sueldo</text:p>
          </table:table-cell>
          <table:table-cell table:style-name="ce120"/>
          <table:table-cell table:number-columns-repeated="2" table:style-name="ce19"/>
          <table:table-cell office:value-type="string" office:string-value="" table:formula="of:=IF(AND(ISFORMULA([.B7]);AVERAGE([.$D$13:.$D$37])=[.B7]);&quot;Correcto&quot;;&quot;&quot;)" table:style-name="ce145"/>
          <table:table-cell table:number-columns-repeated="16379" table:style-name="ce19"/>
        </table:table-row>
        <table:table-row table:style-name="ro8">
          <table:table-cell office:value-type="string" table:style-name="ce65">
            <text:p>Promedio de Nº de hijos</text:p>
          </table:table-cell>
          <table:table-cell table:style-name="ce66"/>
          <table:table-cell table:number-columns-repeated="2" table:style-name="ce19"/>
          <table:table-cell office:value-type="string" office:string-value="" table:formula="of:=IF(AND(ISFORMULA([.B8]);AVERAGE([.$F$13:.$F$37])=[.B8]);&quot;Correcto&quot;;&quot;&quot;)" table:style-name="ce145"/>
          <table:table-cell table:number-columns-repeated="16379" table:style-name="ce19"/>
        </table:table-row>
        <table:table-row table:style-name="ro3">
          <table:table-cell office:value-type="string" table:style-name="ce65">
            <text:p>Cuantos empleados no tienen direccion?</text:p>
          </table:table-cell>
          <table:table-cell table:style-name="ce66"/>
          <table:table-cell table:number-columns-repeated="2" table:style-name="ce19"/>
          <table:table-cell office:value-type="string" office:string-value="" table:formula="of:=IF(AND(ISFORMULA([.B9]);COUNTBLANK([.$B$13:.$B$37])=[.B9]);&quot;Correcto&quot;;&quot;&quot;)" table:style-name="ce145"/>
          <table:table-cell table:number-columns-repeated="16379" table:style-name="ce19"/>
        </table:table-row>
        <table:table-row table:style-name="ro3">
          <table:table-cell office:value-type="string" table:style-name="ce65">
            <text:p>¿Cuál es el numero de hijos mas habitual?</text:p>
          </table:table-cell>
          <table:table-cell table:style-name="ce68"/>
          <table:table-cell table:number-columns-repeated="2" table:style-name="ce19"/>
          <table:table-cell office:value-type="string" office:string-value="" table:formula="of:=IF(AND(ISFORMULA([.B10]);MODE([.$F$13:.$F$37])=[.B10]);&quot;Correcto&quot;;&quot;&quot;)" table:style-name="ce145"/>
          <table:table-cell table:number-columns-repeated="16379" table:style-name="ce19"/>
        </table:table-row>
        <table:table-row table:style-name="ro4">
          <table:table-cell table:number-columns-repeated="16384" table:style-name="ce19"/>
        </table:table-row>
        <table:table-row table:style-name="ro9">
          <table:table-cell office:value-type="string" table:style-name="ce57">
            <text:p>Nombre</text:p>
          </table:table-cell>
          <table:table-cell office:value-type="string" table:style-name="ce57">
            <text:p>Dirección</text:p>
          </table:table-cell>
          <table:table-cell office:value-type="string" table:style-name="ce57">
            <text:p>empresa</text:p>
          </table:table-cell>
          <table:table-cell office:value-type="string" table:style-name="ce57">
            <text:p>sueldo</text:p>
          </table:table-cell>
          <table:table-cell office:value-type="string" table:style-name="ce57">
            <text:p>País</text:p>
          </table:table-cell>
          <table:table-cell office:value-type="string" table:style-name="ce57">
            <text:p>No. de Hijos</text:p>
          </table:table-cell>
          <table:table-cell table:style-name="ce49"/>
          <table:table-cell table:number-columns-repeated="16377"/>
        </table:table-row>
        <table:table-row table:style-name="ro2">
          <table:table-cell office:value-type="string" table:style-name="ce72">
            <text:p>Lúcia Carvalho</text:p>
          </table:table-cell>
          <table:table-cell office:value-type="string" table:style-name="ce72">
            <text:p>Bat. B</text:p>
            <text:p>3, rue des Alpes</text:p>
          </table:table-cell>
          <table:table-cell office:value-type="string" table:style-name="ce75">
            <text:p>lan</text:p>
          </table:table-cell>
          <table:table-cell office:value-type="float" office:value="1474566.48536649" table:style-name="ce75">
            <text:p>1,474,566</text:p>
          </table:table-cell>
          <table:table-cell office:value-type="string" table:style-name="ce72">
            <text:p>Brasil</text:p>
          </table:table-cell>
          <table:table-cell office:value-type="float" office:value="1" table:style-name="ce72">
            <text:p>1</text:p>
          </table:table-cell>
          <table:table-cell table:style-name="ce50"/>
          <table:table-cell table:number-columns-repeated="16377"/>
        </table:table-row>
        <table:table-row table:style-name="ro2">
          <table:table-cell office:value-type="string" table:style-name="ce72">
            <text:p>Mario Pontes</text:p>
          </table:table-cell>
          <table:table-cell office:value-type="string" table:style-name="ce72">
            <text:p>Walserweg 21</text:p>
          </table:table-cell>
          <table:table-cell office:value-type="string" table:style-name="ce75">
            <text:p>sky</text:p>
          </table:table-cell>
          <table:table-cell office:value-type="float" office:value="1183481.1111111101" table:style-name="ce75">
            <text:p>1,183,481</text:p>
          </table:table-cell>
          <table:table-cell office:value-type="string" table:style-name="ce72">
            <text:p>Brasil</text:p>
          </table:table-cell>
          <table:table-cell office:value-type="float" office:value="2" table:style-name="ce72">
            <text:p>2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72">
            <text:p>Aria Cruz</text:p>
          </table:table-cell>
          <table:table-cell table:style-name="ce72"/>
          <table:table-cell office:value-type="string" table:style-name="ce75">
            <text:p>lan</text:p>
          </table:table-cell>
          <table:table-cell office:value-type="float" office:value="1028964.44444444" table:style-name="ce75">
            <text:p>1,028,964</text:p>
          </table:table-cell>
          <table:table-cell office:value-type="string" table:style-name="ce72">
            <text:p>Brasil</text:p>
          </table:table-cell>
          <table:table-cell office:value-type="float" office:value="5" table:style-name="ce72">
            <text:p>5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72">
            <text:p>Jean Fresnière</text:p>
          </table:table-cell>
          <table:table-cell office:value-type="string" table:style-name="ce72">
            <text:p>Brovallavägen 231</text:p>
          </table:table-cell>
          <table:table-cell office:value-type="string" table:style-name="ce75">
            <text:p>lan</text:p>
          </table:table-cell>
          <table:table-cell office:value-type="float" office:value="1127148.9639989601" table:style-name="ce75">
            <text:p>1,127,149</text:p>
          </table:table-cell>
          <table:table-cell office:value-type="string" table:style-name="ce72">
            <text:p>Canadá</text:p>
          </table:table-cell>
          <table:table-cell office:value-type="float" office:value="4" table:style-name="ce72">
            <text:p>4</text:p>
          </table:table-cell>
          <table:table-cell table:number-columns-repeated="16378" table:style-name="ce19"/>
        </table:table-row>
        <table:table-row table:style-name="ro2">
          <table:table-cell office:value-type="string" table:style-name="ce72">
            <text:p>Jaime Yorres</text:p>
          </table:table-cell>
          <table:table-cell table:style-name="ce72"/>
          <table:table-cell office:value-type="string" table:style-name="ce75">
            <text:p>lan</text:p>
          </table:table-cell>
          <table:table-cell office:value-type="float" office:value="936254.44444444496" table:style-name="ce75">
            <text:p>936,254</text:p>
          </table:table-cell>
          <table:table-cell office:value-type="string" table:style-name="ce72">
            <text:p>EE. UU.</text:p>
          </table:table-cell>
          <table:table-cell office:value-type="float" office:value="2" table:style-name="ce72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John Steel</text:p>
          </table:table-cell>
          <table:table-cell office:value-type="string" table:style-name="ce72">
            <text:p>Kaloadagatan 13</text:p>
          </table:table-cell>
          <table:table-cell office:value-type="string" table:style-name="ce75">
            <text:p>lan</text:p>
          </table:table-cell>
          <table:table-cell office:value-type="float" office:value="874447.77777777798" table:style-name="ce75">
            <text:p>874,448</text:p>
          </table:table-cell>
          <table:table-cell office:value-type="string" table:style-name="ce72">
            <text:p>EE. UU.</text:p>
          </table:table-cell>
          <table:table-cell office:value-type="float" office:value="3" table:style-name="ce72">
            <text:p>3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Fran Wilson</text:p>
          </table:table-cell>
          <table:table-cell office:value-type="string" table:style-name="ce72">
            <text:p>Viale Dante, 75</text:p>
          </table:table-cell>
          <table:table-cell office:value-type="string" table:style-name="ce75">
            <text:p>lan</text:p>
          </table:table-cell>
          <table:table-cell office:value-type="float" office:value="1032398.73089873" table:style-name="ce75">
            <text:p>1,032,399</text:p>
          </table:table-cell>
          <table:table-cell office:value-type="string" table:style-name="ce72">
            <text:p>EE. UU.</text:p>
          </table:table-cell>
          <table:table-cell office:value-type="float" office:value="6" table:style-name="ce72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Jonas Bergulfsen</text:p>
          </table:table-cell>
          <table:table-cell office:value-type="string" table:style-name="ce72">
            <text:p>Tiergartenstraße 5</text:p>
          </table:table-cell>
          <table:table-cell office:value-type="string" table:style-name="ce75">
            <text:p>lan</text:p>
          </table:table-cell>
          <table:table-cell office:value-type="float" office:value="1727233.77363378" table:style-name="ce75">
            <text:p>1,727,234</text:p>
          </table:table-cell>
          <table:table-cell office:value-type="string" table:style-name="ce72">
            <text:p>Noruega</text:p>
          </table:table-cell>
          <table:table-cell office:value-type="float" office:value="2" table:style-name="ce72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Lino Rodriguez<text:s/></text:p>
          </table:table-cell>
          <table:table-cell office:value-type="string" table:style-name="ce72">
            <text:p>67, rue des Cinquante Otages</text:p>
          </table:table-cell>
          <table:table-cell office:value-type="string" table:style-name="ce75">
            <text:p>sky</text:p>
          </table:table-cell>
          <table:table-cell office:value-type="float" office:value="1214384.4444444401" table:style-name="ce75">
            <text:p>1,214,384</text:p>
          </table:table-cell>
          <table:table-cell office:value-type="string" table:style-name="ce72">
            <text:p>Portugal</text:p>
          </table:table-cell>
          <table:table-cell office:value-type="float" office:value="5" table:style-name="ce72">
            <text:p>5</text:p>
          </table:table-cell>
          <table:table-cell table:number-columns-repeated="16378"/>
        </table:table-row>
        <table:table-row table:style-name="ro7">
          <table:table-cell office:value-type="string" table:style-name="ce72">
            <text:p>Helen Bennett</text:p>
          </table:table-cell>
          <table:table-cell table:style-name="ce72"/>
          <table:table-cell office:value-type="string" table:style-name="ce75">
            <text:p>american</text:p>
          </table:table-cell>
          <table:table-cell office:value-type="float" office:value="719931.11111111101" table:style-name="ce75">
            <text:p>719,931</text:p>
          </table:table-cell>
          <table:table-cell office:value-type="string" table:style-name="ce72">
            <text:p>Reino Unido</text:p>
          </table:table-cell>
          <table:table-cell office:value-type="float" office:value="1" table:style-name="ce72">
            <text:p>1</text:p>
          </table:table-cell>
          <table:table-cell table:number-columns-repeated="16378"/>
        </table:table-row>
        <table:table-row table:style-name="ro10">
          <table:table-cell office:value-type="string" table:style-name="ce72">
            <text:p>Victoria Ashworth</text:p>
          </table:table-cell>
          <table:table-cell office:value-type="string" table:style-name="ce72">
            <text:p>Balmaceda 23 E</text:p>
          </table:table-cell>
          <table:table-cell office:value-type="string" table:style-name="ce75">
            <text:p>ibm</text:p>
          </table:table-cell>
          <table:table-cell office:value-type="float" office:value="360000" table:style-name="ce75">
            <text:p>360,000</text:p>
          </table:table-cell>
          <table:table-cell office:value-type="string" table:style-name="ce72">
            <text:p>Reino Unido</text:p>
          </table:table-cell>
          <table:table-cell office:value-type="float" office:value="4" table:style-name="ce72">
            <text:p>4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Christina Berglund</text:p>
          </table:table-cell>
          <table:table-cell office:value-type="string" table:style-name="ce72">
            <text:p>Lizt 6677</text:p>
          </table:table-cell>
          <table:table-cell office:value-type="string" table:style-name="ce75">
            <text:p>sky</text:p>
          </table:table-cell>
          <table:table-cell office:value-type="float" office:value="492700" table:style-name="ce75">
            <text:p>492,700</text:p>
          </table:table-cell>
          <table:table-cell office:value-type="string" table:style-name="ce72">
            <text:p>Suecia</text:p>
          </table:table-cell>
          <table:table-cell office:value-type="float" office:value="2" table:style-name="ce72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Michael Holz</text:p>
          </table:table-cell>
          <table:table-cell table:style-name="ce72"/>
          <table:table-cell office:value-type="string" table:style-name="ce75">
            <text:p>american</text:p>
          </table:table-cell>
          <table:table-cell office:value-type="float" office:value="1664066.95156696" table:style-name="ce75">
            <text:p>1,664,067</text:p>
          </table:table-cell>
          <table:table-cell office:value-type="string" table:style-name="ce72">
            <text:p>Suiza</text:p>
          </table:table-cell>
          <table:table-cell office:value-type="float" office:value="5" table:style-name="ce72">
            <text:p>5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Yang Wang</text:p>
          </table:table-cell>
          <table:table-cell office:value-type="string" table:style-name="ce72">
            <text:p>23 Tsawassen Blvd.</text:p>
          </table:table-cell>
          <table:table-cell office:value-type="string" table:style-name="ce75">
            <text:p>american</text:p>
          </table:table-cell>
          <table:table-cell office:value-type="float" office:value="967157.77777777798" table:style-name="ce75">
            <text:p>967,158</text:p>
          </table:table-cell>
          <table:table-cell office:value-type="string" table:style-name="ce72">
            <text:p>Suiza</text:p>
          </table:table-cell>
          <table:table-cell office:value-type="float" office:value="3" table:style-name="ce72">
            <text:p>3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Yvonne Moncada</text:p>
          </table:table-cell>
          <table:table-cell office:value-type="string" table:style-name="ce72">
            <text:p>471 Serangoon Loop, Suite #402</text:p>
          </table:table-cell>
          <table:table-cell office:value-type="string" table:style-name="ce75">
            <text:p>american</text:p>
          </table:table-cell>
          <table:table-cell office:value-type="float" office:value="1221899.1970992" table:style-name="ce75">
            <text:p>1,221,899</text:p>
          </table:table-cell>
          <table:table-cell office:value-type="string" table:style-name="ce72">
            <text:p>Argentina</text:p>
          </table:table-cell>
          <table:table-cell office:value-type="float" office:value="6" table:style-name="ce72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Janete Limeira</text:p>
          </table:table-cell>
          <table:table-cell office:value-type="string" table:style-name="ce72">
            <text:p>Berguvsvägen <text:s/>8</text:p>
          </table:table-cell>
          <table:table-cell office:value-type="string" table:style-name="ce75">
            <text:p>lan</text:p>
          </table:table-cell>
          <table:table-cell office:value-type="float" office:value="1632483.5405335401" table:style-name="ce75">
            <text:p>1,632,484</text:p>
          </table:table-cell>
          <table:table-cell office:value-type="string" table:style-name="ce72">
            <text:p>Brasil</text:p>
          </table:table-cell>
          <table:table-cell office:value-type="float" office:value="2" table:style-name="ce72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Bernardo Batista</text:p>
          </table:table-cell>
          <table:table-cell office:value-type="string" table:style-name="ce72">
            <text:p>22, rue H. Voiron</text:p>
          </table:table-cell>
          <table:table-cell office:value-type="string" table:style-name="ce75">
            <text:p>american</text:p>
          </table:table-cell>
          <table:table-cell office:value-type="float" office:value="1442983.0743330801" table:style-name="ce75">
            <text:p>1,442,983</text:p>
          </table:table-cell>
          <table:table-cell office:value-type="string" table:style-name="ce72">
            <text:p>Brasil</text:p>
          </table:table-cell>
          <table:table-cell office:value-type="float" office:value="5" table:style-name="ce72">
            <text:p>5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André Fonseca</text:p>
          </table:table-cell>
          <table:table-cell table:style-name="ce72"/>
          <table:table-cell office:value-type="string" table:style-name="ce75">
            <text:p>lan</text:p>
          </table:table-cell>
          <table:table-cell office:value-type="float" office:value="619950" table:style-name="ce75">
            <text:p>619,950</text:p>
          </table:table-cell>
          <table:table-cell office:value-type="string" table:style-name="ce72">
            <text:p>Brasil</text:p>
          </table:table-cell>
          <table:table-cell office:value-type="float" office:value="1" table:style-name="ce72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Pedro Afonso</text:p>
          </table:table-cell>
          <table:table-cell office:value-type="string" table:style-name="ce72">
            <text:p>San Pablo 1674</text:p>
          </table:table-cell>
          <table:table-cell office:value-type="string" table:style-name="ce75">
            <text:p>lan</text:p>
          </table:table-cell>
          <table:table-cell office:value-type="float" office:value="760000" table:style-name="ce75">
            <text:p>760,000</text:p>
          </table:table-cell>
          <table:table-cell office:value-type="string" table:style-name="ce72">
            <text:p>Brasil</text:p>
          </table:table-cell>
          <table:table-cell office:value-type="float" office:value="4" table:style-name="ce72">
            <text:p>4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José Pedro Freyre</text:p>
          </table:table-cell>
          <table:table-cell office:value-type="string" table:style-name="ce72">
            <text:p>Providencia 1030</text:p>
          </table:table-cell>
          <table:table-cell office:value-type="string" table:style-name="ce75">
            <text:p>american</text:p>
          </table:table-cell>
          <table:table-cell office:value-type="float" office:value="200000" table:style-name="ce75">
            <text:p>200,000</text:p>
          </table:table-cell>
          <table:table-cell office:value-type="string" table:style-name="ce72">
            <text:p>España</text:p>
          </table:table-cell>
          <table:table-cell office:value-type="float" office:value="2" table:style-name="ce72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Paolo Accorti</text:p>
          </table:table-cell>
          <table:table-cell table:style-name="ce72"/>
          <table:table-cell office:value-type="string" table:style-name="ce75">
            <text:p>sky</text:p>
          </table:table-cell>
          <table:table-cell office:value-type="float" office:value="1121674.4444444401" table:style-name="ce75">
            <text:p>1,121,674</text:p>
          </table:table-cell>
          <table:table-cell office:value-type="string" table:style-name="ce72">
            <text:p>Italia</text:p>
          </table:table-cell>
          <table:table-cell office:value-type="float" office:value="5" table:style-name="ce72">
            <text:p>5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Francisco Chang</text:p>
          </table:table-cell>
          <table:table-cell office:value-type="string" table:style-name="ce72">
            <text:p>Berkeley Gardens 12 <text:s/>Brewery<text:s/></text:p>
          </table:table-cell>
          <table:table-cell office:value-type="string" table:style-name="ce75">
            <text:p>lan</text:p>
          </table:table-cell>
          <table:table-cell office:value-type="float" office:value="1152577.7777777801" table:style-name="ce75">
            <text:p>1,152,578</text:p>
          </table:table-cell>
          <table:table-cell office:value-type="string" table:style-name="ce72">
            <text:p>México</text:p>
          </table:table-cell>
          <table:table-cell office:value-type="float" office:value="3" table:style-name="ce72">
            <text:p>3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Guillermo Fernández</text:p>
          </table:table-cell>
          <table:table-cell office:value-type="string" table:style-name="ce72">
            <text:p>170 Prince Edward Parade Hunter's Hill</text:p>
          </table:table-cell>
          <table:table-cell office:value-type="string" table:style-name="ce75">
            <text:p>american</text:p>
          </table:table-cell>
          <table:table-cell office:value-type="float" office:value="1348232.84123284" table:style-name="ce75">
            <text:p>1,348,233</text:p>
          </table:table-cell>
          <table:table-cell office:value-type="string" table:style-name="ce72">
            <text:p>México</text:p>
          </table:table-cell>
          <table:table-cell office:value-type="float" office:value="6" table:style-name="ce72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72">
            <text:p>Isabel de Castro</text:p>
          </table:table-cell>
          <table:table-cell office:value-type="string" table:style-name="ce72">
            <text:p>Via dei Gelsomini, 153</text:p>
          </table:table-cell>
          <table:table-cell office:value-type="string" table:style-name="ce75">
            <text:p>american</text:p>
          </table:table-cell>
          <table:table-cell office:value-type="float" office:value="1411399.66329966" table:style-name="ce75">
            <text:p>1,411,400</text:p>
          </table:table-cell>
          <table:table-cell office:value-type="string" table:style-name="ce72">
            <text:p>Portugal</text:p>
          </table:table-cell>
          <table:table-cell office:value-type="float" office:value="2" table:style-name="ce72">
            <text:p>2</text:p>
          </table:table-cell>
          <table:table-cell table:number-columns-repeated="16378"/>
        </table:table-row>
        <table:table-row table:style-name="ro11">
          <table:table-cell office:value-type="string" table:style-name="ce72">
            <text:p>Ann Devon</text:p>
          </table:table-cell>
          <table:table-cell table:style-name="ce72"/>
          <table:table-cell office:value-type="string" table:style-name="ce75">
            <text:p>sky</text:p>
          </table:table-cell>
          <table:table-cell office:value-type="float" office:value="594500" table:style-name="ce75">
            <text:p>594,500</text:p>
          </table:table-cell>
          <table:table-cell office:value-type="string" table:style-name="ce72">
            <text:p>Reino Unido</text:p>
          </table:table-cell>
          <table:table-cell office:value-type="float" office:value="5" table:style-name="ce72">
            <text:p>5</text:p>
          </table:table-cell>
          <table:table-cell table:number-columns-repeated="16378"/>
        </table:table-row>
        <table:table-row table:number-rows-repeated="2" table:style-name="ro6">
          <table:table-cell table:number-columns-repeated="3" table:style-name="ce19"/>
          <table:table-cell table:style-name="ce51"/>
          <table:table-cell table:number-columns-repeated="16380" table:style-name="ce19"/>
        </table:table-row>
        <table:table-row table:number-rows-repeated="1048537" table:style-name="ro6">
          <table:table-cell table:number-columns-repeated="16384"/>
        </table:table-row>
      </table:table>
      <table:table table:name="Act_5" table:style-name="ta2">
        <table:table-column table:style-name="co4" table:default-cell-style-name="ce19"/>
        <table:table-column table:style-name="co24" table:default-cell-style-name="ce19"/>
        <table:table-column table:style-name="co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4" table:default-cell-style-name="ce19"/>
        <table:table-column table:style-name="co14" table:default-cell-style-name="ce19"/>
        <table:table-column table:style-name="co30" table:default-cell-style-name="ce19"/>
        <table:table-column table:style-name="co2" table:number-columns-repeated="16373" table:default-cell-style-name="ce19"/>
        <table:table-row table:style-name="ro6">
          <table:table-cell office:value-type="string" table:style-name="ce61">
            <text:p>Complete el cuadro y responda las preguntas</text:p>
          </table:table-cell>
          <table:table-cell table:number-columns-repeated="16383" table:style-name="ce19"/>
        </table:table-row>
        <table:table-row table:style-name="ro4">
          <table:table-cell table:style-name="ce61"/>
          <table:table-cell table:number-columns-repeated="16383" table:style-name="ce19"/>
        </table:table-row>
        <table:table-row table:style-name="ro3">
          <table:table-cell office:value-type="string" table:number-columns-spanned="4" table:number-rows-spanned="1" table:style-name="ce138">
            <text:p>Calcular el total de Desc AFP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3]);SUM([.$F$12:.$F$61])=[.E3]);&quot;Correcto&quot;;&quot;&quot;)" table:style-name="ce146"/>
          <table:table-cell table:number-columns-repeated="16376" table:style-name="ce19"/>
        </table:table-row>
        <table:table-row table:style-name="ro3">
          <table:table-cell office:value-type="string" table:number-columns-spanned="4" table:number-rows-spanned="1" table:style-name="ce138">
            <text:p>Calcular el promedio de Desc ISAPRE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4]);IFERROR(AVERAGE([.$I$12:.$I$61]);0)=[.E4]);&quot;Correcto&quot;;&quot;&quot;)" table:style-name="ce147"/>
          <table:table-cell table:number-columns-repeated="16376" table:style-name="ce19"/>
        </table:table-row>
        <table:table-row table:style-name="ro3">
          <table:table-cell office:value-type="string" table:number-columns-spanned="4" table:number-rows-spanned="1" table:style-name="ce138">
            <text:p>Calcular el sueldo base mas alto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5]);MAX([.$C$12:.$C$61])=[.E5]);&quot;Correcto&quot;;&quot;&quot;)" table:style-name="ce148"/>
          <table:table-cell table:number-columns-repeated="16376" table:style-name="ce19"/>
        </table:table-row>
        <table:table-row table:style-name="ro3">
          <table:table-cell office:value-type="string" table:number-columns-spanned="4" table:number-rows-spanned="1" table:style-name="ce138">
            <text:p>Calcular el Desc AFP mas bajo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6]);MIN([.$F$12:.$F$61])=[.E6]);&quot;Correcto&quot;;&quot;&quot;)" table:style-name="ce149"/>
          <table:table-cell table:number-columns-repeated="16376" table:style-name="ce19"/>
        </table:table-row>
        <table:table-row table:style-name="ro3">
          <table:table-cell office:value-type="string" table:number-columns-spanned="4" table:number-rows-spanned="1" table:style-name="ce138">
            <text:p>Cual es el % de ISAPRE mas recurrente?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7]);MODE([.$H$12:.$H$61])=[.E7]);&quot;Correcto&quot;;&quot;&quot;)" table:style-name="ce150"/>
          <table:table-cell table:number-columns-repeated="16376" table:style-name="ce19"/>
        </table:table-row>
        <table:table-row table:style-name="ro3">
          <table:table-cell office:value-type="string" table:number-columns-spanned="4" table:number-rows-spanned="1" table:style-name="ce138">
            <text:p>Cuantas personas no tienen informacion de su ubicación?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8]);COUNTBLANK([.$B$12:.$B$61])=[.E8]);&quot;Correcto&quot;;&quot;&quot;)" table:style-name="ce151"/>
          <table:table-cell table:number-columns-repeated="16376" table:style-name="ce19"/>
        </table:table-row>
        <table:table-row table:style-name="ro3">
          <table:table-cell office:value-type="string" table:number-columns-spanned="4" table:number-rows-spanned="1" table:style-name="ce138">
            <text:p>Cual es el sueldo liquido mas bajo?</text:p>
          </table:table-cell>
          <table:covered-table-cell table:number-columns-repeated="3"/>
          <table:table-cell table:style-name="ce68"/>
          <table:table-cell table:number-columns-repeated="2" table:style-name="ce19"/>
          <table:table-cell office:value-type="string" office:string-value="" table:formula="of:=IF(AND(ISFORMULA([.E9]);MIN([.$K$12:.$K$61])=[.E9]);&quot;Correcto&quot;;&quot;&quot;)" table:style-name="ce152"/>
          <table:table-cell table:number-columns-repeated="16376" table:style-name="ce19"/>
        </table:table-row>
        <table:table-row table:style-name="ro4">
          <table:table-cell table:number-columns-repeated="16384" table:style-name="ce19"/>
        </table:table-row>
        <table:table-row table:style-name="ro3">
          <table:table-cell office:value-type="string" table:style-name="ce57">
            <text:p>RUT</text:p>
          </table:table-cell>
          <table:table-cell office:value-type="string" table:style-name="ce57">
            <text:p>UBICACIÓN</text:p>
          </table:table-cell>
          <table:table-cell office:value-type="string" table:style-name="ce57">
            <text:p>SUELDO BASE</text:p>
          </table:table-cell>
          <table:table-cell office:value-type="string" table:style-name="ce57">
            <text:p>AFP</text:p>
          </table:table-cell>
          <table:table-cell office:value-type="string" table:style-name="ce57">
            <text:p>% AFP</text:p>
          </table:table-cell>
          <table:table-cell office:value-type="string" table:style-name="ce57">
            <text:p>DESC AFP</text:p>
          </table:table-cell>
          <table:table-cell office:value-type="string" table:style-name="ce57">
            <text:p>ISAPRE</text:p>
          </table:table-cell>
          <table:table-cell office:value-type="string" table:style-name="ce57">
            <text:p>% ISAPRE</text:p>
          </table:table-cell>
          <table:table-cell office:value-type="string" table:style-name="ce57">
            <text:p>DESC ISAPRE</text:p>
          </table:table-cell>
          <table:table-cell office:value-type="string" table:style-name="ce57">
            <text:p>FEC INGRESO</text:p>
          </table:table-cell>
          <table:table-cell office:value-type="string" table:style-name="ce57">
            <text:p>SUELDO LIQ</text:p>
          </table:table-cell>
          <table:table-cell table:number-columns-repeated="16373"/>
        </table:table-row>
        <table:table-row table:style-name="ro2">
          <table:table-cell office:value-type="string" table:style-name="ce72">
            <text:p>2757-0</text:p>
          </table:table-cell>
          <table:table-cell office:value-type="string" table:style-name="ce72">
            <text:p>Sucursal 2</text:p>
          </table:table-cell>
          <table:table-cell office:value-type="float" office:value="693520" table:style-name="ce72">
            <text:p>693520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6-12-14T00:00:00" table:style-name="ce77">
            <text:p>12/14/1996</text:p>
          </table:table-cell>
          <table:table-cell table:style-name="ce121"/>
          <table:table-cell table:number-columns-repeated="16373"/>
        </table:table-row>
        <table:table-row table:style-name="ro2">
          <table:table-cell office:value-type="string" table:style-name="ce72">
            <text:p>7190-0</text:p>
          </table:table-cell>
          <table:table-cell office:value-type="string" table:style-name="ce72">
            <text:p>Sucursal 2</text:p>
          </table:table-cell>
          <table:table-cell office:value-type="float" office:value="675911" table:style-name="ce72">
            <text:p>675911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6-12-15T00:00:00" table:style-name="ce77">
            <text:p>12/15/1996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6854-0</text:p>
          </table:table-cell>
          <table:table-cell table:style-name="ce72"/>
          <table:table-cell office:value-type="float" office:value="529946" table:style-name="ce72">
            <text:p>529946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6-12-16T00:00:00" table:style-name="ce77">
            <text:p>12/16/1996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5108-0</text:p>
          </table:table-cell>
          <table:table-cell office:value-type="string" table:style-name="ce72">
            <text:p>Sucursal 1</text:p>
          </table:table-cell>
          <table:table-cell office:value-type="float" office:value="767258" table:style-name="ce72">
            <text:p>767258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6-12-17T00:00:00" table:style-name="ce77">
            <text:p>12/17/1996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9194-1</text:p>
          </table:table-cell>
          <table:table-cell office:value-type="string" table:style-name="ce72">
            <text:p>Casa Matriz</text:p>
          </table:table-cell>
          <table:table-cell office:value-type="float" office:value="400000" table:style-name="ce72">
            <text:p>400000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2000-05-19T00:00:00" table:style-name="ce77">
            <text:p>5/19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0955-1</text:p>
          </table:table-cell>
          <table:table-cell office:value-type="string" table:style-name="ce72">
            <text:p>Sucursal 1</text:p>
          </table:table-cell>
          <table:table-cell office:value-type="float" office:value="764986" table:style-name="ce72">
            <text:p>764986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5-20T00:00:00" table:style-name="ce77">
            <text:p>5/20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222-1</text:p>
          </table:table-cell>
          <table:table-cell office:value-type="string" table:style-name="ce72">
            <text:p>Sucursal 1</text:p>
          </table:table-cell>
          <table:table-cell office:value-type="float" office:value="338434" table:style-name="ce72">
            <text:p>338434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5-21T00:00:00" table:style-name="ce77">
            <text:p>5/21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487-2</text:p>
          </table:table-cell>
          <table:table-cell office:value-type="string" table:style-name="ce72">
            <text:p>Sucursal 1</text:p>
          </table:table-cell>
          <table:table-cell office:value-type="float" office:value="276485" table:style-name="ce72">
            <text:p>276485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0-05-22T00:00:00" table:style-name="ce77">
            <text:p>5/22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211-2</text:p>
          </table:table-cell>
          <table:table-cell office:value-type="string" table:style-name="ce72">
            <text:p>Sucursal 1</text:p>
          </table:table-cell>
          <table:table-cell office:value-type="float" office:value="680876" table:style-name="ce72">
            <text:p>680876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0-05-23T00:00:00" table:style-name="ce77">
            <text:p>5/23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0499-2</text:p>
          </table:table-cell>
          <table:table-cell office:value-type="string" table:style-name="ce72">
            <text:p>Casa Matriz</text:p>
          </table:table-cell>
          <table:table-cell office:value-type="float" office:value="452146" table:style-name="ce72">
            <text:p>452146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5-24T00:00:00" table:style-name="ce77">
            <text:p>5/24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5732-2</text:p>
          </table:table-cell>
          <table:table-cell office:value-type="string" table:style-name="ce72">
            <text:p>Casa Matriz</text:p>
          </table:table-cell>
          <table:table-cell office:value-type="float" office:value="702009" table:style-name="ce72">
            <text:p>702009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0-05-25T00:00:00" table:style-name="ce77">
            <text:p>5/25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2071-2</text:p>
          </table:table-cell>
          <table:table-cell table:style-name="ce72"/>
          <table:table-cell office:value-type="float" office:value="273349" table:style-name="ce72">
            <text:p>273349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5-26T00:00:00" table:style-name="ce77">
            <text:p>5/26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8774-2</text:p>
          </table:table-cell>
          <table:table-cell office:value-type="string" table:style-name="ce72">
            <text:p>Casa Matriz</text:p>
          </table:table-cell>
          <table:table-cell office:value-type="float" office:value="484843" table:style-name="ce72">
            <text:p>484843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2000-05-27T00:00:00" table:style-name="ce77">
            <text:p>5/27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6406-2</text:p>
          </table:table-cell>
          <table:table-cell office:value-type="string" table:style-name="ce72">
            <text:p>Casa Matriz</text:p>
          </table:table-cell>
          <table:table-cell office:value-type="float" office:value="762219" table:style-name="ce72">
            <text:p>762219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1999-04-25T00:00:00" table:style-name="ce77">
            <text:p>4/25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217-3</text:p>
          </table:table-cell>
          <table:table-cell office:value-type="string" table:style-name="ce72">
            <text:p>Casa Matriz</text:p>
          </table:table-cell>
          <table:table-cell office:value-type="float" office:value="323137" table:style-name="ce72">
            <text:p>323137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9-04-26T00:00:00" table:style-name="ce77">
            <text:p>4/26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3416-3</text:p>
          </table:table-cell>
          <table:table-cell office:value-type="string" table:style-name="ce72">
            <text:p>Sucursal 1</text:p>
          </table:table-cell>
          <table:table-cell office:value-type="float" office:value="332192" table:style-name="ce72">
            <text:p>332192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9-04-27T00:00:00" table:style-name="ce77">
            <text:p>4/27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978-3</text:p>
          </table:table-cell>
          <table:table-cell office:value-type="string" table:style-name="ce72">
            <text:p>Sucursal 2</text:p>
          </table:table-cell>
          <table:table-cell office:value-type="float" office:value="782160" table:style-name="ce72">
            <text:p>782160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9-04-28T00:00:00" table:style-name="ce77">
            <text:p>4/28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058-3</text:p>
          </table:table-cell>
          <table:table-cell office:value-type="string" table:style-name="ce72">
            <text:p>Sucursal 1</text:p>
          </table:table-cell>
          <table:table-cell office:value-type="float" office:value="660988" table:style-name="ce72">
            <text:p>660988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8-04-11T00:00:00" table:style-name="ce77">
            <text:p>4/11/1998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995-4</text:p>
          </table:table-cell>
          <table:table-cell office:value-type="string" table:style-name="ce72">
            <text:p>Sucursal 2</text:p>
          </table:table-cell>
          <table:table-cell office:value-type="float" office:value="451715" table:style-name="ce72">
            <text:p>451715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8-04-12T00:00:00" table:style-name="ce77">
            <text:p>4/12/1998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8091-4</text:p>
          </table:table-cell>
          <table:table-cell office:value-type="string" table:style-name="ce72">
            <text:p>Casa Matriz</text:p>
          </table:table-cell>
          <table:table-cell office:value-type="float" office:value="574185" table:style-name="ce72">
            <text:p>574185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8-04-13T00:00:00" table:style-name="ce77">
            <text:p>4/13/1998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3302-5</text:p>
          </table:table-cell>
          <table:table-cell table:style-name="ce72"/>
          <table:table-cell office:value-type="float" office:value="294927" table:style-name="ce72">
            <text:p>294927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8-04-14T00:00:00" table:style-name="ce77">
            <text:p>4/14/1998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396-5</text:p>
          </table:table-cell>
          <table:table-cell office:value-type="string" table:style-name="ce72">
            <text:p>Casa Matriz</text:p>
          </table:table-cell>
          <table:table-cell office:value-type="float" office:value="319854" table:style-name="ce72">
            <text:p>319854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8-04-15T00:00:00" table:style-name="ce77">
            <text:p>4/15/1998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8900-5</text:p>
          </table:table-cell>
          <table:table-cell office:value-type="string" table:style-name="ce72">
            <text:p>Sucursal 2</text:p>
          </table:table-cell>
          <table:table-cell office:value-type="float" office:value="410292" table:style-name="ce72">
            <text:p>410292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0-02-29T00:00:00" table:style-name="ce77">
            <text:p>2/29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5562-5</text:p>
          </table:table-cell>
          <table:table-cell table:style-name="ce72"/>
          <table:table-cell office:value-type="float" office:value="793023" table:style-name="ce72">
            <text:p>793023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3-01T00:00:00" table:style-name="ce77">
            <text:p>3/1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8411-5</text:p>
          </table:table-cell>
          <table:table-cell office:value-type="string" table:style-name="ce72">
            <text:p>Casa Matriz</text:p>
          </table:table-cell>
          <table:table-cell office:value-type="float" office:value="264145" table:style-name="ce72">
            <text:p>264145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0-03-02T00:00:00" table:style-name="ce77">
            <text:p>3/2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2857-5</text:p>
          </table:table-cell>
          <table:table-cell office:value-type="string" table:style-name="ce72">
            <text:p>Casa Matriz</text:p>
          </table:table-cell>
          <table:table-cell office:value-type="float" office:value="574250" table:style-name="ce72">
            <text:p>574250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3-03T00:00:00" table:style-name="ce77">
            <text:p>3/3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1563-6</text:p>
          </table:table-cell>
          <table:table-cell office:value-type="string" table:style-name="ce72">
            <text:p>Casa Matriz</text:p>
          </table:table-cell>
          <table:table-cell office:value-type="float" office:value="290708" table:style-name="ce72">
            <text:p>290708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3-04T00:00:00" table:style-name="ce77">
            <text:p>3/4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3227-6</text:p>
          </table:table-cell>
          <table:table-cell office:value-type="string" table:style-name="ce72">
            <text:p>Casa Matriz</text:p>
          </table:table-cell>
          <table:table-cell office:value-type="float" office:value="414763" table:style-name="ce72">
            <text:p>414763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0-03-05T00:00:00" table:style-name="ce77">
            <text:p>3/5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386-6</text:p>
          </table:table-cell>
          <table:table-cell office:value-type="string" table:style-name="ce72">
            <text:p>Sucursal 1</text:p>
          </table:table-cell>
          <table:table-cell office:value-type="float" office:value="678677" table:style-name="ce72">
            <text:p>678677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0-03-06T00:00:00" table:style-name="ce77">
            <text:p>3/6/2000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826-6</text:p>
          </table:table-cell>
          <table:table-cell office:value-type="string" table:style-name="ce72">
            <text:p>Casa Matriz</text:p>
          </table:table-cell>
          <table:table-cell office:value-type="float" office:value="411366" table:style-name="ce72">
            <text:p>411366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1-12-14T00:00:00" table:style-name="ce77">
            <text:p>12/14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1825-7</text:p>
          </table:table-cell>
          <table:table-cell office:value-type="string" table:style-name="ce72">
            <text:p>Casa Matriz</text:p>
          </table:table-cell>
          <table:table-cell office:value-type="float" office:value="643774" table:style-name="ce72">
            <text:p>643774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2001-12-15T00:00:00" table:style-name="ce77">
            <text:p>12/15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1206-7</text:p>
          </table:table-cell>
          <table:table-cell office:value-type="string" table:style-name="ce72">
            <text:p>Sucursal 2</text:p>
          </table:table-cell>
          <table:table-cell office:value-type="float" office:value="698799" table:style-name="ce72">
            <text:p>698799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1-12-16T00:00:00" table:style-name="ce77">
            <text:p>12/16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8915-7</text:p>
          </table:table-cell>
          <table:table-cell table:style-name="ce72"/>
          <table:table-cell office:value-type="float" office:value="262641" table:style-name="ce72">
            <text:p>262641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1-12-17T00:00:00" table:style-name="ce77">
            <text:p>12/17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5377-7</text:p>
          </table:table-cell>
          <table:table-cell office:value-type="string" table:style-name="ce72">
            <text:p>Casa Matriz</text:p>
          </table:table-cell>
          <table:table-cell office:value-type="float" office:value="351265" table:style-name="ce72">
            <text:p>351265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1-12-18T00:00:00" table:style-name="ce77">
            <text:p>12/18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0277-7</text:p>
          </table:table-cell>
          <table:table-cell office:value-type="string" table:style-name="ce72">
            <text:p>Sucursal 1</text:p>
          </table:table-cell>
          <table:table-cell office:value-type="float" office:value="334126" table:style-name="ce72">
            <text:p>334126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1-12-19T00:00:00" table:style-name="ce77">
            <text:p>12/19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1198-8</text:p>
          </table:table-cell>
          <table:table-cell office:value-type="string" table:style-name="ce72">
            <text:p>Sucursal 1</text:p>
          </table:table-cell>
          <table:table-cell office:value-type="float" office:value="654445" table:style-name="ce72">
            <text:p>654445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2001-12-20T00:00:00" table:style-name="ce77">
            <text:p>12/20/2001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356-8</text:p>
          </table:table-cell>
          <table:table-cell office:value-type="string" table:style-name="ce72">
            <text:p>Casa Matriz</text:p>
          </table:table-cell>
          <table:table-cell office:value-type="float" office:value="448031" table:style-name="ce72">
            <text:p>448031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1999-01-01T00:00:00" table:style-name="ce77">
            <text:p>1/1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486-8</text:p>
          </table:table-cell>
          <table:table-cell office:value-type="string" table:style-name="ce72">
            <text:p>Sucursal 2</text:p>
          </table:table-cell>
          <table:table-cell office:value-type="float" office:value="341820" table:style-name="ce72">
            <text:p>341820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9-01-02T00:00:00" table:style-name="ce77">
            <text:p>1/2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2319-9</text:p>
          </table:table-cell>
          <table:table-cell office:value-type="string" table:style-name="ce72">
            <text:p>Sucursal 1</text:p>
          </table:table-cell>
          <table:table-cell office:value-type="float" office:value="324358" table:style-name="ce72">
            <text:p>324358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1999-01-03T00:00:00" table:style-name="ce77">
            <text:p>1/3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9878-9</text:p>
          </table:table-cell>
          <table:table-cell office:value-type="string" table:style-name="ce72">
            <text:p>Casa Matriz</text:p>
          </table:table-cell>
          <table:table-cell office:value-type="float" office:value="607530" table:style-name="ce72">
            <text:p>607530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1999-01-04T00:00:00" table:style-name="ce77">
            <text:p>1/4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9396-9</text:p>
          </table:table-cell>
          <table:table-cell office:value-type="string" table:style-name="ce72">
            <text:p>Sucursal 1</text:p>
          </table:table-cell>
          <table:table-cell office:value-type="float" office:value="653833" table:style-name="ce72">
            <text:p>653833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1999-01-05T00:00:00" table:style-name="ce77">
            <text:p>1/5/1999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331-9</text:p>
          </table:table-cell>
          <table:table-cell table:style-name="ce72"/>
          <table:table-cell office:value-type="float" office:value="291360" table:style-name="ce72">
            <text:p>291360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2-05-11T00:00:00" table:style-name="ce77">
            <text:p>5/11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9164-9</text:p>
          </table:table-cell>
          <table:table-cell office:value-type="string" table:style-name="ce72">
            <text:p>Sucursal 2</text:p>
          </table:table-cell>
          <table:table-cell office:value-type="float" office:value="282819" table:style-name="ce72">
            <text:p>282819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2002-05-12T00:00:00" table:style-name="ce77">
            <text:p>5/12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955-9</text:p>
          </table:table-cell>
          <table:table-cell office:value-type="string" table:style-name="ce72">
            <text:p>Casa Matriz</text:p>
          </table:table-cell>
          <table:table-cell office:value-type="float" office:value="319601" table:style-name="ce72">
            <text:p>319601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2002-05-13T00:00:00" table:style-name="ce77">
            <text:p>5/13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4831-K</text:p>
          </table:table-cell>
          <table:table-cell office:value-type="string" table:style-name="ce72">
            <text:p>Casa Matriz</text:p>
          </table:table-cell>
          <table:table-cell office:value-type="float" office:value="647962" table:style-name="ce72">
            <text:p>647962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2-05-14T00:00:00" table:style-name="ce77">
            <text:p>5/14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7692-K</text:p>
          </table:table-cell>
          <table:table-cell office:value-type="string" table:style-name="ce72">
            <text:p>Casa Matriz</text:p>
          </table:table-cell>
          <table:table-cell office:value-type="float" office:value="733229" table:style-name="ce72">
            <text:p>733229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2-05-15T00:00:00" table:style-name="ce77">
            <text:p>5/15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8860-K</text:p>
          </table:table-cell>
          <table:table-cell office:value-type="string" table:style-name="ce72">
            <text:p>Sucursal 2</text:p>
          </table:table-cell>
          <table:table-cell office:value-type="float" office:value="462348" table:style-name="ce72">
            <text:p>462348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Consalud</text:p>
          </table:table-cell>
          <table:table-cell office:value-type="percentage" office:value="7.1999999999999995E-2" table:style-name="ce76">
            <text:p>7.20%</text:p>
          </table:table-cell>
          <table:table-cell table:style-name="ce72"/>
          <table:table-cell office:value-type="date" office:date-value="2002-05-16T00:00:00" table:style-name="ce77">
            <text:p>5/16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9292-K</text:p>
          </table:table-cell>
          <table:table-cell table:style-name="ce72"/>
          <table:table-cell office:value-type="float" office:value="674433" table:style-name="ce72">
            <text:p>674433</text:p>
          </table:table-cell>
          <table:table-cell office:value-type="string" table:style-name="ce72">
            <text:p>Bansander</text:p>
          </table:table-cell>
          <table:table-cell office:value-type="percentage" office:value="0.127" table:style-name="ce76">
            <text:p>12.70%</text:p>
          </table:table-cell>
          <table:table-cell table:style-name="ce121"/>
          <table:table-cell office:value-type="string" table:style-name="ce72">
            <text:p>Banmedica</text:p>
          </table:table-cell>
          <table:table-cell office:value-type="percentage" office:value="6.9000000000000006E-2" table:style-name="ce76">
            <text:p>6.90%</text:p>
          </table:table-cell>
          <table:table-cell table:style-name="ce72"/>
          <table:table-cell office:value-type="date" office:date-value="2002-05-17T00:00:00" table:style-name="ce77">
            <text:p>5/17/2002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5266-K</text:p>
          </table:table-cell>
          <table:table-cell office:value-type="string" table:style-name="ce72">
            <text:p>Sucursal 1</text:p>
          </table:table-cell>
          <table:table-cell office:value-type="float" office:value="474469" table:style-name="ce72">
            <text:p>474469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6-12-12T00:00:00" table:style-name="ce77">
            <text:p>12/12/1996</text:p>
          </table:table-cell>
          <table:table-cell table:style-name="ce72"/>
          <table:table-cell table:number-columns-repeated="16373"/>
        </table:table-row>
        <table:table-row table:style-name="ro2">
          <table:table-cell office:value-type="string" table:style-name="ce72">
            <text:p>5888-K</text:p>
          </table:table-cell>
          <table:table-cell office:value-type="string" table:style-name="ce72">
            <text:p>Casa Matriz</text:p>
          </table:table-cell>
          <table:table-cell office:value-type="float" office:value="455421" table:style-name="ce72">
            <text:p>455421</text:p>
          </table:table-cell>
          <table:table-cell office:value-type="string" table:style-name="ce72">
            <text:p>Habitat</text:p>
          </table:table-cell>
          <table:table-cell office:value-type="percentage" office:value="0.12839999999999999" table:style-name="ce76">
            <text:p>12.84%</text:p>
          </table:table-cell>
          <table:table-cell table:style-name="ce121"/>
          <table:table-cell office:value-type="string" table:style-name="ce72">
            <text:p>Vida Tres</text:p>
          </table:table-cell>
          <table:table-cell office:value-type="percentage" office:value="7.0000000000000007E-2" table:style-name="ce76">
            <text:p>7.00%</text:p>
          </table:table-cell>
          <table:table-cell table:style-name="ce72"/>
          <table:table-cell office:value-type="date" office:date-value="1996-12-13T00:00:00" table:style-name="ce77">
            <text:p>12/13/1996</text:p>
          </table:table-cell>
          <table:table-cell table:style-name="ce72"/>
          <table:table-cell table:number-columns-repeated="16373"/>
        </table:table-row>
        <table:table-row table:number-rows-repeated="1048515" table:style-name="ro6">
          <table:table-cell table:number-columns-repeated="16384"/>
        </table:table-row>
      </table:table>
      <table:table table:name="Act_6" table:style-name="ta2">
        <table:table-column table:style-name="co31" table:default-cell-style-name="ce19"/>
        <table:table-column table:style-name="co32" table:number-columns-repeated="3" table:default-cell-style-name="ce19"/>
        <table:table-column table:style-name="co33" table:default-cell-style-name="ce19"/>
        <table:table-column table:style-name="co2" table:default-cell-style-name="ce19"/>
        <table:table-column table:style-name="co34" table:default-cell-style-name="ce19"/>
        <table:table-column table:style-name="co29" table:default-cell-style-name="ce19"/>
        <table:table-column table:style-name="co35" table:default-cell-style-name="ce19"/>
        <table:table-column table:style-name="co2" table:number-columns-repeated="2" table:default-cell-style-name="ce19"/>
        <table:table-column table:style-name="co36" table:number-columns-repeated="5" table:default-cell-style-name="ce85"/>
        <table:table-column table:style-name="co2" table:default-cell-style-name="ce85"/>
        <table:table-column table:style-name="co37" table:default-cell-style-name="ce85"/>
        <table:table-column table:style-name="co33" table:number-columns-repeated="4" table:default-cell-style-name="ce85"/>
        <table:table-column table:style-name="co2" table:number-columns-repeated="16362" table:default-cell-style-name="ce19"/>
        <table:table-row table:style-name="ro6">
          <table:table-cell office:value-type="string" table:style-name="ce61">
            <text:p>Complete el cuadro</text:p>
          </table:table-cell>
          <table:table-cell table:number-columns-repeated="10" table:style-name="ce19"/>
          <table:table-cell table:number-columns-repeated="11" table:style-name="ce85"/>
          <table:table-cell table:number-columns-repeated="16362"/>
        </table:table-row>
        <table:table-row table:style-name="ro4">
          <table:table-cell table:number-columns-repeated="11" table:style-name="ce19"/>
          <table:table-cell table:number-columns-repeated="11" table:style-name="ce85"/>
          <table:table-cell table:number-columns-repeated="16362"/>
        </table:table-row>
        <table:table-row table:style-name="ro12">
          <table:table-cell office:value-type="string" table:style-name="ce57">
            <text:p>Mes</text:p>
          </table:table-cell>
          <table:table-cell office:value-type="string" table:style-name="ce57">
            <text:p>vendedor 1</text:p>
          </table:table-cell>
          <table:table-cell office:value-type="string" table:style-name="ce57">
            <text:p>vendedor 2</text:p>
          </table:table-cell>
          <table:table-cell office:value-type="string" table:style-name="ce57">
            <text:p>vendedor 3</text:p>
          </table:table-cell>
          <table:table-cell office:value-type="string" table:style-name="ce57">
            <text:p>Total Mensual</text:p>
          </table:table-cell>
          <table:table-cell office:value-type="string" table:style-name="ce57">
            <text:p>Promedio Mensual</text:p>
          </table:table-cell>
          <table:table-cell office:value-type="string" table:style-name="ce57">
            <text:p>Venta mensual mas baja</text:p>
          </table:table-cell>
          <table:table-cell office:value-type="string" table:style-name="ce57">
            <text:p>Venta mensual mas alta</text:p>
          </table:table-cell>
          <table:table-cell office:value-type="string" table:style-name="ce57">
            <text:p>Nº de vendedores sin ventas</text:p>
          </table:table-cell>
          <table:table-cell table:number-columns-repeated="2" table:style-name="ce19"/>
          <table:table-cell table:number-columns-repeated="11" table:style-name="ce85"/>
          <table:table-cell table:number-columns-repeated="16362"/>
        </table:table-row>
        <table:table-row table:style-name="ro2">
          <table:table-cell office:value-type="string" table:style-name="ce72">
            <text:p>enero</text:p>
          </table:table-cell>
          <table:table-cell office:value-type="float" office:value="253000" table:style-name="ce72">
            <text:p>253000</text:p>
          </table:table-cell>
          <table:table-cell office:value-type="float" office:value="268000" table:style-name="ce72">
            <text:p>268000</text:p>
          </table:table-cell>
          <table:table-cell office:value-type="float" office:value="241500" table:style-name="ce72">
            <text:p>241500</text:p>
          </table:table-cell>
          <table:table-cell table:number-columns-repeated="5" table:style-name="ce72"/>
          <table:table-cell table:style-name="ce19"/>
          <table:table-cell office:value-type="string" office:string-value="" table:formula="of:=IFERROR(IF(COUNTIF([.R4:.V15];&quot;verdadero&quot;)=60;&quot;Correcto&quot;;&quot;&quot;);&quot;&quot;)" table:style-name="ce154"/>
          <table:table-cell office:value-type="float" office:value="762500" table:style-name="ce85">
            <text:p>762500</text:p>
          </table:table-cell>
          <table:table-cell office:value-type="float" office:value="254166.66666666666" table:style-name="ce85">
            <text:p>254166.6667</text:p>
          </table:table-cell>
          <table:table-cell office:value-type="float" office:value="241500" table:style-name="ce85">
            <text:p>241500</text:p>
          </table:table-cell>
          <table:table-cell office:value-type="float" office:value="268000" table:style-name="ce85">
            <text:p>2680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4]=[.E4]" table:style-name="ce85">
            <text:p>FALSE</text:p>
          </table:table-cell>
          <table:table-cell office:value-type="boolean" office:boolean-value="false" table:formula="of:=[.M4]=[.F4]" table:style-name="ce85">
            <text:p>FALSE</text:p>
          </table:table-cell>
          <table:table-cell office:value-type="boolean" office:boolean-value="false" table:formula="of:=[.N4]=[.G4]" table:style-name="ce85">
            <text:p>FALSE</text:p>
          </table:table-cell>
          <table:table-cell office:value-type="boolean" office:boolean-value="false" table:formula="of:=[.O4]=[.H4]" table:style-name="ce85">
            <text:p>FALSE</text:p>
          </table:table-cell>
          <table:table-cell office:value-type="boolean" office:boolean-value="true" table:formula="of:=[.P4]=[.I4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febrero</text:p>
          </table:table-cell>
          <table:table-cell office:value-type="float" office:value="305600" table:style-name="ce72">
            <text:p>305600</text:p>
          </table:table-cell>
          <table:table-cell office:value-type="float" office:value="320600" table:style-name="ce72">
            <text:p>320600</text:p>
          </table:table-cell>
          <table:table-cell office:value-type="float" office:value="294100" table:style-name="ce72">
            <text:p>2941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920300" table:style-name="ce85">
            <text:p>920300</text:p>
          </table:table-cell>
          <table:table-cell office:value-type="float" office:value="306766.66666666669" table:style-name="ce85">
            <text:p>306766.6667</text:p>
          </table:table-cell>
          <table:table-cell office:value-type="float" office:value="294100" table:style-name="ce85">
            <text:p>294100</text:p>
          </table:table-cell>
          <table:table-cell office:value-type="float" office:value="320600" table:style-name="ce85">
            <text:p>3206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5]=[.E5]" table:style-name="ce85">
            <text:p>FALSE</text:p>
          </table:table-cell>
          <table:table-cell office:value-type="boolean" office:boolean-value="false" table:formula="of:=[.M5]=[.F5]" table:style-name="ce85">
            <text:p>FALSE</text:p>
          </table:table-cell>
          <table:table-cell office:value-type="boolean" office:boolean-value="false" table:formula="of:=[.N5]=[.G5]" table:style-name="ce85">
            <text:p>FALSE</text:p>
          </table:table-cell>
          <table:table-cell office:value-type="boolean" office:boolean-value="false" table:formula="of:=[.O5]=[.H5]" table:style-name="ce85">
            <text:p>FALSE</text:p>
          </table:table-cell>
          <table:table-cell office:value-type="boolean" office:boolean-value="true" table:formula="of:=[.P5]=[.I5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marzo</text:p>
          </table:table-cell>
          <table:table-cell table:style-name="ce72"/>
          <table:table-cell office:value-type="float" office:value="373200" table:style-name="ce72">
            <text:p>373200</text:p>
          </table:table-cell>
          <table:table-cell office:value-type="float" office:value="346700" table:style-name="ce72">
            <text:p>3467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719900" table:style-name="ce85">
            <text:p>719900</text:p>
          </table:table-cell>
          <table:table-cell office:value-type="float" office:value="359950" table:style-name="ce85">
            <text:p>359950</text:p>
          </table:table-cell>
          <table:table-cell office:value-type="float" office:value="346700" table:style-name="ce85">
            <text:p>346700</text:p>
          </table:table-cell>
          <table:table-cell office:value-type="float" office:value="373200" table:style-name="ce85">
            <text:p>373200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boolean" office:boolean-value="false" table:formula="of:=[.L6]=[.E6]" table:style-name="ce85">
            <text:p>FALSE</text:p>
          </table:table-cell>
          <table:table-cell office:value-type="boolean" office:boolean-value="false" table:formula="of:=[.M6]=[.F6]" table:style-name="ce85">
            <text:p>FALSE</text:p>
          </table:table-cell>
          <table:table-cell office:value-type="boolean" office:boolean-value="false" table:formula="of:=[.N6]=[.G6]" table:style-name="ce85">
            <text:p>FALSE</text:p>
          </table:table-cell>
          <table:table-cell office:value-type="boolean" office:boolean-value="false" table:formula="of:=[.O6]=[.H6]" table:style-name="ce85">
            <text:p>FALSE</text:p>
          </table:table-cell>
          <table:table-cell office:value-type="boolean" office:boolean-value="false" table:formula="of:=[.P6]=[.I6]" table:style-name="ce85">
            <text:p>FALS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abril</text:p>
          </table:table-cell>
          <table:table-cell office:value-type="float" office:value="410800" table:style-name="ce72">
            <text:p>410800</text:p>
          </table:table-cell>
          <table:table-cell office:value-type="float" office:value="425800" table:style-name="ce72">
            <text:p>425800</text:p>
          </table:table-cell>
          <table:table-cell office:value-type="float" office:value="399300" table:style-name="ce72">
            <text:p>3993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1235900" table:style-name="ce85">
            <text:p>1235900</text:p>
          </table:table-cell>
          <table:table-cell office:value-type="float" office:value="411966.66666666669" table:style-name="ce85">
            <text:p>411966.6667</text:p>
          </table:table-cell>
          <table:table-cell office:value-type="float" office:value="399300" table:style-name="ce85">
            <text:p>399300</text:p>
          </table:table-cell>
          <table:table-cell office:value-type="float" office:value="425800" table:style-name="ce85">
            <text:p>4258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7]=[.E7]" table:style-name="ce85">
            <text:p>FALSE</text:p>
          </table:table-cell>
          <table:table-cell office:value-type="boolean" office:boolean-value="false" table:formula="of:=[.M7]=[.F7]" table:style-name="ce85">
            <text:p>FALSE</text:p>
          </table:table-cell>
          <table:table-cell office:value-type="boolean" office:boolean-value="false" table:formula="of:=[.N7]=[.G7]" table:style-name="ce85">
            <text:p>FALSE</text:p>
          </table:table-cell>
          <table:table-cell office:value-type="boolean" office:boolean-value="false" table:formula="of:=[.O7]=[.H7]" table:style-name="ce85">
            <text:p>FALSE</text:p>
          </table:table-cell>
          <table:table-cell office:value-type="boolean" office:boolean-value="true" table:formula="of:=[.P7]=[.I7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mayo</text:p>
          </table:table-cell>
          <table:table-cell office:value-type="float" office:value="463400" table:style-name="ce72">
            <text:p>463400</text:p>
          </table:table-cell>
          <table:table-cell office:value-type="float" office:value="478400" table:style-name="ce72">
            <text:p>478400</text:p>
          </table:table-cell>
          <table:table-cell table:number-columns-repeated="6" table:style-name="ce72"/>
          <table:table-cell table:number-columns-repeated="2" table:style-name="ce19"/>
          <table:table-cell office:value-type="float" office:value="941800" table:style-name="ce85">
            <text:p>941800</text:p>
          </table:table-cell>
          <table:table-cell office:value-type="float" office:value="470900" table:style-name="ce85">
            <text:p>470900</text:p>
          </table:table-cell>
          <table:table-cell office:value-type="float" office:value="463400" table:style-name="ce85">
            <text:p>463400</text:p>
          </table:table-cell>
          <table:table-cell office:value-type="float" office:value="478400" table:style-name="ce85">
            <text:p>478400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boolean" office:boolean-value="false" table:formula="of:=[.L8]=[.E8]" table:style-name="ce85">
            <text:p>FALSE</text:p>
          </table:table-cell>
          <table:table-cell office:value-type="boolean" office:boolean-value="false" table:formula="of:=[.M8]=[.F8]" table:style-name="ce85">
            <text:p>FALSE</text:p>
          </table:table-cell>
          <table:table-cell office:value-type="boolean" office:boolean-value="false" table:formula="of:=[.N8]=[.G8]" table:style-name="ce85">
            <text:p>FALSE</text:p>
          </table:table-cell>
          <table:table-cell office:value-type="boolean" office:boolean-value="false" table:formula="of:=[.O8]=[.H8]" table:style-name="ce85">
            <text:p>FALSE</text:p>
          </table:table-cell>
          <table:table-cell office:value-type="boolean" office:boolean-value="false" table:formula="of:=[.P8]=[.I8]" table:style-name="ce85">
            <text:p>FALS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junio</text:p>
          </table:table-cell>
          <table:table-cell office:value-type="float" office:value="516000" table:style-name="ce72">
            <text:p>516000</text:p>
          </table:table-cell>
          <table:table-cell office:value-type="float" office:value="531000" table:style-name="ce72">
            <text:p>531000</text:p>
          </table:table-cell>
          <table:table-cell office:value-type="float" office:value="504500" table:style-name="ce72">
            <text:p>5045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1551500" table:style-name="ce85">
            <text:p>1551500</text:p>
          </table:table-cell>
          <table:table-cell office:value-type="float" office:value="517166.66666666669" table:style-name="ce85">
            <text:p>517166.6667</text:p>
          </table:table-cell>
          <table:table-cell office:value-type="float" office:value="504500" table:style-name="ce85">
            <text:p>504500</text:p>
          </table:table-cell>
          <table:table-cell office:value-type="float" office:value="531000" table:style-name="ce85">
            <text:p>5310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9]=[.E9]" table:style-name="ce85">
            <text:p>FALSE</text:p>
          </table:table-cell>
          <table:table-cell office:value-type="boolean" office:boolean-value="false" table:formula="of:=[.M9]=[.F9]" table:style-name="ce85">
            <text:p>FALSE</text:p>
          </table:table-cell>
          <table:table-cell office:value-type="boolean" office:boolean-value="false" table:formula="of:=[.N9]=[.G9]" table:style-name="ce85">
            <text:p>FALSE</text:p>
          </table:table-cell>
          <table:table-cell office:value-type="boolean" office:boolean-value="false" table:formula="of:=[.O9]=[.H9]" table:style-name="ce85">
            <text:p>FALSE</text:p>
          </table:table-cell>
          <table:table-cell office:value-type="boolean" office:boolean-value="true" table:formula="of:=[.P9]=[.I9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julio</text:p>
          </table:table-cell>
          <table:table-cell office:value-type="float" office:value="568600" table:style-name="ce72">
            <text:p>568600</text:p>
          </table:table-cell>
          <table:table-cell office:value-type="float" office:value="583600" table:style-name="ce72">
            <text:p>583600</text:p>
          </table:table-cell>
          <table:table-cell office:value-type="float" office:value="557100" table:style-name="ce72">
            <text:p>5571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1709300" table:style-name="ce85">
            <text:p>1709300</text:p>
          </table:table-cell>
          <table:table-cell office:value-type="float" office:value="569766.66666666663" table:style-name="ce85">
            <text:p>569766.6667</text:p>
          </table:table-cell>
          <table:table-cell office:value-type="float" office:value="557100" table:style-name="ce85">
            <text:p>557100</text:p>
          </table:table-cell>
          <table:table-cell office:value-type="float" office:value="583600" table:style-name="ce85">
            <text:p>5836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10]=[.E10]" table:style-name="ce85">
            <text:p>FALSE</text:p>
          </table:table-cell>
          <table:table-cell office:value-type="boolean" office:boolean-value="false" table:formula="of:=[.M10]=[.F10]" table:style-name="ce85">
            <text:p>FALSE</text:p>
          </table:table-cell>
          <table:table-cell office:value-type="boolean" office:boolean-value="false" table:formula="of:=[.N10]=[.G10]" table:style-name="ce85">
            <text:p>FALSE</text:p>
          </table:table-cell>
          <table:table-cell office:value-type="boolean" office:boolean-value="false" table:formula="of:=[.O10]=[.H10]" table:style-name="ce85">
            <text:p>FALSE</text:p>
          </table:table-cell>
          <table:table-cell office:value-type="boolean" office:boolean-value="true" table:formula="of:=[.P10]=[.I10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agosto</text:p>
          </table:table-cell>
          <table:table-cell table:style-name="ce72"/>
          <table:table-cell office:value-type="float" office:value="636200" table:style-name="ce72">
            <text:p>636200</text:p>
          </table:table-cell>
          <table:table-cell office:value-type="float" office:value="609700" table:style-name="ce72">
            <text:p>6097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1245900" table:style-name="ce85">
            <text:p>1245900</text:p>
          </table:table-cell>
          <table:table-cell office:value-type="float" office:value="622950" table:style-name="ce85">
            <text:p>622950</text:p>
          </table:table-cell>
          <table:table-cell office:value-type="float" office:value="609700" table:style-name="ce85">
            <text:p>609700</text:p>
          </table:table-cell>
          <table:table-cell office:value-type="float" office:value="636200" table:style-name="ce85">
            <text:p>636200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boolean" office:boolean-value="false" table:formula="of:=[.L11]=[.E11]" table:style-name="ce85">
            <text:p>FALSE</text:p>
          </table:table-cell>
          <table:table-cell office:value-type="boolean" office:boolean-value="false" table:formula="of:=[.M11]=[.F11]" table:style-name="ce85">
            <text:p>FALSE</text:p>
          </table:table-cell>
          <table:table-cell office:value-type="boolean" office:boolean-value="false" table:formula="of:=[.N11]=[.G11]" table:style-name="ce85">
            <text:p>FALSE</text:p>
          </table:table-cell>
          <table:table-cell office:value-type="boolean" office:boolean-value="false" table:formula="of:=[.O11]=[.H11]" table:style-name="ce85">
            <text:p>FALSE</text:p>
          </table:table-cell>
          <table:table-cell office:value-type="boolean" office:boolean-value="false" table:formula="of:=[.P11]=[.I11]" table:style-name="ce85">
            <text:p>FALS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septiembre</text:p>
          </table:table-cell>
          <table:table-cell office:value-type="float" office:value="673800" table:style-name="ce72">
            <text:p>673800</text:p>
          </table:table-cell>
          <table:table-cell office:value-type="float" office:value="688800" table:style-name="ce72">
            <text:p>688800</text:p>
          </table:table-cell>
          <table:table-cell office:value-type="float" office:value="662300" table:style-name="ce72">
            <text:p>6623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2024900" table:style-name="ce85">
            <text:p>2024900</text:p>
          </table:table-cell>
          <table:table-cell office:value-type="float" office:value="674966.66666666663" table:style-name="ce85">
            <text:p>674966.6667</text:p>
          </table:table-cell>
          <table:table-cell office:value-type="float" office:value="662300" table:style-name="ce85">
            <text:p>662300</text:p>
          </table:table-cell>
          <table:table-cell office:value-type="float" office:value="688800" table:style-name="ce85">
            <text:p>6888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12]=[.E12]" table:style-name="ce85">
            <text:p>FALSE</text:p>
          </table:table-cell>
          <table:table-cell office:value-type="boolean" office:boolean-value="false" table:formula="of:=[.M12]=[.F12]" table:style-name="ce85">
            <text:p>FALSE</text:p>
          </table:table-cell>
          <table:table-cell office:value-type="boolean" office:boolean-value="false" table:formula="of:=[.N12]=[.G12]" table:style-name="ce85">
            <text:p>FALSE</text:p>
          </table:table-cell>
          <table:table-cell office:value-type="boolean" office:boolean-value="false" table:formula="of:=[.O12]=[.H12]" table:style-name="ce85">
            <text:p>FALSE</text:p>
          </table:table-cell>
          <table:table-cell office:value-type="boolean" office:boolean-value="true" table:formula="of:=[.P12]=[.I12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octubre</text:p>
          </table:table-cell>
          <table:table-cell office:value-type="float" office:value="726400" table:style-name="ce72">
            <text:p>726400</text:p>
          </table:table-cell>
          <table:table-cell office:value-type="float" office:value="741400" table:style-name="ce72">
            <text:p>741400</text:p>
          </table:table-cell>
          <table:table-cell office:value-type="float" office:value="714900" table:style-name="ce72">
            <text:p>7149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2182700" table:style-name="ce85">
            <text:p>2182700</text:p>
          </table:table-cell>
          <table:table-cell office:value-type="float" office:value="727566.66666666663" table:style-name="ce85">
            <text:p>727566.6667</text:p>
          </table:table-cell>
          <table:table-cell office:value-type="float" office:value="714900" table:style-name="ce85">
            <text:p>714900</text:p>
          </table:table-cell>
          <table:table-cell office:value-type="float" office:value="741400" table:style-name="ce85">
            <text:p>7414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13]=[.E13]" table:style-name="ce85">
            <text:p>FALSE</text:p>
          </table:table-cell>
          <table:table-cell office:value-type="boolean" office:boolean-value="false" table:formula="of:=[.M13]=[.F13]" table:style-name="ce85">
            <text:p>FALSE</text:p>
          </table:table-cell>
          <table:table-cell office:value-type="boolean" office:boolean-value="false" table:formula="of:=[.N13]=[.G13]" table:style-name="ce85">
            <text:p>FALSE</text:p>
          </table:table-cell>
          <table:table-cell office:value-type="boolean" office:boolean-value="false" table:formula="of:=[.O13]=[.H13]" table:style-name="ce85">
            <text:p>FALSE</text:p>
          </table:table-cell>
          <table:table-cell office:value-type="boolean" office:boolean-value="true" table:formula="of:=[.P13]=[.I13]" table:style-name="ce85">
            <text:p>TRUE</text:p>
          </table:table-cell>
          <table:table-cell table:number-columns-repeated="16362"/>
        </table:table-row>
        <table:table-row table:style-name="ro2">
          <table:table-cell office:value-type="string" table:style-name="ce72">
            <text:p>noviembre</text:p>
          </table:table-cell>
          <table:table-cell office:value-type="float" office:value="779000" table:style-name="ce72">
            <text:p>779000</text:p>
          </table:table-cell>
          <table:table-cell office:value-type="float" office:value="794000" table:style-name="ce72">
            <text:p>794000</text:p>
          </table:table-cell>
          <table:table-cell office:value-type="float" office:value="767500" table:style-name="ce72">
            <text:p>7675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2340500" table:style-name="ce85">
            <text:p>2340500</text:p>
          </table:table-cell>
          <table:table-cell office:value-type="float" office:value="780166.66666666663" table:style-name="ce85">
            <text:p>780166.6667</text:p>
          </table:table-cell>
          <table:table-cell office:value-type="float" office:value="767500" table:style-name="ce85">
            <text:p>767500</text:p>
          </table:table-cell>
          <table:table-cell office:value-type="float" office:value="794000" table:style-name="ce85">
            <text:p>7940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14]=[.E14]" table:style-name="ce85">
            <text:p>FALSE</text:p>
          </table:table-cell>
          <table:table-cell office:value-type="boolean" office:boolean-value="false" table:formula="of:=[.M14]=[.F14]" table:style-name="ce85">
            <text:p>FALSE</text:p>
          </table:table-cell>
          <table:table-cell office:value-type="boolean" office:boolean-value="false" table:formula="of:=[.N14]=[.G14]" table:style-name="ce85">
            <text:p>FALSE</text:p>
          </table:table-cell>
          <table:table-cell office:value-type="boolean" office:boolean-value="false" table:formula="of:=[.O14]=[.H14]" table:style-name="ce85">
            <text:p>FALSE</text:p>
          </table:table-cell>
          <table:table-cell office:value-type="boolean" office:boolean-value="true" table:formula="of:=[.P14]=[.I14]" table:style-name="ce85">
            <text:p>TRUE</text:p>
          </table:table-cell>
          <table:table-cell table:number-columns-repeated="16362"/>
        </table:table-row>
        <table:table-row table:style-name="ro3">
          <table:table-cell office:value-type="string" table:style-name="ce72">
            <text:p>diciembre</text:p>
          </table:table-cell>
          <table:table-cell office:value-type="float" office:value="831600" table:style-name="ce72">
            <text:p>831600</text:p>
          </table:table-cell>
          <table:table-cell office:value-type="float" office:value="846600" table:style-name="ce72">
            <text:p>846600</text:p>
          </table:table-cell>
          <table:table-cell office:value-type="float" office:value="820100" table:style-name="ce72">
            <text:p>820100</text:p>
          </table:table-cell>
          <table:table-cell table:number-columns-repeated="5" table:style-name="ce72"/>
          <table:table-cell table:number-columns-repeated="2" table:style-name="ce19"/>
          <table:table-cell office:value-type="float" office:value="2498300" table:style-name="ce85">
            <text:p>2498300</text:p>
          </table:table-cell>
          <table:table-cell office:value-type="float" office:value="832766.66666666663" table:style-name="ce85">
            <text:p>832766.6667</text:p>
          </table:table-cell>
          <table:table-cell office:value-type="float" office:value="820100" table:style-name="ce85">
            <text:p>820100</text:p>
          </table:table-cell>
          <table:table-cell office:value-type="float" office:value="846600" table:style-name="ce85">
            <text:p>84660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office:value-type="boolean" office:boolean-value="false" table:formula="of:=[.L15]=[.E15]" table:style-name="ce85">
            <text:p>FALSE</text:p>
          </table:table-cell>
          <table:table-cell office:value-type="boolean" office:boolean-value="false" table:formula="of:=[.M15]=[.F15]" table:style-name="ce85">
            <text:p>FALSE</text:p>
          </table:table-cell>
          <table:table-cell office:value-type="boolean" office:boolean-value="false" table:formula="of:=[.N15]=[.G15]" table:style-name="ce85">
            <text:p>FALSE</text:p>
          </table:table-cell>
          <table:table-cell office:value-type="boolean" office:boolean-value="false" table:formula="of:=[.O15]=[.H15]" table:style-name="ce85">
            <text:p>FALSE</text:p>
          </table:table-cell>
          <table:table-cell office:value-type="boolean" office:boolean-value="true" table:formula="of:=[.P15]=[.I15]" table:style-name="ce85">
            <text:p>TRUE</text:p>
          </table:table-cell>
          <table:table-cell table:number-columns-repeated="16362"/>
        </table:table-row>
        <table:table-row table:style-name="ro3">
          <table:table-cell office:value-type="string" table:style-name="ce57">
            <text:p>Total</text:p>
          </table:table-cell>
          <table:table-cell table:number-columns-repeated="4" table:style-name="ce72"/>
          <table:table-cell table:number-columns-repeated="6" table:style-name="ce19"/>
          <table:table-cell table:number-columns-repeated="11" table:style-name="ce85"/>
          <table:table-cell table:number-columns-repeated="16362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office:value-type="string" office:string-value="" table:formula="of:=IFERROR(IF(COUNTIF([.B22:.E22];&quot;verdadero&quot;)=4;&quot;Correcto&quot;;&quot;&quot;);&quot;&quot;)" table:style-name="ce153"/>
          <table:table-cell table:number-columns-repeated="9" table:style-name="ce19"/>
          <table:table-cell table:number-columns-repeated="16373"/>
        </table:table-row>
        <table:table-row table:style-name="ro6">
          <table:table-cell table:number-columns-repeated="16384"/>
        </table:table-row>
        <table:table-row table:style-name="ro6">
          <table:table-cell table:style-name="ce85"/>
          <table:table-cell office:value-type="float" office:value="5528200" table:style-name="ce85">
            <text:p>5528200</text:p>
          </table:table-cell>
          <table:table-cell office:value-type="float" office:value="6687600" table:style-name="ce85">
            <text:p>6687600</text:p>
          </table:table-cell>
          <table:table-cell office:value-type="float" office:value="5917700" table:style-name="ce85">
            <text:p>5917700</text:p>
          </table:table-cell>
          <table:table-cell office:value-type="float" office:value="18133500" table:style-name="ce85">
            <text:p>18133500</text:p>
          </table:table-cell>
          <table:table-cell table:number-columns-repeated="16379" table:style-name="ce85"/>
        </table:table-row>
        <table:table-row table:style-name="ro6">
          <table:table-cell table:style-name="ce85"/>
          <table:table-cell office:value-type="boolean" office:boolean-value="false" table:formula="of:=[.B16]=[.B21]" table:style-name="ce85">
            <text:p>FALSE</text:p>
          </table:table-cell>
          <table:table-cell office:value-type="boolean" office:boolean-value="false" table:formula="of:=[.C16]=[.C21]" table:style-name="ce85">
            <text:p>FALSE</text:p>
          </table:table-cell>
          <table:table-cell office:value-type="boolean" office:boolean-value="false" table:formula="of:=[.D16]=[.D21]" table:style-name="ce85">
            <text:p>FALSE</text:p>
          </table:table-cell>
          <table:table-cell office:value-type="boolean" office:boolean-value="false" table:formula="of:=[.E16]=[.E21]" table:style-name="ce85">
            <text:p>FALSE</text:p>
          </table:table-cell>
          <table:table-cell table:number-columns-repeated="16379" table:style-name="ce85"/>
        </table:table-row>
        <table:table-row table:number-rows-repeated="1048554" table:style-name="ro6">
          <table:table-cell table:number-columns-repeated="16384"/>
        </table:table-row>
      </table:table>
      <table:table table:name="Act_7" table:style-name="ta3">
        <table:table-column table:style-name="co38" table:default-cell-style-name="ce19"/>
        <table:table-column table:style-name="co18" table:default-cell-style-name="ce19"/>
        <table:table-column table:style-name="co39" table:default-cell-style-name="ce19"/>
        <table:table-column table:style-name="co40" table:default-cell-style-name="ce19"/>
        <table:table-column table:style-name="co34" table:default-cell-style-name="ce19"/>
        <table:table-column table:style-name="co9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2" table:number-columns-repeated="16375" table:default-cell-style-name="ce19"/>
        <table:table-row table:style-name="ro13">
          <table:table-cell office:value-type="string" table:style-name="ce61">
            <text:p>Calcule el total a pagar adicionando un interes del</text:p>
          </table:table-cell>
          <table:table-cell table:number-columns-repeated="2" table:style-name="ce19"/>
          <table:table-cell office:value-type="percentage" office:value="0.08" table:style-name="ce78">
            <text:p>8%</text:p>
          </table:table-cell>
          <table:table-cell table:number-columns-repeated="16380" table:style-name="ce19"/>
        </table:table-row>
        <table:table-row table:style-name="ro14">
          <table:table-cell office:value-type="string" table:style-name="ce61">
            <text:p>y complete el cuadro del final</text:p>
          </table:table-cell>
          <table:table-cell table:number-columns-repeated="2" table:style-name="ce19"/>
          <table:table-cell table:style-name="ce79"/>
          <table:table-cell table:number-columns-repeated="16380" table:style-name="ce19"/>
        </table:table-row>
        <table:table-row table:style-name="ro4">
          <table:table-cell table:number-columns-repeated="16384" table:style-name="ce19"/>
        </table:table-row>
        <table:table-row table:style-name="ro9">
          <table:table-cell office:value-type="string" table:style-name="ce57">
            <text:p>Rut</text:p>
          </table:table-cell>
          <table:table-cell office:value-type="string" table:style-name="ce57">
            <text:p>Paterno</text:p>
          </table:table-cell>
          <table:table-cell office:value-type="string" table:style-name="ce57">
            <text:p>Materno</text:p>
          </table:table-cell>
          <table:table-cell office:value-type="string" table:style-name="ce57">
            <text:p>Nombres</text:p>
          </table:table-cell>
          <table:table-cell office:value-type="string" table:style-name="ce57">
            <text:p>F. De Nac</text:p>
          </table:table-cell>
          <table:table-cell office:value-type="string" table:style-name="ce57">
            <text:p>Comuna</text:p>
          </table:table-cell>
          <table:table-cell office:value-type="string" table:style-name="ce57">
            <text:p>Sexo</text:p>
          </table:table-cell>
          <table:table-cell office:value-type="string" table:style-name="ce57">
            <text:p>Deuda</text:p>
          </table:table-cell>
          <table:table-cell office:value-type="string" table:style-name="ce57">
            <text:p>DEUDA FINAL</text:p>
          </table:table-cell>
          <table:table-cell table:number-columns-repeated="16375"/>
        </table:table-row>
        <table:table-row table:style-name="ro2">
          <table:table-cell office:value-type="string" table:style-name="ce72">
            <text:p>12.107.145-2</text:p>
          </table:table-cell>
          <table:table-cell office:value-type="string" table:style-name="ce72">
            <text:p>Muñoz</text:p>
          </table:table-cell>
          <table:table-cell office:value-type="string" table:style-name="ce72">
            <text:p>Orostegui</text:p>
          </table:table-cell>
          <table:table-cell office:value-type="string" table:style-name="ce72">
            <text:p>Rene Andres Herve</text:p>
          </table:table-cell>
          <table:table-cell office:value-type="date" office:date-value="1960-08-23T00:00:00" table:style-name="ce77">
            <text:p>8/23/1960</text:p>
          </table:table-cell>
          <table:table-cell office:value-type="string" table:style-name="ce72">
            <text:p>Pudahuel</text:p>
          </table:table-cell>
          <table:table-cell office:value-type="string" table:style-name="ce72">
            <text:p>F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2.121.953-0</text:p>
          </table:table-cell>
          <table:table-cell office:value-type="string" table:style-name="ce72">
            <text:p>Toro</text:p>
          </table:table-cell>
          <table:table-cell office:value-type="string" table:style-name="ce72">
            <text:p>Espiñeira</text:p>
          </table:table-cell>
          <table:table-cell office:value-type="string" table:style-name="ce72">
            <text:p>Juana Maria</text:p>
          </table:table-cell>
          <table:table-cell office:value-type="date" office:date-value="1980-06-28T00:00:00" table:style-name="ce77">
            <text:p>6/28/1980</text:p>
          </table:table-cell>
          <table:table-cell office:value-type="string" table:style-name="ce72">
            <text:p>Estacion Central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467.165-3</text:p>
          </table:table-cell>
          <table:table-cell office:value-type="string" table:style-name="ce72">
            <text:p>Villalobos</text:p>
          </table:table-cell>
          <table:table-cell office:value-type="string" table:style-name="ce72">
            <text:p>Maturana</text:p>
          </table:table-cell>
          <table:table-cell office:value-type="string" table:style-name="ce72">
            <text:p>Ingrid Margaret</text:p>
          </table:table-cell>
          <table:table-cell office:value-type="date" office:date-value="1978-07-05T00:00:00" table:style-name="ce77">
            <text:p>7/5/1978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488.330-8</text:p>
          </table:table-cell>
          <table:table-cell office:value-type="string" table:style-name="ce72">
            <text:p>Riffo</text:p>
          </table:table-cell>
          <table:table-cell office:value-type="string" table:style-name="ce72">
            <text:p>Vergara</text:p>
          </table:table-cell>
          <table:table-cell office:value-type="string" table:style-name="ce72">
            <text:p>Mauricio Andres</text:p>
          </table:table-cell>
          <table:table-cell table:style-name="ce77"/>
          <table:table-cell office:value-type="string" table:style-name="ce72">
            <text:p>La Granja</text:p>
          </table:table-cell>
          <table:table-cell office:value-type="string" table:style-name="ce72">
            <text:p>M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33.363-9</text:p>
          </table:table-cell>
          <table:table-cell office:value-type="string" table:style-name="ce72">
            <text:p>Villavicencio</text:p>
          </table:table-cell>
          <table:table-cell office:value-type="string" table:style-name="ce72">
            <text:p>Moya</text:p>
          </table:table-cell>
          <table:table-cell office:value-type="string" table:style-name="ce72">
            <text:p>Miguel Angel</text:p>
          </table:table-cell>
          <table:table-cell office:value-type="date" office:date-value="1978-11-07T00:00:00" table:style-name="ce77">
            <text:p>11/7/1978</text:p>
          </table:table-cell>
          <table:table-cell office:value-type="string" table:style-name="ce72">
            <text:p>San Ramon</text:p>
          </table:table-cell>
          <table:table-cell office:value-type="string" table:style-name="ce72">
            <text:p>M</text:p>
          </table:table-cell>
          <table:table-cell office:value-type="float" office:value="11813100" table:style-name="ce72">
            <text:p>118131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257.466-5</text:p>
          </table:table-cell>
          <table:table-cell office:value-type="string" table:style-name="ce72">
            <text:p>Sanchez</text:p>
          </table:table-cell>
          <table:table-cell office:value-type="string" table:style-name="ce72">
            <text:p>Olivos</text:p>
          </table:table-cell>
          <table:table-cell office:value-type="string" table:style-name="ce72">
            <text:p>Catherine Andrea</text:p>
          </table:table-cell>
          <table:table-cell office:value-type="date" office:date-value="1982-03-04T00:00:00" table:style-name="ce77">
            <text:p>3/4/1982</text:p>
          </table:table-cell>
          <table:table-cell office:value-type="string" table:style-name="ce72">
            <text:p>Pedro Aguirre C</text:p>
          </table:table-cell>
          <table:table-cell office:value-type="string" table:style-name="ce72">
            <text:p>M</text:p>
          </table:table-cell>
          <table:table-cell office:value-type="float" office:value="9087000" table:style-name="ce72">
            <text:p>90870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684.930-1</text:p>
          </table:table-cell>
          <table:table-cell office:value-type="string" table:style-name="ce72">
            <text:p>Guevara</text:p>
          </table:table-cell>
          <table:table-cell office:value-type="string" table:style-name="ce72">
            <text:p>Urrutia</text:p>
          </table:table-cell>
          <table:table-cell office:value-type="string" table:style-name="ce72">
            <text:p>Patricio Rodrigo</text:p>
          </table:table-cell>
          <table:table-cell office:value-type="date" office:date-value="1950-11-24T00:00:00" table:style-name="ce77">
            <text:p>11/24/1950</text:p>
          </table:table-cell>
          <table:table-cell office:value-type="string" table:style-name="ce72">
            <text:p>Maipu</text:p>
          </table:table-cell>
          <table:table-cell office:value-type="string" table:style-name="ce72">
            <text:p>F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692.208-4</text:p>
          </table:table-cell>
          <table:table-cell office:value-type="string" table:style-name="ce72">
            <text:p>Delgado</text:p>
          </table:table-cell>
          <table:table-cell office:value-type="string" table:style-name="ce72">
            <text:p>Suazo</text:p>
          </table:table-cell>
          <table:table-cell office:value-type="string" table:style-name="ce72">
            <text:p>Nancy Ester</text:p>
          </table:table-cell>
          <table:table-cell office:value-type="date" office:date-value="1979-03-13T00:00:00" table:style-name="ce77">
            <text:p>3/13/1979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699.368-2</text:p>
          </table:table-cell>
          <table:table-cell office:value-type="string" table:style-name="ce72">
            <text:p>Cortes</text:p>
          </table:table-cell>
          <table:table-cell office:value-type="string" table:style-name="ce72">
            <text:p>Sanchez</text:p>
          </table:table-cell>
          <table:table-cell office:value-type="string" table:style-name="ce72">
            <text:p>Guillermo Orlando</text:p>
          </table:table-cell>
          <table:table-cell office:value-type="date" office:date-value="1979-12-03T00:00:00" table:style-name="ce77">
            <text:p>12/3/1979</text:p>
          </table:table-cell>
          <table:table-cell office:value-type="string" table:style-name="ce72">
            <text:p>El Bosque</text:p>
          </table:table-cell>
          <table:table-cell office:value-type="string" table:style-name="ce72">
            <text:p>M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706.202-K</text:p>
          </table:table-cell>
          <table:table-cell office:value-type="string" table:style-name="ce72">
            <text:p>Huentecura</text:p>
          </table:table-cell>
          <table:table-cell table:style-name="ce72"/>
          <table:table-cell office:value-type="string" table:style-name="ce72">
            <text:p>Marcela Soledad</text:p>
          </table:table-cell>
          <table:table-cell office:value-type="date" office:date-value="1979-10-13T00:00:00" table:style-name="ce77">
            <text:p>10/13/1979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716.471-K</text:p>
          </table:table-cell>
          <table:table-cell office:value-type="string" table:style-name="ce72">
            <text:p>Vasquez</text:p>
          </table:table-cell>
          <table:table-cell office:value-type="string" table:style-name="ce72">
            <text:p>Diaz</text:p>
          </table:table-cell>
          <table:table-cell office:value-type="string" table:style-name="ce72">
            <text:p>Patricio Armando</text:p>
          </table:table-cell>
          <table:table-cell office:value-type="date" office:date-value="1979-10-30T00:00:00" table:style-name="ce77">
            <text:p>10/30/1979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M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39.540-7</text:p>
          </table:table-cell>
          <table:table-cell office:value-type="string" table:style-name="ce72">
            <text:p>Candia</text:p>
          </table:table-cell>
          <table:table-cell table:style-name="ce72"/>
          <table:table-cell office:value-type="string" table:style-name="ce72">
            <text:p>Gladys Andrea</text:p>
          </table:table-cell>
          <table:table-cell office:value-type="date" office:date-value="1982-07-07T00:00:00" table:style-name="ce77">
            <text:p>7/7/1982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M</text:p>
          </table:table-cell>
          <table:table-cell office:value-type="float" office:value="9087000" table:style-name="ce72">
            <text:p>90870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34.189-5</text:p>
          </table:table-cell>
          <table:table-cell office:value-type="string" table:style-name="ce72">
            <text:p>Quiroz</text:p>
          </table:table-cell>
          <table:table-cell office:value-type="string" table:style-name="ce72">
            <text:p>Navarrete</text:p>
          </table:table-cell>
          <table:table-cell office:value-type="string" table:style-name="ce72">
            <text:p>Victor Andres</text:p>
          </table:table-cell>
          <table:table-cell office:value-type="date" office:date-value="1979-11-13T00:00:00" table:style-name="ce77">
            <text:p>11/13/1979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34.338-3</text:p>
          </table:table-cell>
          <table:table-cell office:value-type="string" table:style-name="ce72">
            <text:p>Mardones</text:p>
          </table:table-cell>
          <table:table-cell office:value-type="string" table:style-name="ce72">
            <text:p>Garcia</text:p>
          </table:table-cell>
          <table:table-cell office:value-type="string" table:style-name="ce72">
            <text:p>Paola Andrea</text:p>
          </table:table-cell>
          <table:table-cell office:value-type="date" office:date-value="1979-12-01T00:00:00" table:style-name="ce77">
            <text:p>12/1/1979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82.050-5</text:p>
          </table:table-cell>
          <table:table-cell office:value-type="string" table:style-name="ce72">
            <text:p>Beroiz</text:p>
          </table:table-cell>
          <table:table-cell office:value-type="string" table:style-name="ce72">
            <text:p>Amigo</text:p>
          </table:table-cell>
          <table:table-cell office:value-type="string" table:style-name="ce72">
            <text:p>Felipe Andres</text:p>
          </table:table-cell>
          <table:table-cell office:value-type="date" office:date-value="1980-02-07T00:00:00" table:style-name="ce77">
            <text:p>2/7/1980</text:p>
          </table:table-cell>
          <table:table-cell office:value-type="string" table:style-name="ce72">
            <text:p>Peñalolen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85.485-K</text:p>
          </table:table-cell>
          <table:table-cell office:value-type="string" table:style-name="ce72">
            <text:p>Figueroa</text:p>
          </table:table-cell>
          <table:table-cell office:value-type="string" table:style-name="ce72">
            <text:p>Poblete</text:p>
          </table:table-cell>
          <table:table-cell office:value-type="string" table:style-name="ce72">
            <text:p>Yohanna Patricia</text:p>
          </table:table-cell>
          <table:table-cell office:value-type="date" office:date-value="1955-07-06T00:00:00" table:style-name="ce77">
            <text:p>7/6/1955</text:p>
          </table:table-cell>
          <table:table-cell office:value-type="string" table:style-name="ce72">
            <text:p>Maipu</text:p>
          </table:table-cell>
          <table:table-cell office:value-type="string" table:style-name="ce72">
            <text:p>M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94.096-9</text:p>
          </table:table-cell>
          <table:table-cell office:value-type="string" table:style-name="ce72">
            <text:p>Carreño</text:p>
          </table:table-cell>
          <table:table-cell office:value-type="string" table:style-name="ce72">
            <text:p>Escudero</text:p>
          </table:table-cell>
          <table:table-cell office:value-type="string" table:style-name="ce72">
            <text:p>Gabriel Alfonso</text:p>
          </table:table-cell>
          <table:table-cell office:value-type="date" office:date-value="1980-02-06T00:00:00" table:style-name="ce77">
            <text:p>2/6/1980</text:p>
          </table:table-cell>
          <table:table-cell office:value-type="string" table:style-name="ce72">
            <text:p>San Joaquin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897.921-0</text:p>
          </table:table-cell>
          <table:table-cell office:value-type="string" table:style-name="ce72">
            <text:p>Parra</text:p>
          </table:table-cell>
          <table:table-cell office:value-type="string" table:style-name="ce72">
            <text:p>Ramos</text:p>
          </table:table-cell>
          <table:table-cell office:value-type="string" table:style-name="ce72">
            <text:p>Jenniffer Andrea</text:p>
          </table:table-cell>
          <table:table-cell office:value-type="date" office:date-value="1980-05-31T00:00:00" table:style-name="ce77">
            <text:p>5/31/1980</text:p>
          </table:table-cell>
          <table:table-cell office:value-type="string" table:style-name="ce72">
            <text:p>Quinta Normal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06.420-8</text:p>
          </table:table-cell>
          <table:table-cell office:value-type="string" table:style-name="ce72">
            <text:p>Jaque</text:p>
          </table:table-cell>
          <table:table-cell office:value-type="string" table:style-name="ce72">
            <text:p>Salinas</text:p>
          </table:table-cell>
          <table:table-cell office:value-type="string" table:style-name="ce72">
            <text:p>Maria Eliana</text:p>
          </table:table-cell>
          <table:table-cell office:value-type="date" office:date-value="1980-11-21T00:00:00" table:style-name="ce77">
            <text:p>11/21/1980</text:p>
          </table:table-cell>
          <table:table-cell office:value-type="string" table:style-name="ce72">
            <text:p>Independencia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12.602-5</text:p>
          </table:table-cell>
          <table:table-cell office:value-type="string" table:style-name="ce72">
            <text:p>Guzman</text:p>
          </table:table-cell>
          <table:table-cell office:value-type="string" table:style-name="ce72">
            <text:p>Gonzalez</text:p>
          </table:table-cell>
          <table:table-cell office:value-type="string" table:style-name="ce72">
            <text:p>Sebastian Eduardo</text:p>
          </table:table-cell>
          <table:table-cell office:value-type="date" office:date-value="1980-02-26T00:00:00" table:style-name="ce77">
            <text:p>2/26/1980</text:p>
          </table:table-cell>
          <table:table-cell office:value-type="string" table:style-name="ce72">
            <text:p>San Joaquin</text:p>
          </table:table-cell>
          <table:table-cell office:value-type="string" table:style-name="ce72">
            <text:p>M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12.649-1</text:p>
          </table:table-cell>
          <table:table-cell office:value-type="string" table:style-name="ce72">
            <text:p>Sepulveda</text:p>
          </table:table-cell>
          <table:table-cell office:value-type="string" table:style-name="ce72">
            <text:p>Diaz</text:p>
          </table:table-cell>
          <table:table-cell office:value-type="string" table:style-name="ce72">
            <text:p>Cristian Eduardo</text:p>
          </table:table-cell>
          <table:table-cell office:value-type="date" office:date-value="1980-02-23T00:00:00" table:style-name="ce77">
            <text:p>2/23/1980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M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17.752-5</text:p>
          </table:table-cell>
          <table:table-cell office:value-type="string" table:style-name="ce72">
            <text:p>Alarcon</text:p>
          </table:table-cell>
          <table:table-cell office:value-type="string" table:style-name="ce72">
            <text:p>Cardenas</text:p>
          </table:table-cell>
          <table:table-cell office:value-type="string" table:style-name="ce72">
            <text:p>Marcela Paz</text:p>
          </table:table-cell>
          <table:table-cell office:value-type="date" office:date-value="1980-09-05T00:00:00" table:style-name="ce77">
            <text:p>9/5/1980</text:p>
          </table:table-cell>
          <table:table-cell office:value-type="string" table:style-name="ce72">
            <text:p>Lo Espejo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18.632-K</text:p>
          </table:table-cell>
          <table:table-cell office:value-type="string" table:style-name="ce72">
            <text:p>Faundez</text:p>
          </table:table-cell>
          <table:table-cell office:value-type="string" table:style-name="ce72">
            <text:p>Navarrete</text:p>
          </table:table-cell>
          <table:table-cell office:value-type="string" table:style-name="ce72">
            <text:p>Lissette Carolina</text:p>
          </table:table-cell>
          <table:table-cell office:value-type="date" office:date-value="1980-11-19T00:00:00" table:style-name="ce77">
            <text:p>11/19/1980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M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18.974-4</text:p>
          </table:table-cell>
          <table:table-cell office:value-type="string" table:style-name="ce72">
            <text:p>Ulloa</text:p>
          </table:table-cell>
          <table:table-cell office:value-type="string" table:style-name="ce72">
            <text:p>Valverde</text:p>
          </table:table-cell>
          <table:table-cell office:value-type="string" table:style-name="ce72">
            <text:p>Ximena Elizabeth</text:p>
          </table:table-cell>
          <table:table-cell office:value-type="date" office:date-value="1980-09-21T00:00:00" table:style-name="ce77">
            <text:p>9/21/1980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F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617.423-1</text:p>
          </table:table-cell>
          <table:table-cell office:value-type="string" table:style-name="ce72">
            <text:p>Leiva</text:p>
          </table:table-cell>
          <table:table-cell office:value-type="string" table:style-name="ce72">
            <text:p>Altamirano</text:p>
          </table:table-cell>
          <table:table-cell office:value-type="string" table:style-name="ce72">
            <text:p>Ingrid Andrea</text:p>
          </table:table-cell>
          <table:table-cell office:value-type="date" office:date-value="1979-06-27T00:00:00" table:style-name="ce77">
            <text:p>6/27/1979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F</text:p>
          </table:table-cell>
          <table:table-cell office:value-type="float" office:value="8178300" table:style-name="ce72">
            <text:p>81783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30.286-9</text:p>
          </table:table-cell>
          <table:table-cell office:value-type="string" table:style-name="ce72">
            <text:p>Godoy</text:p>
          </table:table-cell>
          <table:table-cell office:value-type="string" table:style-name="ce72">
            <text:p>Barahona</text:p>
          </table:table-cell>
          <table:table-cell office:value-type="string" table:style-name="ce72">
            <text:p>Priscilla Andrea</text:p>
          </table:table-cell>
          <table:table-cell office:value-type="date" office:date-value="1971-07-04T00:00:00" table:style-name="ce77">
            <text:p>7/4/1971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33.029-3</text:p>
          </table:table-cell>
          <table:table-cell office:value-type="string" table:style-name="ce72">
            <text:p>Tilleria</text:p>
          </table:table-cell>
          <table:table-cell office:value-type="string" table:style-name="ce72">
            <text:p>Vergara</text:p>
          </table:table-cell>
          <table:table-cell office:value-type="string" table:style-name="ce72">
            <text:p>Cristhian Bernardo</text:p>
          </table:table-cell>
          <table:table-cell office:value-type="date" office:date-value="1980-11-14T00:00:00" table:style-name="ce77">
            <text:p>11/14/1980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M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37.617-K</text:p>
          </table:table-cell>
          <table:table-cell office:value-type="string" table:style-name="ce72">
            <text:p>Valdes</text:p>
          </table:table-cell>
          <table:table-cell office:value-type="string" table:style-name="ce72">
            <text:p>Toledo</text:p>
          </table:table-cell>
          <table:table-cell office:value-type="string" table:style-name="ce72">
            <text:p>Ivan Ismael</text:p>
          </table:table-cell>
          <table:table-cell office:value-type="date" office:date-value="1980-03-07T00:00:00" table:style-name="ce77">
            <text:p>3/7/1980</text:p>
          </table:table-cell>
          <table:table-cell office:value-type="string" table:style-name="ce72">
            <text:p>San Joaquin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40.010-0</text:p>
          </table:table-cell>
          <table:table-cell office:value-type="string" table:style-name="ce72">
            <text:p>Toro</text:p>
          </table:table-cell>
          <table:table-cell office:value-type="string" table:style-name="ce72">
            <text:p>Saldaño</text:p>
          </table:table-cell>
          <table:table-cell office:value-type="string" table:style-name="ce72">
            <text:p>Nicols Edith</text:p>
          </table:table-cell>
          <table:table-cell office:value-type="date" office:date-value="1980-05-09T00:00:00" table:style-name="ce77">
            <text:p>5/9/1980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669.069-8</text:p>
          </table:table-cell>
          <table:table-cell office:value-type="string" table:style-name="ce72">
            <text:p>Faure</text:p>
          </table:table-cell>
          <table:table-cell office:value-type="string" table:style-name="ce72">
            <text:p>Machuca</text:p>
          </table:table-cell>
          <table:table-cell office:value-type="string" table:style-name="ce72">
            <text:p>Solange Andrea</text:p>
          </table:table-cell>
          <table:table-cell office:value-type="date" office:date-value="1979-09-14T00:00:00" table:style-name="ce77">
            <text:p>9/14/1979</text:p>
          </table:table-cell>
          <table:table-cell office:value-type="string" table:style-name="ce72">
            <text:p>La Cisterna</text:p>
          </table:table-cell>
          <table:table-cell office:value-type="string" table:style-name="ce72">
            <text:p>M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140.925-5</text:p>
          </table:table-cell>
          <table:table-cell office:value-type="string" table:style-name="ce72">
            <text:p>Escobedo</text:p>
          </table:table-cell>
          <table:table-cell office:value-type="string" table:style-name="ce72">
            <text:p>Campos</text:p>
          </table:table-cell>
          <table:table-cell office:value-type="string" table:style-name="ce72">
            <text:p>Daniel Esteban</text:p>
          </table:table-cell>
          <table:table-cell office:value-type="date" office:date-value="1965-08-23T00:00:00" table:style-name="ce77">
            <text:p>8/23/1965</text:p>
          </table:table-cell>
          <table:table-cell office:value-type="string" table:style-name="ce72">
            <text:p>Quinta Normal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155.028-4</text:p>
          </table:table-cell>
          <table:table-cell office:value-type="string" table:style-name="ce72">
            <text:p>Astorga</text:p>
          </table:table-cell>
          <table:table-cell office:value-type="string" table:style-name="ce72">
            <text:p>Salinas</text:p>
          </table:table-cell>
          <table:table-cell office:value-type="string" table:style-name="ce72">
            <text:p>Fabian Enrique</text:p>
          </table:table-cell>
          <table:table-cell office:value-type="date" office:date-value="1981-04-27T00:00:00" table:style-name="ce77">
            <text:p>4/27/1981</text:p>
          </table:table-cell>
          <table:table-cell office:value-type="string" table:style-name="ce72">
            <text:p>Huechuraba</text:p>
          </table:table-cell>
          <table:table-cell office:value-type="string" table:style-name="ce72">
            <text:p>M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164.967-1</text:p>
          </table:table-cell>
          <table:table-cell office:value-type="string" table:style-name="ce72">
            <text:p>Mellado</text:p>
          </table:table-cell>
          <table:table-cell office:value-type="string" table:style-name="ce72">
            <text:p>Ramos</text:p>
          </table:table-cell>
          <table:table-cell office:value-type="string" table:style-name="ce72">
            <text:p>Orlando Felipe</text:p>
          </table:table-cell>
          <table:table-cell office:value-type="date" office:date-value="1981-12-03T00:00:00" table:style-name="ce77">
            <text:p>12/3/1981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21.974-0</text:p>
          </table:table-cell>
          <table:table-cell office:value-type="string" table:style-name="ce72">
            <text:p>Vasquez</text:p>
          </table:table-cell>
          <table:table-cell office:value-type="string" table:style-name="ce72">
            <text:p>Huentecura</text:p>
          </table:table-cell>
          <table:table-cell office:value-type="string" table:style-name="ce72">
            <text:p>Matias Ignacio</text:p>
          </table:table-cell>
          <table:table-cell office:value-type="date" office:date-value="1970-03-19T00:00:00" table:style-name="ce77">
            <text:p>3/19/1970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M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185.783-5</text:p>
          </table:table-cell>
          <table:table-cell office:value-type="string" table:style-name="ce72">
            <text:p>Valencia</text:p>
          </table:table-cell>
          <table:table-cell office:value-type="string" table:style-name="ce72">
            <text:p>Sobarzo</text:p>
          </table:table-cell>
          <table:table-cell office:value-type="string" table:style-name="ce72">
            <text:p>Karen Eugenia</text:p>
          </table:table-cell>
          <table:table-cell office:value-type="date" office:date-value="1981-07-30T00:00:00" table:style-name="ce77">
            <text:p>7/30/1981</text:p>
          </table:table-cell>
          <table:table-cell office:value-type="string" table:style-name="ce72">
            <text:p>San Ramon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382.580-9</text:p>
          </table:table-cell>
          <table:table-cell office:value-type="string" table:style-name="ce72">
            <text:p>Rojas</text:p>
          </table:table-cell>
          <table:table-cell office:value-type="string" table:style-name="ce72">
            <text:p>Moraga</text:p>
          </table:table-cell>
          <table:table-cell office:value-type="string" table:style-name="ce72">
            <text:p>Jenny Rossana</text:p>
          </table:table-cell>
          <table:table-cell office:value-type="date" office:date-value="1980-05-08T00:00:00" table:style-name="ce77">
            <text:p>5/8/1980</text:p>
          </table:table-cell>
          <table:table-cell office:value-type="string" table:style-name="ce72">
            <text:p>San Miguel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499.341-1</text:p>
          </table:table-cell>
          <table:table-cell office:value-type="string" table:style-name="ce72">
            <text:p>Olmedo</text:p>
          </table:table-cell>
          <table:table-cell office:value-type="string" table:style-name="ce72">
            <text:p>Gutierrez</text:p>
          </table:table-cell>
          <table:table-cell office:value-type="string" table:style-name="ce72">
            <text:p>Johanna Alejandra</text:p>
          </table:table-cell>
          <table:table-cell office:value-type="date" office:date-value="1958-04-25T00:00:00" table:style-name="ce77">
            <text:p>4/25/1958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609.758-8</text:p>
          </table:table-cell>
          <table:table-cell office:value-type="string" table:style-name="ce72">
            <text:p>Carreño</text:p>
          </table:table-cell>
          <table:table-cell office:value-type="string" table:style-name="ce72">
            <text:p>Soto</text:p>
          </table:table-cell>
          <table:table-cell office:value-type="string" table:style-name="ce72">
            <text:p>Piero Angelo</text:p>
          </table:table-cell>
          <table:table-cell office:value-type="date" office:date-value="1980-10-26T00:00:00" table:style-name="ce77">
            <text:p>10/26/1980</text:p>
          </table:table-cell>
          <table:table-cell office:value-type="string" table:style-name="ce72">
            <text:p>Maipu</text:p>
          </table:table-cell>
          <table:table-cell office:value-type="string" table:style-name="ce72">
            <text:p>F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3.943.200-2</text:p>
          </table:table-cell>
          <table:table-cell office:value-type="string" table:style-name="ce72">
            <text:p>Gomez</text:p>
          </table:table-cell>
          <table:table-cell office:value-type="string" table:style-name="ce72">
            <text:p>Castillo</text:p>
          </table:table-cell>
          <table:table-cell office:value-type="string" table:style-name="ce72">
            <text:p>Patricio Andres</text:p>
          </table:table-cell>
          <table:table-cell office:value-type="date" office:date-value="1961-11-07T00:00:00" table:style-name="ce77">
            <text:p>11/7/1961</text:p>
          </table:table-cell>
          <table:table-cell office:value-type="string" table:style-name="ce72">
            <text:p>Puente Alto</text:p>
          </table:table-cell>
          <table:table-cell office:value-type="string" table:style-name="ce72">
            <text:p>F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08.376-6</text:p>
          </table:table-cell>
          <table:table-cell office:value-type="string" table:style-name="ce72">
            <text:p>Elgueta</text:p>
          </table:table-cell>
          <table:table-cell office:value-type="string" table:style-name="ce72">
            <text:p>Gonzalez</text:p>
          </table:table-cell>
          <table:table-cell office:value-type="string" table:style-name="ce72">
            <text:p>Felipe Andres</text:p>
          </table:table-cell>
          <table:table-cell office:value-type="date" office:date-value="1983-04-02T00:00:00" table:style-name="ce77">
            <text:p>4/2/1983</text:p>
          </table:table-cell>
          <table:table-cell office:value-type="string" table:style-name="ce72">
            <text:p>Renca</text:p>
          </table:table-cell>
          <table:table-cell office:value-type="string" table:style-name="ce72">
            <text:p>F</text:p>
          </table:table-cell>
          <table:table-cell office:value-type="float" office:value="4543500" table:style-name="ce72">
            <text:p>45435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4.185.409-7</text:p>
          </table:table-cell>
          <table:table-cell office:value-type="string" table:style-name="ce72">
            <text:p>Concha</text:p>
          </table:table-cell>
          <table:table-cell office:value-type="string" table:style-name="ce72">
            <text:p>Soriano</text:p>
          </table:table-cell>
          <table:table-cell office:value-type="string" table:style-name="ce72">
            <text:p>Yesvan Alejandro</text:p>
          </table:table-cell>
          <table:table-cell office:value-type="date" office:date-value="1966-06-15T00:00:00" table:style-name="ce77">
            <text:p>6/15/1966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F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15.038-2</text:p>
          </table:table-cell>
          <table:table-cell office:value-type="string" table:style-name="ce72">
            <text:p>Jofre</text:p>
          </table:table-cell>
          <table:table-cell office:value-type="string" table:style-name="ce72">
            <text:p>Moraga</text:p>
          </table:table-cell>
          <table:table-cell office:value-type="string" table:style-name="ce72">
            <text:p>Maria Yolanda</text:p>
          </table:table-cell>
          <table:table-cell office:value-type="date" office:date-value="1982-03-05T00:00:00" table:style-name="ce77">
            <text:p>3/5/1982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M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13.942-7</text:p>
          </table:table-cell>
          <table:table-cell office:value-type="string" table:style-name="ce72">
            <text:p>Olmedo</text:p>
          </table:table-cell>
          <table:table-cell office:value-type="string" table:style-name="ce72">
            <text:p>Catalan</text:p>
          </table:table-cell>
          <table:table-cell office:value-type="string" table:style-name="ce72">
            <text:p>Marcela Andrea</text:p>
          </table:table-cell>
          <table:table-cell office:value-type="date" office:date-value="1959-02-11T00:00:00" table:style-name="ce77">
            <text:p>2/11/1959</text:p>
          </table:table-cell>
          <table:table-cell office:value-type="string" table:style-name="ce72">
            <text:p>Conchali</text:p>
          </table:table-cell>
          <table:table-cell office:value-type="string" table:style-name="ce72">
            <text:p>F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29.837-1</text:p>
          </table:table-cell>
          <table:table-cell office:value-type="string" table:style-name="ce72">
            <text:p>Olivares</text:p>
          </table:table-cell>
          <table:table-cell office:value-type="string" table:style-name="ce72">
            <text:p>Vargas</text:p>
          </table:table-cell>
          <table:table-cell office:value-type="string" table:style-name="ce72">
            <text:p>Jessica Andrea</text:p>
          </table:table-cell>
          <table:table-cell office:value-type="date" office:date-value="1981-10-19T00:00:00" table:style-name="ce77">
            <text:p>10/19/1981</text:p>
          </table:table-cell>
          <table:table-cell office:value-type="string" table:style-name="ce72">
            <text:p>Maipu</text:p>
          </table:table-cell>
          <table:table-cell office:value-type="string" table:style-name="ce72">
            <text:p>F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30.231-K</text:p>
          </table:table-cell>
          <table:table-cell office:value-type="string" table:style-name="ce72">
            <text:p>Donoso</text:p>
          </table:table-cell>
          <table:table-cell office:value-type="string" table:style-name="ce72">
            <text:p>Parraguez</text:p>
          </table:table-cell>
          <table:table-cell office:value-type="string" table:style-name="ce72">
            <text:p>Alejandra Sabrina</text:p>
          </table:table-cell>
          <table:table-cell office:value-type="date" office:date-value="1982-03-05T00:00:00" table:style-name="ce77">
            <text:p>3/5/1982</text:p>
          </table:table-cell>
          <table:table-cell office:value-type="string" table:style-name="ce72">
            <text:p>La Pintana</text:p>
          </table:table-cell>
          <table:table-cell office:value-type="string" table:style-name="ce72">
            <text:p>M</text:p>
          </table:table-cell>
          <table:table-cell office:value-type="float" office:value="5452200" table:style-name="ce72">
            <text:p>54522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23.535-3</text:p>
          </table:table-cell>
          <table:table-cell office:value-type="string" table:style-name="ce72">
            <text:p>Larenas</text:p>
          </table:table-cell>
          <table:table-cell office:value-type="string" table:style-name="ce72">
            <text:p>Bravo</text:p>
          </table:table-cell>
          <table:table-cell office:value-type="string" table:style-name="ce72">
            <text:p>Gabriel Humberto</text:p>
          </table:table-cell>
          <table:table-cell office:value-type="date" office:date-value="1962-08-29T00:00:00" table:style-name="ce77">
            <text:p>8/29/1962</text:p>
          </table:table-cell>
          <table:table-cell office:value-type="string" table:style-name="ce72">
            <text:p>Pudahuel</text:p>
          </table:table-cell>
          <table:table-cell office:value-type="string" table:style-name="ce72">
            <text:p>F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42.505-5</text:p>
          </table:table-cell>
          <table:table-cell office:value-type="string" table:style-name="ce72">
            <text:p>Amadei</text:p>
          </table:table-cell>
          <table:table-cell office:value-type="string" table:style-name="ce72">
            <text:p>Diaz</text:p>
          </table:table-cell>
          <table:table-cell office:value-type="string" table:style-name="ce72">
            <text:p>Evelyn Clara</text:p>
          </table:table-cell>
          <table:table-cell office:value-type="date" office:date-value="1967-10-21T00:00:00" table:style-name="ce77">
            <text:p>10/21/1967</text:p>
          </table:table-cell>
          <table:table-cell office:value-type="string" table:style-name="ce72">
            <text:p>La Granja</text:p>
          </table:table-cell>
          <table:table-cell office:value-type="string" table:style-name="ce72">
            <text:p>F</text:p>
          </table:table-cell>
          <table:table-cell office:value-type="float" office:value="6360900" table:style-name="ce72">
            <text:p>63609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47.057-3</text:p>
          </table:table-cell>
          <table:table-cell office:value-type="string" table:style-name="ce72">
            <text:p>Orell</text:p>
          </table:table-cell>
          <table:table-cell office:value-type="string" table:style-name="ce72">
            <text:p>Moreno</text:p>
          </table:table-cell>
          <table:table-cell office:value-type="string" table:style-name="ce72">
            <text:p>Hector Javier</text:p>
          </table:table-cell>
          <table:table-cell office:value-type="date" office:date-value="1963-04-23T00:00:00" table:style-name="ce77">
            <text:p>4/23/1963</text:p>
          </table:table-cell>
          <table:table-cell office:value-type="string" table:style-name="ce72">
            <text:p>La Florida</text:p>
          </table:table-cell>
          <table:table-cell office:value-type="string" table:style-name="ce72">
            <text:p>M</text:p>
          </table:table-cell>
          <table:table-cell office:value-type="float" office:value="7269600" table:style-name="ce72">
            <text:p>72696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81.510-4</text:p>
          </table:table-cell>
          <table:table-cell office:value-type="string" table:style-name="ce72">
            <text:p>Morales</text:p>
          </table:table-cell>
          <table:table-cell office:value-type="string" table:style-name="ce72">
            <text:p>Sureda</text:p>
          </table:table-cell>
          <table:table-cell office:value-type="string" table:style-name="ce72">
            <text:p>Jose Luis</text:p>
          </table:table-cell>
          <table:table-cell office:value-type="date" office:date-value="1982-02-26T00:00:00" table:style-name="ce77">
            <text:p>2/26/1982</text:p>
          </table:table-cell>
          <table:table-cell office:value-type="string" table:style-name="ce72">
            <text:p>San Miguel</text:p>
          </table:table-cell>
          <table:table-cell office:value-type="string" table:style-name="ce72">
            <text:p>F</text:p>
          </table:table-cell>
          <table:table-cell office:value-type="float" office:value="3634800" table:style-name="ce72">
            <text:p>3634800</text:p>
          </table:table-cell>
          <table:table-cell table:style-name="ce72"/>
          <table:table-cell table:number-columns-repeated="16375"/>
        </table:table-row>
        <table:table-row table:style-name="ro2">
          <table:table-cell office:value-type="string" table:style-name="ce72">
            <text:p>15.481.511-2</text:p>
          </table:table-cell>
          <table:table-cell office:value-type="string" table:style-name="ce72">
            <text:p>Albornoz</text:p>
          </table:table-cell>
          <table:table-cell office:value-type="string" table:style-name="ce72">
            <text:p>Andrade</text:p>
          </table:table-cell>
          <table:table-cell office:value-type="string" table:style-name="ce72">
            <text:p>Jennifer Andrea</text:p>
          </table:table-cell>
          <table:table-cell office:value-type="date" office:date-value="1982-02-26T00:00:00" table:style-name="ce77">
            <text:p>2/26/1982</text:p>
          </table:table-cell>
          <table:table-cell office:value-type="string" table:style-name="ce72">
            <text:p>San Miguel</text:p>
          </table:table-cell>
          <table:table-cell office:value-type="string" table:style-name="ce72">
            <text:p>M</text:p>
          </table:table-cell>
          <table:table-cell office:value-type="float" office:value="3634800" table:style-name="ce72">
            <text:p>3634800</text:p>
          </table:table-cell>
          <table:table-cell table:style-name="ce72"/>
          <table:table-cell table:number-columns-repeated="16375"/>
        </table:table-row>
        <table:table-row table:style-name="ro4">
          <table:table-cell table:number-columns-repeated="16384" table:style-name="ce19"/>
        </table:table-row>
        <table:table-row table:style-name="ro3">
          <table:table-cell office:value-type="string" table:number-columns-spanned="3" table:number-rows-spanned="1" table:style-name="ce138">
            <text:p>Total de deudas finales</text:p>
          </table:table-cell>
          <table:covered-table-cell table:number-columns-repeated="2"/>
          <table:table-cell table:style-name="ce80"/>
          <table:table-cell table:style-name="ce19"/>
          <table:table-cell office:value-type="string" office:string-value="" table:formula="of:=IF(AND(ISFORMULA([.D56]);SUM([.$I$5:.$I$54])=[.D56]);&quot;Correcto&quot;;&quot;&quot;)" table:style-name="ce156"/>
          <table:table-cell table:number-columns-repeated="2" table:style-name="ce19"/>
          <table:table-cell office:value-type="string" office:string-value="" table:formula="of:=IF(SUM([.I5:.I54])=SUM([.H5:.H54])*1.08;&quot;Correcto&quot;;&quot;&quot;)" table:style-name="ce155"/>
          <table:table-cell table:number-columns-repeated="16375"/>
        </table:table-row>
        <table:table-row table:style-name="ro3">
          <table:table-cell office:value-type="string" table:number-columns-spanned="3" table:number-rows-spanned="1" table:style-name="ce138">
            <text:p>Promedio de Deudas INICIALES</text:p>
          </table:table-cell>
          <table:covered-table-cell table:number-columns-repeated="2"/>
          <table:table-cell table:style-name="ce80"/>
          <table:table-cell table:style-name="ce19"/>
          <table:table-cell office:value-type="string" office:string-value="" table:formula="of:=IF(AND(ISFORMULA([.D57]);IFERROR(AVERAGE([.$H$5:.$H$54]);0)=[.D57]);&quot;Correcto&quot;;&quot;&quot;)" table:style-name="ce156"/>
          <table:table-cell table:number-columns-repeated="16378" table:style-name="ce19"/>
        </table:table-row>
        <table:table-row table:style-name="ro3">
          <table:table-cell office:value-type="string" table:number-columns-spanned="3" table:number-rows-spanned="1" table:style-name="ce138">
            <text:p>Fecha de nacimiento de la persona mas JOVEN</text:p>
          </table:table-cell>
          <table:covered-table-cell table:number-columns-repeated="2"/>
          <table:table-cell table:style-name="ce80"/>
          <table:table-cell table:style-name="ce19"/>
          <table:table-cell office:value-type="string" office:string-value="" table:formula="of:=IF(AND(ISFORMULA([.D58]);MAX([.$E$5:.$E$54])=[.D58]);&quot;Correcto&quot;;&quot;&quot;)" table:style-name="ce156"/>
          <table:table-cell table:number-columns-repeated="16378" table:style-name="ce19"/>
        </table:table-row>
        <table:table-row table:style-name="ro3">
          <table:table-cell office:value-type="string" table:number-columns-spanned="3" table:number-rows-spanned="1" table:style-name="ce138">
            <text:p>Fecha de nacimiento de la persona mas ADULTA</text:p>
          </table:table-cell>
          <table:covered-table-cell table:number-columns-repeated="2"/>
          <table:table-cell table:style-name="ce60"/>
          <table:table-cell table:style-name="ce19"/>
          <table:table-cell office:value-type="string" office:string-value="" table:formula="of:=IF(AND(ISFORMULA([.D59]);MIN([.$E$5:.$E$54])=[.D59]);&quot;Correcto&quot;;&quot;&quot;)" table:style-name="ce156"/>
          <table:table-cell table:number-columns-repeated="16378" table:style-name="ce19"/>
        </table:table-row>
        <table:table-row table:style-name="ro3">
          <table:table-cell office:value-type="string" table:number-columns-spanned="3" table:number-rows-spanned="1" table:style-name="ce138">
            <text:p>Deuda FINAL mas repetida</text:p>
          </table:table-cell>
          <table:covered-table-cell table:number-columns-repeated="2"/>
          <table:table-cell table:style-name="ce81"/>
          <table:table-cell table:style-name="ce19"/>
          <table:table-cell office:value-type="string" office:string-value="" table:formula="of:=IF(AND(ISFORMULA([.D60]);IFERROR(MODE([.$I$5:.$I$54]);0)=[.D60]);&quot;Correcto&quot;;&quot;&quot;)" table:style-name="ce156"/>
          <table:table-cell table:number-columns-repeated="16378" table:style-name="ce19"/>
        </table:table-row>
        <table:table-row table:style-name="ro3">
          <table:table-cell office:value-type="string" table:number-columns-spanned="3" table:number-rows-spanned="1" table:style-name="ce138">
            <text:p>Numero de personas sin segundo apellido</text:p>
          </table:table-cell>
          <table:covered-table-cell table:number-columns-repeated="2"/>
          <table:table-cell table:style-name="ce81"/>
          <table:table-cell table:style-name="ce19"/>
          <table:table-cell office:value-type="string" office:string-value="" table:formula="of:=IF(AND(ISFORMULA([.D61]);COUNTBLANK([.$C$5:.$C$54])=[.D61]);&quot;Correcto&quot;;&quot;&quot;)" table:style-name="ce156"/>
          <table:table-cell table:number-columns-repeated="16378" table:style-name="ce19"/>
        </table:table-row>
        <table:table-row table:style-name="ro3">
          <table:table-cell office:value-type="string" table:number-columns-spanned="3" table:number-rows-spanned="1" table:style-name="ce138">
            <text:p>Numero de personas en el listado</text:p>
          </table:table-cell>
          <table:covered-table-cell table:number-columns-repeated="2"/>
          <table:table-cell table:style-name="ce81"/>
          <table:table-cell table:style-name="ce19"/>
          <table:table-cell office:value-type="string" office:string-value="" table:formula="of:=IF(AND(ISFORMULA([.D62]);COUNT([.$I$5:.$I$54])=[.D62]);&quot;Correcto&quot;;&quot;&quot;)" table:style-name="ce156"/>
          <table:table-cell table:number-columns-repeated="16378" table:style-name="ce19"/>
        </table:table-row>
        <table:table-row table:style-name="ro3">
          <table:table-cell office:value-type="string" table:number-columns-spanned="3" table:number-rows-spanned="1" table:style-name="ce139">
            <text:p>Numero de personas que son de sexo FEMENINO</text:p>
          </table:table-cell>
          <table:covered-table-cell table:number-columns-repeated="2"/>
          <table:table-cell table:style-name="ce81"/>
          <table:table-cell table:style-name="ce19"/>
          <table:table-cell office:value-type="string" office:string-value="" table:formula="of:=IF(AND(ISFORMULA([.D63]);COUNTIF([.$G$5:.$G$54];&quot;f&quot;)=[.D63]);&quot;Correcto&quot;;&quot;&quot;)" table:style-name="ce156"/>
          <table:table-cell table:number-columns-repeated="16378" table:style-name="ce19"/>
        </table:table-row>
        <table:table-row table:number-rows-repeated="1048513" table:style-name="ro6">
          <table:table-cell table:number-columns-repeated="16384"/>
        </table:table-row>
      </table:table>
      <table:table table:name="Act_8" table:style-name="ta3">
        <table:table-column table:style-name="co44" table:default-cell-style-name="ce5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2" table:number-columns-repeated="16379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Complete el siguiente cuadro:</text:p>
          </table:table-cell>
          <table:table-cell table:number-columns-repeated="16382" table:style-name="ce5"/>
        </table:table-row>
        <table:table-row table:style-name="ro1">
          <table:table-cell/>
          <table:table-cell table:number-columns-repeated="4" table:style-name="ce5"/>
          <table:table-cell office:value-type="string" office:string-value="" table:formula="of:=IF(SUM([.F4:.F12])=9;&quot;Correcto&quot;;&quot;&quot;)" table:style-name="ce157"/>
          <table:table-cell table:number-columns-repeated="16378"/>
        </table:table-row>
        <table:table-row table:style-name="ro8">
          <table:table-cell/>
          <table:table-cell office:value-type="string" table:style-name="ce6">
            <text:p>Total de Sueldos</text:p>
          </table:table-cell>
          <table:table-cell table:style-name="ce7"/>
          <table:table-cell office:value-type="currency" office:value="26308437" table:style-name="ce8">
            <text:p><text:s/>$26,308,437<text:s/></text:p>
          </table:table-cell>
          <table:table-cell table:style-name="ce5"/>
          <table:table-cell office:value-type="float" office:value="0" table:formula="of:=IF(AND(ISFORMULA([.C4]);[.C4]=[.D4]);1;0)" table:style-name="ce115">
            <text:p>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6">
            <text:p>Nº de empleados<text:s/></text:p>
          </table:table-cell>
          <table:table-cell table:style-name="ce9"/>
          <table:table-cell office:value-type="float" office:value="25" table:style-name="ce10">
            <text:p>25</text:p>
          </table:table-cell>
          <table:table-cell table:style-name="ce5"/>
          <table:table-cell office:value-type="float" office:value="0" table:formula="of:=IF(AND(ISFORMULA([.C5]);[.C5]=[.D5]);1;0)" table:style-name="ce115">
            <text:p>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6">
            <text:p>Sueldo más alto</text:p>
          </table:table-cell>
          <table:table-cell table:style-name="ce7"/>
          <table:table-cell office:value-type="currency" office:value="1727234" table:style-name="ce8">
            <text:p><text:s/>$1,727,234<text:s/></text:p>
          </table:table-cell>
          <table:table-cell table:style-name="ce5"/>
          <table:table-cell office:value-type="float" office:value="0" table:formula="of:=IF(AND(ISFORMULA([.C6]);[.C6]=[.D6]);1;0)" table:style-name="ce115">
            <text:p>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6">
            <text:p>Sueldo más bajo</text:p>
          </table:table-cell>
          <table:table-cell table:style-name="ce7"/>
          <table:table-cell office:value-type="currency" office:value="200000" table:style-name="ce8">
            <text:p><text:s/>$200,000<text:s/></text:p>
          </table:table-cell>
          <table:table-cell table:style-name="ce5"/>
          <table:table-cell office:value-type="float" office:value="0" table:formula="of:=IF(AND(ISFORMULA([.C7]);[.C7]=[.D7]);1;0)" table:style-name="ce115">
            <text:p>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6">
            <text:p>Promedio de sueldo</text:p>
          </table:table-cell>
          <table:table-cell table:style-name="ce7"/>
          <table:table-cell office:value-type="currency" office:value="1052337" table:style-name="ce8">
            <text:p><text:s/>$1,052,337<text:s/></text:p>
          </table:table-cell>
          <table:table-cell table:style-name="ce5"/>
          <table:table-cell office:value-type="float" office:value="0" table:formula="of:=IF(AND(ISFORMULA([.C8]);[.C8]=[.D8]);1;0)" table:style-name="ce115">
            <text:p>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6">
            <text:p>Edad de la persona mas joven</text:p>
          </table:table-cell>
          <table:table-cell table:style-name="ce11"/>
          <table:table-cell office:value-type="float" office:value="23" table:style-name="ce10">
            <text:p>23</text:p>
          </table:table-cell>
          <table:table-cell table:style-name="ce5"/>
          <table:table-cell office:value-type="float" office:value="0" table:formula="of:=IF(AND(ISFORMULA([.C9]);[.C9]=[.D9]);1;0)" table:style-name="ce115">
            <text:p>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6">
            <text:p>Promedio de Nº de hijos</text:p>
          </table:table-cell>
          <table:table-cell table:style-name="ce12"/>
          <table:table-cell office:value-type="float" office:value="3" table:style-name="ce10">
            <text:p>3</text:p>
          </table:table-cell>
          <table:table-cell table:style-name="ce5"/>
          <table:table-cell office:value-type="float" office:value="0" table:formula="of:=IF(AND(ISFORMULA([.C10]);[.C10]=[.D10]);1;0)" table:style-name="ce115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6">
            <text:p>Cuantos empleados no tienen direccion?</text:p>
          </table:table-cell>
          <table:table-cell table:style-name="ce9"/>
          <table:table-cell office:value-type="float" office:value="7" table:style-name="ce10">
            <text:p>7</text:p>
          </table:table-cell>
          <table:table-cell table:style-name="ce5"/>
          <table:table-cell office:value-type="float" office:value="0" table:formula="of:=IF(AND(ISFORMULA([.C11]);[.C11]=[.D11]);1;0)" table:style-name="ce115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6">
            <text:p>¿Cuál es el numero de hijos mas habitual?</text:p>
          </table:table-cell>
          <table:table-cell table:style-name="ce9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0" table:formula="of:=IF(AND(ISFORMULA([.C12]);[.C12]=[.D12]);1;0)" table:style-name="ce115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NOMBRE</text:p>
          </table:table-cell>
          <table:table-cell office:value-type="string" table:style-name="ce13">
            <text:p>DIRECCION</text:p>
          </table:table-cell>
          <table:table-cell office:value-type="string" table:style-name="ce113">
            <text:p>SUELDO</text:p>
          </table:table-cell>
          <table:table-cell office:value-type="string" table:style-name="ce13">
            <text:p>HIJOS</text:p>
          </table:table-cell>
          <table:table-cell office:value-type="string" table:style-name="ce13">
            <text:p>EDA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Lúcia Carvalho</text:p>
          </table:table-cell>
          <table:table-cell office:value-type="string" table:style-name="ce15">
            <text:p>Bat. B</text:p>
            <text:p>3, rue des Alpes</text:p>
          </table:table-cell>
          <table:table-cell office:value-type="currency" office:value="1474566.48536649" table:style-name="ce114">
            <text:p><text:s/>$ 1,474,566<text:s/></text:p>
          </table:table-cell>
          <table:table-cell office:value-type="float" office:value="1" table:style-name="ce17">
            <text:p>1</text:p>
          </table:table-cell>
          <table:table-cell office:value-type="float" office:value="26" table:style-name="ce18">
            <text:p>2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Mario Pontes</text:p>
          </table:table-cell>
          <table:table-cell office:value-type="string" table:style-name="ce15">
            <text:p>Walserweg 21</text:p>
          </table:table-cell>
          <table:table-cell office:value-type="currency" office:value="1183481.1111111101" table:style-name="ce16">
            <text:p><text:s/>$ 1,183,481<text:s/></text:p>
          </table:table-cell>
          <table:table-cell office:value-type="float" office:value="2" table:style-name="ce17">
            <text:p>2</text:p>
          </table:table-cell>
          <table:table-cell office:value-type="float" office:value="24" table:style-name="ce18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Aria Cruz</text:p>
          </table:table-cell>
          <table:table-cell table:style-name="ce15"/>
          <table:table-cell office:value-type="currency" office:value="1028964.44444444" table:style-name="ce16">
            <text:p><text:s/>$ 1,028,964<text:s/></text:p>
          </table:table-cell>
          <table:table-cell office:value-type="float" office:value="5" table:style-name="ce17">
            <text:p>5</text:p>
          </table:table-cell>
          <table:table-cell office:value-type="float" office:value="31" table:style-name="ce18">
            <text:p>3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Jean Fresnière</text:p>
          </table:table-cell>
          <table:table-cell office:value-type="string" table:style-name="ce15">
            <text:p>Brovallavägen 231</text:p>
          </table:table-cell>
          <table:table-cell office:value-type="currency" office:value="1127148.9639989601" table:style-name="ce16">
            <text:p><text:s/>$ 1,127,149<text:s/></text:p>
          </table:table-cell>
          <table:table-cell office:value-type="float" office:value="4" table:style-name="ce17">
            <text:p>4</text:p>
          </table:table-cell>
          <table:table-cell office:value-type="float" office:value="40" table:style-name="ce18">
            <text:p>4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Jaime Yorres</text:p>
          </table:table-cell>
          <table:table-cell table:style-name="ce15"/>
          <table:table-cell office:value-type="currency" office:value="936254.44444444496" table:style-name="ce16">
            <text:p><text:s/>$ 936,254<text:s/></text:p>
          </table:table-cell>
          <table:table-cell office:value-type="float" office:value="2" table:style-name="ce17">
            <text:p>2</text:p>
          </table:table-cell>
          <table:table-cell office:value-type="float" office:value="27" table:style-name="ce18">
            <text:p>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John Steel</text:p>
          </table:table-cell>
          <table:table-cell office:value-type="string" table:style-name="ce15">
            <text:p>Kaloadagatan 13</text:p>
          </table:table-cell>
          <table:table-cell office:value-type="currency" office:value="874447.77777777798" table:style-name="ce16">
            <text:p><text:s/>$ 874,448<text:s/></text:p>
          </table:table-cell>
          <table:table-cell office:value-type="float" office:value="3" table:style-name="ce17">
            <text:p>3</text:p>
          </table:table-cell>
          <table:table-cell office:value-type="float" office:value="29" table:style-name="ce18">
            <text:p>2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Fran Wilson</text:p>
          </table:table-cell>
          <table:table-cell office:value-type="string" table:style-name="ce15">
            <text:p>Viale Dante, 75</text:p>
          </table:table-cell>
          <table:table-cell office:value-type="currency" office:value="1032398.73089873" table:style-name="ce16">
            <text:p><text:s/>$ 1,032,399<text:s/></text:p>
          </table:table-cell>
          <table:table-cell office:value-type="float" office:value="6" table:style-name="ce17">
            <text:p>6</text:p>
          </table:table-cell>
          <table:table-cell office:value-type="float" office:value="23" table:style-name="ce18">
            <text:p>2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Jonas Bergulfsen</text:p>
          </table:table-cell>
          <table:table-cell office:value-type="string" table:style-name="ce15">
            <text:p>Tiergartenstraße 5</text:p>
          </table:table-cell>
          <table:table-cell office:value-type="currency" office:value="1727233.77363378" table:style-name="ce16">
            <text:p><text:s/>$ 1,727,234<text:s/></text:p>
          </table:table-cell>
          <table:table-cell office:value-type="float" office:value="2" table:style-name="ce17">
            <text:p>2</text:p>
          </table:table-cell>
          <table:table-cell office:value-type="float" office:value="41" table:style-name="ce18">
            <text:p>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Lino Rodriguez<text:s/></text:p>
          </table:table-cell>
          <table:table-cell office:value-type="string" table:style-name="ce15">
            <text:p>67, rue des Cinquante Otages</text:p>
          </table:table-cell>
          <table:table-cell office:value-type="currency" office:value="1214384.4444444401" table:style-name="ce16">
            <text:p><text:s/>$ 1,214,384<text:s/></text:p>
          </table:table-cell>
          <table:table-cell office:value-type="float" office:value="5" table:style-name="ce17">
            <text:p>5</text:p>
          </table:table-cell>
          <table:table-cell office:value-type="float" office:value="24" table:style-name="ce18">
            <text:p>24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4">
            <text:p>Helen Bennett</text:p>
          </table:table-cell>
          <table:table-cell table:style-name="ce15"/>
          <table:table-cell office:value-type="currency" office:value="719931.11111111101" table:style-name="ce16">
            <text:p><text:s/>$ 719,931<text:s/></text:p>
          </table:table-cell>
          <table:table-cell office:value-type="float" office:value="1" table:style-name="ce17">
            <text:p>1</text:p>
          </table:table-cell>
          <table:table-cell office:value-type="float" office:value="55" table:style-name="ce18">
            <text:p>55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14">
            <text:p>Victoria Ashworth</text:p>
          </table:table-cell>
          <table:table-cell office:value-type="string" table:style-name="ce15">
            <text:p>Balmaceda 23 E</text:p>
          </table:table-cell>
          <table:table-cell office:value-type="currency" office:value="360000" table:style-name="ce16">
            <text:p><text:s/>$ 360,000<text:s/></text:p>
          </table:table-cell>
          <table:table-cell office:value-type="float" office:value="4" table:style-name="ce17">
            <text:p>4</text:p>
          </table:table-cell>
          <table:table-cell office:value-type="float" office:value="28" table:style-name="ce18">
            <text:p>2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Christina Berglund</text:p>
          </table:table-cell>
          <table:table-cell office:value-type="string" table:style-name="ce15">
            <text:p>Lizt 6677</text:p>
          </table:table-cell>
          <table:table-cell office:value-type="currency" office:value="492700" table:style-name="ce16">
            <text:p><text:s/>$ 492,700<text:s/></text:p>
          </table:table-cell>
          <table:table-cell office:value-type="float" office:value="2" table:style-name="ce17">
            <text:p>2</text:p>
          </table:table-cell>
          <table:table-cell office:value-type="float" office:value="25" table:style-name="ce18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Michael Holz</text:p>
          </table:table-cell>
          <table:table-cell table:style-name="ce15"/>
          <table:table-cell office:value-type="currency" office:value="1664066.95156696" table:style-name="ce16">
            <text:p><text:s/>$ 1,664,067<text:s/></text:p>
          </table:table-cell>
          <table:table-cell office:value-type="float" office:value="5" table:style-name="ce17">
            <text:p>5</text:p>
          </table:table-cell>
          <table:table-cell office:value-type="float" office:value="26" table:style-name="ce18">
            <text:p>2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Yang Wang</text:p>
          </table:table-cell>
          <table:table-cell office:value-type="string" table:style-name="ce15">
            <text:p>23 Tsawassen Blvd.</text:p>
          </table:table-cell>
          <table:table-cell office:value-type="currency" office:value="967157.77777777798" table:style-name="ce16">
            <text:p><text:s/>$ 967,158<text:s/></text:p>
          </table:table-cell>
          <table:table-cell office:value-type="float" office:value="3" table:style-name="ce17">
            <text:p>3</text:p>
          </table:table-cell>
          <table:table-cell office:value-type="float" office:value="24" table:style-name="ce18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Yvonne Moncada</text:p>
          </table:table-cell>
          <table:table-cell office:value-type="string" table:style-name="ce15">
            <text:p>471 Serangoon Loop, Suite #402</text:p>
          </table:table-cell>
          <table:table-cell office:value-type="currency" office:value="1221899.1970992" table:style-name="ce16">
            <text:p><text:s/>$ 1,221,899<text:s/></text:p>
          </table:table-cell>
          <table:table-cell office:value-type="float" office:value="6" table:style-name="ce17">
            <text:p>6</text:p>
          </table:table-cell>
          <table:table-cell office:value-type="float" office:value="31" table:style-name="ce18">
            <text:p>3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Janete Limeira</text:p>
          </table:table-cell>
          <table:table-cell office:value-type="string" table:style-name="ce15">
            <text:p>Berguvsvägen <text:s/>8</text:p>
          </table:table-cell>
          <table:table-cell office:value-type="currency" office:value="1632483.5405335401" table:style-name="ce16">
            <text:p><text:s/>$ 1,632,484<text:s/></text:p>
          </table:table-cell>
          <table:table-cell office:value-type="float" office:value="2" table:style-name="ce17">
            <text:p>2</text:p>
          </table:table-cell>
          <table:table-cell office:value-type="float" office:value="40" table:style-name="ce18">
            <text:p>4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Bernardo Batista</text:p>
          </table:table-cell>
          <table:table-cell office:value-type="string" table:style-name="ce15">
            <text:p>22, rue H. Voiron</text:p>
          </table:table-cell>
          <table:table-cell office:value-type="currency" office:value="1442983.0743330801" table:style-name="ce16">
            <text:p><text:s/>$ 1,442,983<text:s/></text:p>
          </table:table-cell>
          <table:table-cell office:value-type="float" office:value="5" table:style-name="ce17">
            <text:p>5</text:p>
          </table:table-cell>
          <table:table-cell office:value-type="float" office:value="27" table:style-name="ce18">
            <text:p>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André Fonseca</text:p>
          </table:table-cell>
          <table:table-cell table:style-name="ce15"/>
          <table:table-cell office:value-type="currency" office:value="619950" table:style-name="ce16">
            <text:p><text:s/>$ 619,950<text:s/>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8">
            <text:p>2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Pedro Afonso</text:p>
          </table:table-cell>
          <table:table-cell office:value-type="string" table:style-name="ce15">
            <text:p>San Pablo 1674</text:p>
          </table:table-cell>
          <table:table-cell office:value-type="currency" office:value="760000" table:style-name="ce16">
            <text:p><text:s/>$ 760,000<text:s/></text:p>
          </table:table-cell>
          <table:table-cell office:value-type="float" office:value="4" table:style-name="ce17">
            <text:p>4</text:p>
          </table:table-cell>
          <table:table-cell office:value-type="float" office:value="41" table:style-name="ce18">
            <text:p>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José Pedro Freyre</text:p>
          </table:table-cell>
          <table:table-cell office:value-type="string" table:style-name="ce15">
            <text:p>Providencia 1030</text:p>
          </table:table-cell>
          <table:table-cell office:value-type="currency" office:value="200000" table:style-name="ce16">
            <text:p><text:s/>$ 200,000<text:s/></text:p>
          </table:table-cell>
          <table:table-cell office:value-type="float" office:value="2" table:style-name="ce17">
            <text:p>2</text:p>
          </table:table-cell>
          <table:table-cell office:value-type="float" office:value="55" table:style-name="ce18">
            <text:p>5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Paolo Accorti</text:p>
          </table:table-cell>
          <table:table-cell table:style-name="ce15"/>
          <table:table-cell office:value-type="currency" office:value="1121674.4444444401" table:style-name="ce16">
            <text:p><text:s/>$ 1,121,674<text:s/></text:p>
          </table:table-cell>
          <table:table-cell office:value-type="float" office:value="5" table:style-name="ce17">
            <text:p>5</text:p>
          </table:table-cell>
          <table:table-cell office:value-type="float" office:value="24" table:style-name="ce18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Francisco Chang</text:p>
          </table:table-cell>
          <table:table-cell office:value-type="string" table:style-name="ce15">
            <text:p>Berkeley Gardens 12<text:s/></text:p>
          </table:table-cell>
          <table:table-cell office:value-type="currency" office:value="1152577.7777777801" table:style-name="ce16">
            <text:p><text:s/>$ 1,152,578<text:s/></text:p>
          </table:table-cell>
          <table:table-cell office:value-type="float" office:value="3" table:style-name="ce17">
            <text:p>3</text:p>
          </table:table-cell>
          <table:table-cell office:value-type="float" office:value="55" table:style-name="ce18">
            <text:p>5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Guillermo Fernández</text:p>
          </table:table-cell>
          <table:table-cell office:value-type="string" table:style-name="ce15">
            <text:p>170 Prince Edward</text:p>
          </table:table-cell>
          <table:table-cell office:value-type="currency" office:value="1348232.84123284" table:style-name="ce16">
            <text:p><text:s/>$ 1,348,233<text:s/>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Isabel de Castro</text:p>
          </table:table-cell>
          <table:table-cell office:value-type="string" table:style-name="ce15">
            <text:p>Via dei Gelsomini, 153</text:p>
          </table:table-cell>
          <table:table-cell office:value-type="currency" office:value="1411399.66329966" table:style-name="ce16">
            <text:p><text:s/>$ 1,411,400<text:s/></text:p>
          </table:table-cell>
          <table:table-cell office:value-type="float" office:value="2" table:style-name="ce17">
            <text:p>2</text:p>
          </table:table-cell>
          <table:table-cell office:value-type="float" office:value="23" table:style-name="ce18">
            <text:p>23</text:p>
          </table:table-cell>
          <table:table-cell table:number-columns-repeated="16378"/>
        </table:table-row>
        <table:table-row table:style-name="ro11">
          <table:table-cell/>
          <table:table-cell office:value-type="string" table:style-name="ce14">
            <text:p>Ann Devon</text:p>
          </table:table-cell>
          <table:table-cell table:style-name="ce15"/>
          <table:table-cell office:value-type="currency" office:value="594500" table:style-name="ce16">
            <text:p><text:s/>$ 594,500<text:s/></text:p>
          </table:table-cell>
          <table:table-cell office:value-type="float" office:value="5" table:style-name="ce17">
            <text:p>5</text:p>
          </table:table-cell>
          <table:table-cell office:value-type="float" office:value="28" table:style-name="ce18">
            <text:p>28</text:p>
          </table:table-cell>
          <table:table-cell table:number-columns-repeated="16378"/>
        </table:table-row>
        <table:table-row table:number-rows-repeated="5" table:style-name="ro1">
          <table:table-cell/>
          <table:table-cell table:number-columns-repeated="4" table:style-name="ce5"/>
          <table:table-cell table:style-name="ce19"/>
          <table:table-cell table:number-columns-repeated="16378"/>
        </table:table-row>
        <table:table-row table:number-rows-repeated="1048532" table:style-name="ro1">
          <table:table-cell table:number-columns-repeated="16384"/>
        </table:table-row>
      </table:table>
      <table:table table:name="Act_9" table:style-name="ta3">
        <table:table-column table:style-name="co49" table:default-cell-style-name="ce5"/>
        <table:table-column table:style-name="co50" table:default-cell-style-name="ce5"/>
        <table:table-column table:style-name="co51" table:default-cell-style-name="ce5"/>
        <table:table-column table:style-name="co37" table:default-cell-style-name="ce5"/>
        <table:table-column table:style-name="co52" table:default-cell-style-name="ce5"/>
        <table:table-column table:style-name="co22" table:number-columns-repeated="2" table:default-cell-style-name="ce5"/>
        <table:table-column table:style-name="co2" table:number-columns-repeated="16377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Complete el cuadro que aparece al final</text:p>
          </table:table-cell>
          <table:table-cell table:number-columns-repeated="16382" table:style-name="ce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0">
            <text:p>CLIENTE</text:p>
          </table:table-cell>
          <table:table-cell office:value-type="string" table:style-name="ce20">
            <text:p>AÑO</text:p>
          </table:table-cell>
          <table:table-cell office:value-type="string" table:style-name="ce20">
            <text:p>MONTO</text:p>
          </table:table-cell>
          <table:table-cell office:value-type="string" table:style-name="ce20">
            <text:p>REGION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RENE ANDRES HERVE</text:p>
          </table:table-cell>
          <table:table-cell office:value-type="float" office:value="2007" table:style-name="ce22">
            <text:p>2007</text:p>
          </table:table-cell>
          <table:table-cell office:value-type="currency" office:value="797" table:style-name="ce23">
            <text:p><text:s/>$ 797<text:s/></text:p>
          </table:table-cell>
          <table:table-cell office:value-type="string" table:style-name="ce14">
            <text:p>Viña del Mar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JUANA MARIA</text:p>
          </table:table-cell>
          <table:table-cell office:value-type="float" office:value="2010" table:style-name="ce22">
            <text:p>2010</text:p>
          </table:table-cell>
          <table:table-cell office:value-type="currency" office:value="8165" table:style-name="ce23">
            <text:p><text:s/>$ 8,165<text:s/></text:p>
          </table:table-cell>
          <table:table-cell table:style-name="ce14"/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INGRID MARGARET</text:p>
          </table:table-cell>
          <table:table-cell office:value-type="float" office:value="2007" table:style-name="ce22">
            <text:p>2007</text:p>
          </table:table-cell>
          <table:table-cell office:value-type="currency" office:value="7047" table:style-name="ce23">
            <text:p><text:s/>$ 7,047<text:s/></text:p>
          </table:table-cell>
          <table:table-cell office:value-type="string" table:style-name="ce14">
            <text:p>Santiago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MAURICIO ANDRES</text:p>
          </table:table-cell>
          <table:table-cell office:value-type="float" office:value="2016" table:style-name="ce22">
            <text:p>2016</text:p>
          </table:table-cell>
          <table:table-cell office:value-type="currency" office:value="6751" table:style-name="ce23">
            <text:p><text:s/>$ 6,751<text:s/></text:p>
          </table:table-cell>
          <table:table-cell office:value-type="string" table:style-name="ce14">
            <text:p>Viña del Mar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MIGUEL ANGEL</text:p>
          </table:table-cell>
          <table:table-cell office:value-type="float" office:value="2007" table:style-name="ce22">
            <text:p>2007</text:p>
          </table:table-cell>
          <table:table-cell office:value-type="currency" office:value="900" table:style-name="ce23">
            <text:p><text:s/>$ 900<text:s/></text:p>
          </table:table-cell>
          <table:table-cell table:style-name="ce14"/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CATHERINE ANDREA</text:p>
          </table:table-cell>
          <table:table-cell office:value-type="float" office:value="2008" table:style-name="ce22">
            <text:p>2008</text:p>
          </table:table-cell>
          <table:table-cell office:value-type="currency" office:value="7686" table:style-name="ce23">
            <text:p><text:s/>$ 7,686<text:s/></text:p>
          </table:table-cell>
          <table:table-cell office:value-type="string" table:style-name="ce14">
            <text:p>Santiago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PATRICIO RODRIGO</text:p>
          </table:table-cell>
          <table:table-cell office:value-type="float" office:value="2015" table:style-name="ce22">
            <text:p>2015</text:p>
          </table:table-cell>
          <table:table-cell office:value-type="currency" office:value="8076" table:style-name="ce23">
            <text:p><text:s/>$ 8,076<text:s/></text:p>
          </table:table-cell>
          <table:table-cell office:value-type="string" table:style-name="ce14">
            <text:p>Santiago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NANCY ESTER</text:p>
          </table:table-cell>
          <table:table-cell office:value-type="float" office:value="2008" table:style-name="ce22">
            <text:p>2008</text:p>
          </table:table-cell>
          <table:table-cell office:value-type="currency" office:value="650" table:style-name="ce23">
            <text:p><text:s/>$ 650<text:s/></text:p>
          </table:table-cell>
          <table:table-cell office:value-type="string" table:style-name="ce14">
            <text:p>Santiago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21">
            <text:p>GUILLERMO ORLANDO</text:p>
          </table:table-cell>
          <table:table-cell office:value-type="float" office:value="2007" table:style-name="ce22">
            <text:p>2007</text:p>
          </table:table-cell>
          <table:table-cell office:value-type="currency" office:value="840" table:style-name="ce23">
            <text:p><text:s/>$ 840<text:s/></text:p>
          </table:table-cell>
          <table:table-cell office:value-type="string" table:style-name="ce14">
            <text:p>Santiago</text:p>
          </table:table-cell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¿Cuantos Clientes Hay en la Tabla?</text:p>
          </table:table-cell>
          <table:table-cell table:style-name="ce24"/>
          <table:table-cell office:value-type="float" office:value="9" table:style-name="ce25">
            <text:p>9</text:p>
          </table:table-cell>
          <table:table-cell table:style-name="ce5"/>
          <table:table-cell office:value-type="float" office:value="0" table:formula="of:=IF(AND(ISFORMULA([.C15]);[.C15]=[.D15]);1;0)" table:style-name="ce115">
            <text:p>0</text:p>
          </table:table-cell>
          <table:table-cell table:style-name="ce26"/>
          <table:table-cell table:number-columns-repeated="16377"/>
        </table:table-row>
        <table:table-row table:style-name="ro1">
          <table:table-cell/>
          <table:table-cell office:value-type="string" table:style-name="ce6">
            <text:p>Total de Montos</text:p>
          </table:table-cell>
          <table:table-cell table:style-name="ce27"/>
          <table:table-cell office:value-type="currency" office:value="40912" table:style-name="ce28">
            <text:p><text:s/>$ 40,912<text:s/></text:p>
          </table:table-cell>
          <table:table-cell table:style-name="ce5"/>
          <table:table-cell office:value-type="float" office:value="0" table:formula="of:=IF(AND(ISFORMULA([.C16]);[.C16]=[.D16]);1;0)" table:style-name="ce115">
            <text:p>0</text:p>
          </table:table-cell>
          <table:table-cell table:style-name="ce29"/>
          <table:table-cell table:number-columns-repeated="16377"/>
        </table:table-row>
        <table:table-row table:style-name="ro1">
          <table:table-cell/>
          <table:table-cell office:value-type="string" table:style-name="ce6">
            <text:p>Promedio de los Montos<text:s/></text:p>
          </table:table-cell>
          <table:table-cell table:style-name="ce27"/>
          <table:table-cell office:value-type="currency" office:value="4545.7777777777774" table:style-name="ce28">
            <text:p><text:s/>$ 4,546<text:s/></text:p>
          </table:table-cell>
          <table:table-cell table:style-name="ce5"/>
          <table:table-cell office:value-type="float" office:value="0" table:formula="of:=IF(AND(ISFORMULA([.C17]);[.C17]=[.D17]);1;0)" table:style-name="ce115">
            <text:p>0</text:p>
          </table:table-cell>
          <table:table-cell table:style-name="ce29"/>
          <table:table-cell table:number-columns-repeated="16377"/>
        </table:table-row>
        <table:table-row table:style-name="ro1">
          <table:table-cell/>
          <table:table-cell office:value-type="string" table:style-name="ce6">
            <text:p>Monto Máximo Cancelado</text:p>
          </table:table-cell>
          <table:table-cell table:style-name="ce27"/>
          <table:table-cell office:value-type="currency" office:value="8165" table:style-name="ce28">
            <text:p><text:s/>$ 8,165<text:s/></text:p>
          </table:table-cell>
          <table:table-cell table:style-name="ce5"/>
          <table:table-cell office:value-type="float" office:value="0" table:formula="of:=IF(AND(ISFORMULA([.C18]);[.C18]=[.D18]);1;0)" table:style-name="ce115">
            <text:p>0</text:p>
          </table:table-cell>
          <table:table-cell table:style-name="ce29"/>
          <table:table-cell table:number-columns-repeated="16377"/>
        </table:table-row>
        <table:table-row table:style-name="ro1">
          <table:table-cell/>
          <table:table-cell office:value-type="string" table:style-name="ce6">
            <text:p>Monto Mínimo Cancelado</text:p>
          </table:table-cell>
          <table:table-cell table:style-name="ce27"/>
          <table:table-cell office:value-type="currency" office:value="650" table:style-name="ce28">
            <text:p><text:s/>$ 650<text:s/></text:p>
          </table:table-cell>
          <table:table-cell table:style-name="ce5"/>
          <table:table-cell office:value-type="float" office:value="0" table:formula="of:=IF(AND(ISFORMULA([.C19]);[.C19]=[.D19]);1;0)" table:style-name="ce115">
            <text:p>0</text:p>
          </table:table-cell>
          <table:table-cell table:style-name="ce29"/>
          <table:table-cell table:number-columns-repeated="16377"/>
        </table:table-row>
        <table:table-row table:style-name="ro1">
          <table:table-cell/>
          <table:table-cell office:value-type="string" table:style-name="ce6">
            <text:p>Cuantos clientes NO tienen region?</text:p>
          </table:table-cell>
          <table:table-cell table:style-name="ce24"/>
          <table:table-cell office:value-type="float" office:value="2" table:style-name="ce25">
            <text:p>2</text:p>
          </table:table-cell>
          <table:table-cell table:style-name="ce5"/>
          <table:table-cell office:value-type="float" office:value="0" table:formula="of:=IF(AND(ISFORMULA([.C20]);[.C20]=[.D20]);1;0)" table:style-name="ce115">
            <text:p>0</text:p>
          </table:table-cell>
          <table:table-cell table:number-columns-repeated="16378" table:style-name="ce5"/>
        </table:table-row>
        <table:table-row table:style-name="ro1">
          <table:table-cell/>
          <table:table-cell office:value-type="string" table:style-name="ce6">
            <text:p>¿En qué año se solicitaron más productos?</text:p>
          </table:table-cell>
          <table:table-cell table:style-name="ce24"/>
          <table:table-cell office:value-type="float" office:value="2007" table:style-name="ce25">
            <text:p>2007</text:p>
          </table:table-cell>
          <table:table-cell table:style-name="ce5"/>
          <table:table-cell office:value-type="float" office:value="0" table:formula="of:=IF(AND(ISFORMULA([.C21]);[.C21]=[.D21]);1;0)" table:style-name="ce115">
            <text:p>0</text:p>
          </table:table-cell>
          <table:table-cell table:number-columns-repeated="16378" table:style-name="ce5"/>
        </table:table-row>
        <table:table-row table:style-name="ro1">
          <table:table-cell/>
          <table:table-cell table:number-columns-repeated="4" table:style-name="ce5"/>
          <table:table-cell office:value-type="string" office:string-value="" table:formula="of:=IF(SUM([.F15:.F21])=7;&quot;Correcto&quot;;&quot;&quot;)" table:style-name="ce158"/>
          <table:table-cell table:number-columns-repeated="16378" table:style-name="ce5"/>
        </table:table-row>
        <table:table-row table:number-rows-repeated="1048554" table:style-name="ro1">
          <table:table-cell table:number-columns-repeated="16384"/>
        </table:table-row>
      </table:table>
      <table:table table:name="Act_10" table:style-name="ta4">
        <table:table-column table:style-name="co53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5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8" table:default-cell-style-name="ce31"/>
        <table:table-column table:style-name="co54" table:default-cell-style-name="ce31"/>
        <table:table-column table:style-name="co24" table:number-columns-repeated="6" table:default-cell-style-name="ce31"/>
        <table:table-column table:style-name="co56" table:default-cell-style-name="ce31"/>
        <table:table-column table:style-name="co2" table:number-columns-repeated="247" table:default-cell-style-name="ce3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0">
            <text:p>Calcule los promedios individuales y complete el siguiente cuadro</text:p>
          </table:table-cell>
          <table:table-cell table:number-columns-repeated="16382" table:style-name="ce31"/>
        </table:table-row>
        <table:table-row table:style-name="ro1">
          <table:table-cell/>
          <table:table-cell table:style-name="ce30"/>
          <table:table-cell table:number-columns-repeated="16382" table:style-name="ce31"/>
        </table:table-row>
        <table:table-row table:style-name="ro1">
          <table:table-cell/>
          <table:table-cell office:value-type="string" table:number-columns-spanned="2" table:number-rows-spanned="1" table:style-name="ce133">
            <text:p>Número de alumnos</text:p>
          </table:table-cell>
          <table:covered-table-cell/>
          <table:table-cell table:style-name="ce32"/>
          <table:table-cell office:value-type="float" office:value="11" table:style-name="ce33">
            <text:p>11</text:p>
          </table:table-cell>
          <table:table-cell table:style-name="ce31"/>
          <table:table-cell office:value-type="string" office:string-value="" table:formula="of:=IF(AND(ISFORMULA([.D4]);[.D4]=[.E4]);&quot;Correcto&quot;;&quot;&quot;)" table:style-name="ce160"/>
          <table:table-cell table:number-columns-repeated="16377" table:style-name="ce31"/>
        </table:table-row>
        <table:table-row table:style-name="ro1">
          <table:table-cell/>
          <table:table-cell office:value-type="string" table:number-columns-spanned="2" table:number-rows-spanned="1" table:style-name="ce133">
            <text:p>Promedio general del curso</text:p>
          </table:table-cell>
          <table:covered-table-cell/>
          <table:table-cell table:style-name="ce34"/>
          <table:table-cell office:value-type="float" office:value="5.2212121212121216" table:style-name="ce36">
            <text:p>5.2</text:p>
          </table:table-cell>
          <table:table-cell table:style-name="ce31"/>
          <table:table-cell office:value-type="string" office:string-value="" table:formula="of:=IF(AND(ISFORMULA([.D5]);[.D5]=[.E5]);&quot;Correcto&quot;;&quot;&quot;)" table:style-name="ce160"/>
          <table:table-cell table:number-columns-repeated="16377" table:style-name="ce31"/>
        </table:table-row>
        <table:table-row table:style-name="ro1">
          <table:table-cell/>
          <table:table-cell office:value-type="string" table:number-columns-spanned="2" table:number-rows-spanned="1" table:style-name="ce133">
            <text:p>Promedio general mas alto</text:p>
          </table:table-cell>
          <table:covered-table-cell/>
          <table:table-cell table:style-name="ce34"/>
          <table:table-cell office:value-type="float" office:value="6.1666666666666652" table:style-name="ce36">
            <text:p>6.2</text:p>
          </table:table-cell>
          <table:table-cell table:style-name="ce31"/>
          <table:table-cell office:value-type="string" office:string-value="" table:formula="of:=IF(AND(ISFORMULA([.D6]);[.D6]=[.E6]);&quot;Correcto&quot;;&quot;&quot;)" table:style-name="ce160"/>
          <table:table-cell table:number-columns-repeated="16377" table:style-name="ce31"/>
        </table:table-row>
        <table:table-row table:style-name="ro1">
          <table:table-cell/>
          <table:table-cell office:value-type="string" table:number-columns-spanned="2" table:number-rows-spanned="1" table:style-name="ce133">
            <text:p>Promedio general mas bajo</text:p>
          </table:table-cell>
          <table:covered-table-cell/>
          <table:table-cell table:style-name="ce35"/>
          <table:table-cell office:value-type="float" office:value="4.1833333333333336" table:style-name="ce36">
            <text:p>4.2</text:p>
          </table:table-cell>
          <table:table-cell table:style-name="ce31"/>
          <table:table-cell office:value-type="string" office:string-value="" table:formula="of:=IF(AND(ISFORMULA([.D7]);[.D7]=[.E7]);&quot;Correcto&quot;;&quot;&quot;)" table:style-name="ce160"/>
          <table:table-cell table:number-columns-repeated="16377" table:style-name="ce31"/>
        </table:table-row>
        <table:table-row table:style-name="ro1">
          <table:table-cell/>
          <table:table-cell office:value-type="string" table:number-columns-spanned="2" table:number-rows-spanned="1" table:style-name="ce133">
            <text:p>Nota más baja en matemáticas</text:p>
          </table:table-cell>
          <table:covered-table-cell/>
          <table:table-cell table:style-name="ce34"/>
          <table:table-cell office:value-type="float" office:value="3.4" table:style-name="ce33">
            <text:p>3.4</text:p>
          </table:table-cell>
          <table:table-cell table:style-name="ce31"/>
          <table:table-cell office:value-type="string" office:string-value="" table:formula="of:=IF(AND(ISFORMULA([.D8]);[.D8]=[.E8]);&quot;Correcto&quot;;&quot;&quot;)" table:style-name="ce160"/>
          <table:table-cell table:number-columns-repeated="16377" table:style-name="ce31"/>
        </table:table-row>
        <table:table-row table:style-name="ro1">
          <table:table-cell/>
          <table:table-cell office:value-type="string" table:style-name="ce119">
            <text:p>Nota más alta en lenguaje</text:p>
          </table:table-cell>
          <table:table-cell table:style-name="ce119"/>
          <table:table-cell table:style-name="ce34"/>
          <table:table-cell office:value-type="float" office:value="7" table:style-name="ce36">
            <text:p>7.0</text:p>
          </table:table-cell>
          <table:table-cell table:style-name="ce31"/>
          <table:table-cell office:value-type="string" office:string-value="" table:formula="of:=IF(AND(ISFORMULA([.D9]);[.D9]=[.E9]);&quot;Correcto&quot;;&quot;&quot;)" table:style-name="ce160"/>
          <table:table-cell table:number-columns-repeated="16377" table:style-name="ce31"/>
        </table:table-row>
        <table:table-row table:style-name="ro1">
          <table:table-cell/>
          <table:table-cell office:value-type="string" table:number-columns-spanned="2" table:number-rows-spanned="1" table:style-name="ce133">
            <text:p>Nota mas repetida</text:p>
          </table:table-cell>
          <table:covered-table-cell/>
          <table:table-cell table:style-name="ce34"/>
          <table:table-cell office:value-type="float" office:value="4.0999999999999996" table:style-name="ce36">
            <text:p>4.1</text:p>
          </table:table-cell>
          <table:table-cell table:style-name="ce31"/>
          <table:table-cell office:value-type="string" office:string-value="" table:formula="of:=IF(AND(ISFORMULA([.D10]);[.D10]=[.E10]);&quot;Correcto&quot;;&quot;&quot;)" table:style-name="ce160"/>
          <table:table-cell table:number-columns-repeated="3" table:style-name="ce31"/>
          <table:table-cell office:value-type="string" office:string-value="" table:formula="of:=IF(SUM([.K13:.K23])=11;&quot;Correcto&quot;;&quot;&quot;)" table:style-name="ce15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7">
            <text:p>ALUMNO</text:p>
          </table:table-cell>
          <table:table-cell office:value-type="string" table:style-name="ce37">
            <text:p>LENGUAJE</text:p>
          </table:table-cell>
          <table:table-cell office:value-type="string" table:style-name="ce37">
            <text:p>HISTORIA</text:p>
          </table:table-cell>
          <table:table-cell office:value-type="string" table:style-name="ce37">
            <text:p>INGLES</text:p>
          </table:table-cell>
          <table:table-cell office:value-type="string" table:style-name="ce37">
            <text:p>ED. FISICA</text:p>
          </table:table-cell>
          <table:table-cell office:value-type="string" table:style-name="ce37">
            <text:p>FILOSOFIA<text:s/></text:p>
          </table:table-cell>
          <table:table-cell office:value-type="string" table:style-name="ce37">
            <text:p>MATEMATICAS</text:p>
          </table:table-cell>
          <table:table-cell office:value-type="string" table:style-name="ce37">
            <text:p>PROMEDIO</text:p>
          </table:table-cell>
          <table:table-cell table:number-columns-repeated="16375" table:style-name="ce31"/>
        </table:table-row>
        <table:table-row table:style-name="ro1">
          <table:table-cell/>
          <table:table-cell office:value-type="string" table:style-name="ce119">
            <text:p>Elisa Barros</text:p>
          </table:table-cell>
          <table:table-cell office:value-type="float" office:value="6.1" table:style-name="ce38">
            <text:p>6.1</text:p>
          </table:table-cell>
          <table:table-cell office:value-type="float" office:value="5.2" table:style-name="ce38">
            <text:p>5.2</text:p>
          </table:table-cell>
          <table:table-cell office:value-type="float" office:value="6" table:style-name="ce38">
            <text:p>6.0</text:p>
          </table:table-cell>
          <table:table-cell office:value-type="float" office:value="5.3" table:style-name="ce38">
            <text:p>5.3</text:p>
          </table:table-cell>
          <table:table-cell office:value-type="float" office:value="5" table:style-name="ce38">
            <text:p>5.0</text:p>
          </table:table-cell>
          <table:table-cell office:value-type="float" office:value="3.8" table:style-name="ce38">
            <text:p>3.8</text:p>
          </table:table-cell>
          <table:table-cell table:style-name="ce34"/>
          <table:table-cell table:style-name="ce31"/>
          <table:table-cell office:value-type="float" office:value="0" table:formula="of:=IF(AND([.I13]=AVERAGE([.C13:.H13]);ISFORMULA([.I13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Leonor Aguirre</text:p>
          </table:table-cell>
          <table:table-cell office:value-type="float" office:value="4.3" table:style-name="ce38">
            <text:p>4.3</text:p>
          </table:table-cell>
          <table:table-cell office:value-type="float" office:value="4.8" table:style-name="ce38">
            <text:p>4.8</text:p>
          </table:table-cell>
          <table:table-cell office:value-type="float" office:value="6.5" table:style-name="ce38">
            <text:p>6.5</text:p>
          </table:table-cell>
          <table:table-cell office:value-type="float" office:value="6.8" table:style-name="ce38">
            <text:p>6.8</text:p>
          </table:table-cell>
          <table:table-cell office:value-type="float" office:value="7" table:style-name="ce38">
            <text:p>7.0</text:p>
          </table:table-cell>
          <table:table-cell office:value-type="float" office:value="4.0999999999999996" table:style-name="ce38">
            <text:p>4.1</text:p>
          </table:table-cell>
          <table:table-cell table:style-name="ce34"/>
          <table:table-cell table:style-name="ce31"/>
          <table:table-cell office:value-type="float" office:value="0" table:formula="of:=IF(AND([.I14]=AVERAGE([.C14:.H14]);ISFORMULA([.I14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Xavier Wood</text:p>
          </table:table-cell>
          <table:table-cell office:value-type="float" office:value="7" table:style-name="ce38">
            <text:p>7.0</text:p>
          </table:table-cell>
          <table:table-cell office:value-type="float" office:value="4.5" table:style-name="ce38">
            <text:p>4.5</text:p>
          </table:table-cell>
          <table:table-cell office:value-type="float" office:value="6.1" table:style-name="ce38">
            <text:p>6.1</text:p>
          </table:table-cell>
          <table:table-cell office:value-type="float" office:value="5.9" table:style-name="ce38">
            <text:p>5.9</text:p>
          </table:table-cell>
          <table:table-cell office:value-type="float" office:value="5.9" table:style-name="ce38">
            <text:p>5.9</text:p>
          </table:table-cell>
          <table:table-cell office:value-type="float" office:value="6" table:style-name="ce38">
            <text:p>6.0</text:p>
          </table:table-cell>
          <table:table-cell table:style-name="ce34"/>
          <table:table-cell table:style-name="ce31"/>
          <table:table-cell office:value-type="float" office:value="0" table:formula="of:=IF(AND([.I15]=AVERAGE([.C15:.H15]);ISFORMULA([.I15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Alejandro Guzman</text:p>
          </table:table-cell>
          <table:table-cell office:value-type="float" office:value="3.9" table:style-name="ce38">
            <text:p>3.9</text:p>
          </table:table-cell>
          <table:table-cell office:value-type="float" office:value="4.7" table:style-name="ce38">
            <text:p>4.7</text:p>
          </table:table-cell>
          <table:table-cell office:value-type="float" office:value="6.9" table:style-name="ce38">
            <text:p>6.9</text:p>
          </table:table-cell>
          <table:table-cell office:value-type="float" office:value="6.3" table:style-name="ce38">
            <text:p>6.3</text:p>
          </table:table-cell>
          <table:table-cell office:value-type="float" office:value="6.4" table:style-name="ce38">
            <text:p>6.4</text:p>
          </table:table-cell>
          <table:table-cell office:value-type="float" office:value="3.7" table:style-name="ce38">
            <text:p>3.7</text:p>
          </table:table-cell>
          <table:table-cell table:style-name="ce34"/>
          <table:table-cell table:style-name="ce31"/>
          <table:table-cell office:value-type="float" office:value="0" table:formula="of:=IF(AND([.I16]=AVERAGE([.C16:.H16]);ISFORMULA([.I16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Gonzalo Claro</text:p>
          </table:table-cell>
          <table:table-cell office:value-type="float" office:value="3.1" table:style-name="ce38">
            <text:p>3.1</text:p>
          </table:table-cell>
          <table:table-cell office:value-type="float" office:value="3.4" table:style-name="ce38">
            <text:p>3.4</text:p>
          </table:table-cell>
          <table:table-cell office:value-type="float" office:value="5.7" table:style-name="ce38">
            <text:p>5.7</text:p>
          </table:table-cell>
          <table:table-cell office:value-type="float" office:value="3.9" table:style-name="ce38">
            <text:p>3.9</text:p>
          </table:table-cell>
          <table:table-cell office:value-type="float" office:value="6.4" table:style-name="ce38">
            <text:p>6.4</text:p>
          </table:table-cell>
          <table:table-cell office:value-type="float" office:value="6.6" table:style-name="ce38">
            <text:p>6.6</text:p>
          </table:table-cell>
          <table:table-cell table:style-name="ce34"/>
          <table:table-cell table:style-name="ce31"/>
          <table:table-cell office:value-type="float" office:value="0" table:formula="of:=IF(AND([.I17]=AVERAGE([.C17:.H17]);ISFORMULA([.I17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Giorgio Cabedo</text:p>
          </table:table-cell>
          <table:table-cell office:value-type="float" office:value="3.7" table:style-name="ce38">
            <text:p>3.7</text:p>
          </table:table-cell>
          <table:table-cell office:value-type="float" office:value="5.4" table:style-name="ce38">
            <text:p>5.4</text:p>
          </table:table-cell>
          <table:table-cell office:value-type="float" office:value="4.0999999999999996" table:style-name="ce38">
            <text:p>4.1</text:p>
          </table:table-cell>
          <table:table-cell office:value-type="float" office:value="6.5" table:style-name="ce38">
            <text:p>6.5</text:p>
          </table:table-cell>
          <table:table-cell office:value-type="float" office:value="6.9" table:style-name="ce38">
            <text:p>6.9</text:p>
          </table:table-cell>
          <table:table-cell office:value-type="float" office:value="3.5" table:style-name="ce38">
            <text:p>3.5</text:p>
          </table:table-cell>
          <table:table-cell table:style-name="ce34"/>
          <table:table-cell table:style-name="ce31"/>
          <table:table-cell office:value-type="float" office:value="0" table:formula="of:=IF(AND([.I18]=AVERAGE([.C18:.H18]);ISFORMULA([.I18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Jorge Saavedra</text:p>
          </table:table-cell>
          <table:table-cell office:value-type="float" office:value="5.8" table:style-name="ce38">
            <text:p>5.8</text:p>
          </table:table-cell>
          <table:table-cell office:value-type="float" office:value="6.1" table:style-name="ce38">
            <text:p>6.1</text:p>
          </table:table-cell>
          <table:table-cell office:value-type="float" office:value="6.8" table:style-name="ce38">
            <text:p>6.8</text:p>
          </table:table-cell>
          <table:table-cell office:value-type="float" office:value="3" table:style-name="ce38">
            <text:p>3.0</text:p>
          </table:table-cell>
          <table:table-cell office:value-type="float" office:value="3.2" table:style-name="ce38">
            <text:p>3.2</text:p>
          </table:table-cell>
          <table:table-cell office:value-type="float" office:value="7" table:style-name="ce38">
            <text:p>7.0</text:p>
          </table:table-cell>
          <table:table-cell table:style-name="ce34"/>
          <table:table-cell table:style-name="ce31"/>
          <table:table-cell office:value-type="float" office:value="0" table:formula="of:=IF(AND([.I19]=AVERAGE([.C19:.H19]);ISFORMULA([.I19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Gladys Caraballo</text:p>
          </table:table-cell>
          <table:table-cell office:value-type="float" office:value="4.0999999999999996" table:style-name="ce38">
            <text:p>4.1</text:p>
          </table:table-cell>
          <table:table-cell office:value-type="float" office:value="3.7" table:style-name="ce38">
            <text:p>3.7</text:p>
          </table:table-cell>
          <table:table-cell office:value-type="float" office:value="3.1" table:style-name="ce38">
            <text:p>3.1</text:p>
          </table:table-cell>
          <table:table-cell office:value-type="float" office:value="5.0999999999999996" table:style-name="ce38">
            <text:p>5.1</text:p>
          </table:table-cell>
          <table:table-cell office:value-type="float" office:value="4.0999999999999996" table:style-name="ce38">
            <text:p>4.1</text:p>
          </table:table-cell>
          <table:table-cell office:value-type="float" office:value="5" table:style-name="ce38">
            <text:p>5.0</text:p>
          </table:table-cell>
          <table:table-cell table:style-name="ce34"/>
          <table:table-cell table:style-name="ce31"/>
          <table:table-cell office:value-type="float" office:value="0" table:formula="of:=IF(AND([.I20]=AVERAGE([.C20:.H20]);ISFORMULA([.I20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Jorge Moreno</text:p>
          </table:table-cell>
          <table:table-cell office:value-type="float" office:value="4.5" table:style-name="ce38">
            <text:p>4.5</text:p>
          </table:table-cell>
          <table:table-cell office:value-type="float" office:value="4.7" table:style-name="ce38">
            <text:p>4.7</text:p>
          </table:table-cell>
          <table:table-cell office:value-type="float" office:value="4.2" table:style-name="ce38">
            <text:p>4.2</text:p>
          </table:table-cell>
          <table:table-cell office:value-type="float" office:value="3.9" table:style-name="ce38">
            <text:p>3.9</text:p>
          </table:table-cell>
          <table:table-cell office:value-type="float" office:value="6.2" table:style-name="ce38">
            <text:p>6.2</text:p>
          </table:table-cell>
          <table:table-cell office:value-type="float" office:value="4.0999999999999996" table:style-name="ce38">
            <text:p>4.1</text:p>
          </table:table-cell>
          <table:table-cell table:style-name="ce34"/>
          <table:table-cell table:style-name="ce31"/>
          <table:table-cell office:value-type="float" office:value="0" table:formula="of:=IF(AND([.I21]=AVERAGE([.C21:.H21]);ISFORMULA([.I21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Alejandra Caamaño</text:p>
          </table:table-cell>
          <table:table-cell office:value-type="float" office:value="5.0999999999999996" table:style-name="ce38">
            <text:p>5.1</text:p>
          </table:table-cell>
          <table:table-cell office:value-type="float" office:value="5.6" table:style-name="ce38">
            <text:p>5.6</text:p>
          </table:table-cell>
          <table:table-cell office:value-type="float" office:value="6.7" table:style-name="ce38">
            <text:p>6.7</text:p>
          </table:table-cell>
          <table:table-cell office:value-type="float" office:value="6.4" table:style-name="ce38">
            <text:p>6.4</text:p>
          </table:table-cell>
          <table:table-cell office:value-type="float" office:value="6.4" table:style-name="ce38">
            <text:p>6.4</text:p>
          </table:table-cell>
          <table:table-cell office:value-type="float" office:value="6.8" table:style-name="ce38">
            <text:p>6.8</text:p>
          </table:table-cell>
          <table:table-cell table:style-name="ce34"/>
          <table:table-cell table:style-name="ce31"/>
          <table:table-cell office:value-type="float" office:value="0" table:formula="of:=IF(AND([.I22]=AVERAGE([.C22:.H22]);ISFORMULA([.I22]));1;0)" table:style-name="ce116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19">
            <text:p>Maria Tonda</text:p>
          </table:table-cell>
          <table:table-cell office:value-type="float" office:value="6.8" table:style-name="ce38">
            <text:p>6.8</text:p>
          </table:table-cell>
          <table:table-cell office:value-type="float" office:value="5.5" table:style-name="ce38">
            <text:p>5.5</text:p>
          </table:table-cell>
          <table:table-cell office:value-type="float" office:value="4" table:style-name="ce38">
            <text:p>4.0</text:p>
          </table:table-cell>
          <table:table-cell office:value-type="float" office:value="5.6" table:style-name="ce38">
            <text:p>5.6</text:p>
          </table:table-cell>
          <table:table-cell office:value-type="float" office:value="6.3" table:style-name="ce38">
            <text:p>6.3</text:p>
          </table:table-cell>
          <table:table-cell office:value-type="float" office:value="3.4" table:style-name="ce38">
            <text:p>3.4</text:p>
          </table:table-cell>
          <table:table-cell table:style-name="ce34"/>
          <table:table-cell table:style-name="ce31"/>
          <table:table-cell office:value-type="float" office:value="0" table:formula="of:=IF(AND([.I23]=AVERAGE([.C23:.H23]);ISFORMULA([.I23]));1;0)" table:style-name="ce116">
            <text:p>0</text:p>
          </table:table-cell>
          <table:table-cell table:number-columns-repeated="16373"/>
        </table:table-row>
        <table:table-row table:number-rows-repeated="5" table:style-name="ro1">
          <table:table-cell/>
          <table:table-cell table:number-columns-repeated="8" table:style-name="ce19"/>
          <table:table-cell table:number-columns-repeated="16375" table:style-name="ce31"/>
        </table:table-row>
        <table:table-row table:number-rows-repeated="1048548" table:style-name="ro1">
          <table:table-cell table:number-columns-repeated="16384"/>
        </table:table-row>
      </table:table>
      <table:table table:name="Act_11" table:style-name="ta5"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60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64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8" table:default-cell-style-name="ce31"/>
        <table:table-column table:style-name="co67" table:default-cell-style-name="ce31"/>
        <table:table-column table:style-name="co60" table:default-cell-style-name="ce31"/>
        <table:table-column table:style-name="co6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5" table:default-cell-style-name="ce31"/>
        <table:table-column table:style-name="co66" table:default-cell-style-name="ce31"/>
        <table:table-column table:style-name="co2" table:number-columns-repeated="246" table:default-cell-style-name="ce3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9">
            <text:p>Promedio de altura de las personas</text:p>
          </table:table-cell>
          <table:table-cell table:style-name="ce40"/>
          <table:table-cell office:value-type="float" office:value="1.7274390243902442" table:style-name="ce41">
            <text:p>1.73</text:p>
          </table:table-cell>
          <table:table-cell table:style-name="ce31"/>
          <table:table-cell office:value-type="string" office:string-value="" table:formula="of:=IF(AND([.C2]=[.D2];ISFORMULA([.C2]));&quot;Correcto&quot;;&quot;&quot;)" table:style-name="ce161"/>
          <table:table-cell table:number-columns-repeated="16378" table:style-name="ce31"/>
        </table:table-row>
        <table:table-row table:style-name="ro1">
          <table:table-cell/>
          <table:table-cell office:value-type="string" table:style-name="ce39">
            <text:p>Peso más bajo</text:p>
          </table:table-cell>
          <table:table-cell table:style-name="ce32"/>
          <table:table-cell office:value-type="float" office:value="48" table:style-name="ce33">
            <text:p>48</text:p>
          </table:table-cell>
          <table:table-cell table:style-name="ce31"/>
          <table:table-cell office:value-type="string" office:string-value="" table:formula="of:=IF(AND([.C3]=[.D3];ISFORMULA([.C3]));&quot;Correcto&quot;;&quot;&quot;)" table:style-name="ce161"/>
          <table:table-cell table:number-columns-repeated="16378" table:style-name="ce31"/>
        </table:table-row>
        <table:table-row table:style-name="ro1">
          <table:table-cell/>
          <table:table-cell office:value-type="string" table:style-name="ce39">
            <text:p>Peso más alto</text:p>
          </table:table-cell>
          <table:table-cell table:style-name="ce32"/>
          <table:table-cell office:value-type="float" office:value="110" table:style-name="ce33">
            <text:p>110</text:p>
          </table:table-cell>
          <table:table-cell table:style-name="ce31"/>
          <table:table-cell office:value-type="string" office:string-value="" table:formula="of:=IF(AND([.C4]=[.D4];ISFORMULA([.C4]));&quot;Correcto&quot;;&quot;&quot;)" table:style-name="ce161"/>
          <table:table-cell table:number-columns-repeated="16378" table:style-name="ce31"/>
        </table:table-row>
        <table:table-row table:style-name="ro1">
          <table:table-cell/>
          <table:table-cell office:value-type="string" table:style-name="ce39">
            <text:p>Número de personas sin Correo<text:s/></text:p>
          </table:table-cell>
          <table:table-cell table:style-name="ce32"/>
          <table:table-cell office:value-type="float" office:value="27" table:style-name="ce33">
            <text:p>27</text:p>
          </table:table-cell>
          <table:table-cell table:style-name="ce31"/>
          <table:table-cell office:value-type="string" office:string-value="" table:formula="of:=IF(AND([.C5]=[.D5];ISFORMULA([.C5]));&quot;Correcto&quot;;&quot;&quot;)" table:style-name="ce161"/>
          <table:table-cell table:number-columns-repeated="16378" table:style-name="ce31"/>
        </table:table-row>
        <table:table-row table:style-name="ro1">
          <table:table-cell/>
          <table:table-cell office:value-type="string" table:style-name="ce39">
            <text:p>Altura más repetida</text:p>
          </table:table-cell>
          <table:table-cell table:style-name="ce32"/>
          <table:table-cell office:value-type="float" office:value="1.81" table:style-name="ce33">
            <text:p>1.81</text:p>
          </table:table-cell>
          <table:table-cell table:style-name="ce31"/>
          <table:table-cell office:value-type="string" office:string-value="" table:formula="of:=IF(AND([.C6]=[.D6];ISFORMULA([.C6]));&quot;Correcto&quot;;&quot;&quot;)" table:style-name="ce161"/>
          <table:table-cell table:number-columns-repeated="16378" table:style-name="ce31"/>
        </table:table-row>
        <table:table-row table:style-name="ro1">
          <table:table-cell/>
          <table:table-cell office:value-type="string" table:style-name="ce39">
            <text:p>Numero de personas en la muestra</text:p>
          </table:table-cell>
          <table:table-cell table:style-name="ce32"/>
          <table:table-cell office:value-type="float" office:value="82" table:style-name="ce33">
            <text:p>82</text:p>
          </table:table-cell>
          <table:table-cell table:style-name="ce31"/>
          <table:table-cell office:value-type="string" office:string-value="" table:formula="of:=IF(AND([.C7]=[.D7];ISFORMULA([.C7]));&quot;Correcto&quot;;&quot;&quot;)" table:style-name="ce161"/>
          <table:table-cell table:number-columns-repeated="16378" table:style-name="ce3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7">
            <text:p>ID</text:p>
          </table:table-cell>
          <table:table-cell office:value-type="string" table:style-name="ce37">
            <text:p>CORREO</text:p>
          </table:table-cell>
          <table:table-cell office:value-type="string" table:style-name="ce37">
            <text:p>GENERO</text:p>
          </table:table-cell>
          <table:table-cell office:value-type="string" table:style-name="ce37">
            <text:p>PROFESION</text:p>
          </table:table-cell>
          <table:table-cell office:value-type="string" table:style-name="ce37">
            <text:p>NIVEL ACADEMICO</text:p>
          </table:table-cell>
          <table:table-cell office:value-type="string" table:style-name="ce37">
            <text:p>PESO KG</text:p>
          </table:table-cell>
          <table:table-cell office:value-type="string" table:style-name="ce37">
            <text:p>ALTURA</text:p>
          </table:table-cell>
          <table:table-cell office:value-type="string" table:style-name="ce37">
            <text:p>CABELLO</text:p>
          </table:table-cell>
          <table:table-cell office:value-type="string" table:style-name="ce37">
            <text:p>OJ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56.363-1</text:p>
          </table:table-cell>
          <table:table-cell office:value-type="string" table:style-name="ce43">
            <text:p>africa@alte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Administrativo/a</text:p>
          </table:table-cell>
          <table:table-cell office:value-type="string" table:style-name="ce43">
            <text:p>Técnico</text:p>
          </table:table-cell>
          <table:table-cell office:value-type="float" office:value="73" table:style-name="ce42">
            <text:p>73</text:p>
          </table:table-cell>
          <table:table-cell office:value-type="float" office:value="1.62" table:style-name="ce42">
            <text:p>1.62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17.349-4</text:p>
          </table:table-cell>
          <table:table-cell office:value-type="string" table:style-name="ce43">
            <text:p>agata@hot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Delineante</text:p>
          </table:table-cell>
          <table:table-cell office:value-type="string" table:style-name="ce43">
            <text:p>Basica</text:p>
          </table:table-cell>
          <table:table-cell office:value-type="float" office:value="98" table:style-name="ce42">
            <text:p>98</text:p>
          </table:table-cell>
          <table:table-cell office:value-type="float" office:value="1.55" table:style-name="ce42">
            <text:p>1.55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04.273-1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Diplomado/a</text:p>
          </table:table-cell>
          <table:table-cell office:value-type="float" office:value="61" table:style-name="ce42">
            <text:p>61</text:p>
          </table:table-cell>
          <table:table-cell office:value-type="float" office:value="1.6" table:style-name="ce42">
            <text:p>1.6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81.744-2</text:p>
          </table:table-cell>
          <table:table-cell office:value-type="string" table:style-name="ce43">
            <text:p>albatros@wandoo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Contable</text:p>
          </table:table-cell>
          <table:table-cell office:value-type="string" table:style-name="ce43">
            <text:p>Técnico</text:p>
          </table:table-cell>
          <table:table-cell office:value-type="float" office:value="70" table:style-name="ce42">
            <text:p>70</text:p>
          </table:table-cell>
          <table:table-cell office:value-type="float" office:value="1.8" table:style-name="ce42">
            <text:p>1.8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87.382-1</text:p>
          </table:table-cell>
          <table:table-cell office:value-type="string" table:style-name="ce43">
            <text:p>albert@inter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Medio</text:p>
          </table:table-cell>
          <table:table-cell office:value-type="float" office:value="91" table:style-name="ce42">
            <text:p>91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87.938-6</text:p>
          </table:table-cell>
          <table:table-cell office:value-type="string" table:style-name="ce43">
            <text:p>alien@inter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Estudiante</text:p>
          </table:table-cell>
          <table:table-cell office:value-type="string" table:style-name="ce43">
            <text:p>Universitario</text:p>
          </table:table-cell>
          <table:table-cell office:value-type="float" office:value="53" table:style-name="ce42">
            <text:p>53</text:p>
          </table:table-cell>
          <table:table-cell office:value-type="float" office:value="1.57" table:style-name="ce42">
            <text:p>1.57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54.625-8</text:p>
          </table:table-cell>
          <table:table-cell office:value-type="string" table:style-name="ce43">
            <text:p>amores@hot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Diplomado/a</text:p>
          </table:table-cell>
          <table:table-cell office:value-type="float" office:value="60" table:style-name="ce42">
            <text:p>60</text:p>
          </table:table-cell>
          <table:table-cell office:value-type="float" office:value="1.57" table:style-name="ce42">
            <text:p>1.57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44.823-4</text:p>
          </table:table-cell>
          <table:table-cell office:value-type="string" table:style-name="ce43">
            <text:p>anabel@alte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onductor/a</text:p>
          </table:table-cell>
          <table:table-cell office:value-type="string" table:style-name="ce43">
            <text:p>Basica</text:p>
          </table:table-cell>
          <table:table-cell office:value-type="float" office:value="70" table:style-name="ce42">
            <text:p>70</text:p>
          </table:table-cell>
          <table:table-cell office:value-type="float" office:value="1.72" table:style-name="ce42">
            <text:p>1.72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25.964-2</text:p>
          </table:table-cell>
          <table:table-cell office:value-type="string" table:style-name="ce43">
            <text:p>antiga@minorisa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Oficial</text:p>
          </table:table-cell>
          <table:table-cell office:value-type="string" table:style-name="ce43">
            <text:p>Universitario</text:p>
          </table:table-cell>
          <table:table-cell office:value-type="float" office:value="65" table:style-name="ce42">
            <text:p>65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99.807-9</text:p>
          </table:table-cell>
          <table:table-cell office:value-type="string" table:style-name="ce43">
            <text:p>ballador@hot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Recepcionista</text:p>
          </table:table-cell>
          <table:table-cell office:value-type="string" table:style-name="ce43">
            <text:p>Basica</text:p>
          </table:table-cell>
          <table:table-cell office:value-type="float" office:value="99" table:style-name="ce42">
            <text:p>99</text:p>
          </table:table-cell>
          <table:table-cell office:value-type="float" office:value="1.62" table:style-name="ce42">
            <text:p>1.62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43.763-4</text:p>
          </table:table-cell>
          <table:table-cell office:value-type="string" table:style-name="ce43">
            <text:p>balladora@alte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Diseñador/a</text:p>
          </table:table-cell>
          <table:table-cell office:value-type="string" table:style-name="ce43">
            <text:p>Medio</text:p>
          </table:table-cell>
          <table:table-cell office:value-type="float" office:value="87" table:style-name="ce42">
            <text:p>87</text:p>
          </table:table-cell>
          <table:table-cell office:value-type="float" office:value="1.56" table:style-name="ce42">
            <text:p>1.56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90.135-7</text:p>
          </table:table-cell>
          <table:table-cell office:value-type="string" table:style-name="ce43">
            <text:p>barbilla@hot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Comercial</text:p>
          </table:table-cell>
          <table:table-cell office:value-type="string" table:style-name="ce43">
            <text:p>Medio</text:p>
          </table:table-cell>
          <table:table-cell office:value-type="float" office:value="92" table:style-name="ce42">
            <text:p>92</text:p>
          </table:table-cell>
          <table:table-cell office:value-type="float" office:value="1.6" table:style-name="ce42">
            <text:p>1.6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38.872-7</text:p>
          </table:table-cell>
          <table:table-cell office:value-type="string" table:style-name="ce43">
            <text:p>besugo@minorisa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Comercial</text:p>
          </table:table-cell>
          <table:table-cell office:value-type="string" table:style-name="ce43">
            <text:p>Basica</text:p>
          </table:table-cell>
          <table:table-cell office:value-type="float" office:value="66" table:style-name="ce42">
            <text:p>66</text:p>
          </table:table-cell>
          <table:table-cell office:value-type="float" office:value="1.87" table:style-name="ce42">
            <text:p>1.87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43.399-1</text:p>
          </table:table-cell>
          <table:table-cell office:value-type="string" table:style-name="ce43">
            <text:p>bogart@terra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Asesor/a fiscal</text:p>
          </table:table-cell>
          <table:table-cell office:value-type="string" table:style-name="ce43">
            <text:p>Medio</text:p>
          </table:table-cell>
          <table:table-cell office:value-type="float" office:value="53" table:style-name="ce42">
            <text:p>53</text:p>
          </table:table-cell>
          <table:table-cell office:value-type="float" office:value="1.82" table:style-name="ce42">
            <text:p>1.82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78.174-2</text:p>
          </table:table-cell>
          <table:table-cell office:value-type="string" table:style-name="ce43">
            <text:p>bond@terra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Arquitecto/a</text:p>
          </table:table-cell>
          <table:table-cell office:value-type="string" table:style-name="ce43">
            <text:p>Licenciado/a</text:p>
          </table:table-cell>
          <table:table-cell office:value-type="float" office:value="101" table:style-name="ce42">
            <text:p>101</text:p>
          </table:table-cell>
          <table:table-cell office:value-type="float" office:value="1.6" table:style-name="ce42">
            <text:p>1.6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36.128-8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Basica</text:p>
          </table:table-cell>
          <table:table-cell office:value-type="float" office:value="104" table:style-name="ce42">
            <text:p>104</text:p>
          </table:table-cell>
          <table:table-cell office:value-type="float" office:value="1.67" table:style-name="ce42">
            <text:p>1.67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40.601-2</text:p>
          </table:table-cell>
          <table:table-cell office:value-type="string" table:style-name="ce43">
            <text:p>cabeza larga@catalonia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ontable</text:p>
          </table:table-cell>
          <table:table-cell office:value-type="string" table:style-name="ce43">
            <text:p>Licenciado/a</text:p>
          </table:table-cell>
          <table:table-cell office:value-type="float" office:value="74" table:style-name="ce42">
            <text:p>74</text:p>
          </table:table-cell>
          <table:table-cell office:value-type="float" office:value="1.87" table:style-name="ce42">
            <text:p>1.87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32.456-3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Camarero/a</text:p>
          </table:table-cell>
          <table:table-cell office:value-type="string" table:style-name="ce43">
            <text:p>Basica</text:p>
          </table:table-cell>
          <table:table-cell office:value-type="float" office:value="107" table:style-name="ce42">
            <text:p>107</text:p>
          </table:table-cell>
          <table:table-cell office:value-type="float" office:value="1.75" table:style-name="ce42">
            <text:p>1.75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28.848-7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Basica</text:p>
          </table:table-cell>
          <table:table-cell office:value-type="float" office:value="107" table:style-name="ce42">
            <text:p>107</text:p>
          </table:table-cell>
          <table:table-cell office:value-type="float" office:value="1.73" table:style-name="ce42">
            <text:p>1.73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02.678-3</text:p>
          </table:table-cell>
          <table:table-cell office:value-type="string" table:style-name="ce43">
            <text:p>cangur@inter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Recepcionista</text:p>
          </table:table-cell>
          <table:table-cell office:value-type="string" table:style-name="ce43">
            <text:p>Medio</text:p>
          </table:table-cell>
          <table:table-cell office:value-type="float" office:value="79" table:style-name="ce42">
            <text:p>79</text:p>
          </table:table-cell>
          <table:table-cell office:value-type="float" office:value="1.86" table:style-name="ce42">
            <text:p>1.86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20.920-3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Recepcionista</text:p>
          </table:table-cell>
          <table:table-cell office:value-type="string" table:style-name="ce43">
            <text:p>Diplomado/a</text:p>
          </table:table-cell>
          <table:table-cell office:value-type="float" office:value="106" table:style-name="ce42">
            <text:p>106</text:p>
          </table:table-cell>
          <table:table-cell office:value-type="float" office:value="1.79" table:style-name="ce42">
            <text:p>1.79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89.594-6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Abogado/a</text:p>
          </table:table-cell>
          <table:table-cell office:value-type="string" table:style-name="ce43">
            <text:p>Basica</text:p>
          </table:table-cell>
          <table:table-cell office:value-type="float" office:value="70" table:style-name="ce42">
            <text:p>70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42.272-7</text:p>
          </table:table-cell>
          <table:table-cell office:value-type="string" table:style-name="ce43">
            <text:p>caparranas@alte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Medio</text:p>
          </table:table-cell>
          <table:table-cell office:value-type="float" office:value="61" table:style-name="ce42">
            <text:p>61</text:p>
          </table:table-cell>
          <table:table-cell office:value-type="float" office:value="1.57" table:style-name="ce42">
            <text:p>1.57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17.898-7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Taxista</text:p>
          </table:table-cell>
          <table:table-cell office:value-type="string" table:style-name="ce43">
            <text:p>Medio</text:p>
          </table:table-cell>
          <table:table-cell office:value-type="float" office:value="85" table:style-name="ce42">
            <text:p>85</text:p>
          </table:table-cell>
          <table:table-cell office:value-type="float" office:value="1.6400000000000001" table:style-name="ce42">
            <text:p>1.64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47.185-6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Técnico</text:p>
          </table:table-cell>
          <table:table-cell office:value-type="float" office:value="75" table:style-name="ce42">
            <text:p>75</text:p>
          </table:table-cell>
          <table:table-cell office:value-type="float" office:value="1.69" table:style-name="ce42">
            <text:p>1.69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36.413-8</text:p>
          </table:table-cell>
          <table:table-cell office:value-type="string" table:style-name="ce43">
            <text:p>carretero@inter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Basica</text:p>
          </table:table-cell>
          <table:table-cell office:value-type="float" office:value="88" table:style-name="ce42">
            <text:p>88</text:p>
          </table:table-cell>
          <table:table-cell office:value-type="float" office:value="1.56" table:style-name="ce42">
            <text:p>1.56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93.253-2</text:p>
          </table:table-cell>
          <table:table-cell office:value-type="string" table:style-name="ce43">
            <text:p>cela@alte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Oficial</text:p>
          </table:table-cell>
          <table:table-cell office:value-type="string" table:style-name="ce43">
            <text:p>Basica</text:p>
          </table:table-cell>
          <table:table-cell office:value-type="float" office:value="102" table:style-name="ce42">
            <text:p>102</text:p>
          </table:table-cell>
          <table:table-cell office:value-type="float" office:value="1.57" table:style-name="ce42">
            <text:p>1.57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85.438-1</text:p>
          </table:table-cell>
          <table:table-cell office:value-type="string" table:style-name="ce43">
            <text:p>coco@hot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Asesor/a fiscal</text:p>
          </table:table-cell>
          <table:table-cell office:value-type="string" table:style-name="ce43">
            <text:p>Medio</text:p>
          </table:table-cell>
          <table:table-cell office:value-type="float" office:value="69" table:style-name="ce42">
            <text:p>69</text:p>
          </table:table-cell>
          <table:table-cell office:value-type="float" office:value="1.73" table:style-name="ce42">
            <text:p>1.73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21.699-2</text:p>
          </table:table-cell>
          <table:table-cell office:value-type="string" table:style-name="ce43">
            <text:p>conejo@minorisa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Medio</text:p>
          </table:table-cell>
          <table:table-cell office:value-type="float" office:value="73" table:style-name="ce42">
            <text:p>73</text:p>
          </table:table-cell>
          <table:table-cell office:value-type="float" office:value="1.75" table:style-name="ce42">
            <text:p>1.75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00.181-7</text:p>
          </table:table-cell>
          <table:table-cell office:value-type="string" table:style-name="ce43">
            <text:p>corcel@alte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Universitario</text:p>
          </table:table-cell>
          <table:table-cell office:value-type="float" office:value="71" table:style-name="ce42">
            <text:p>71</text:p>
          </table:table-cell>
          <table:table-cell office:value-type="float" office:value="1.82" table:style-name="ce42">
            <text:p>1.82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55.282-3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Arquitecto/a</text:p>
          </table:table-cell>
          <table:table-cell office:value-type="string" table:style-name="ce43">
            <text:p>Universitario</text:p>
          </table:table-cell>
          <table:table-cell office:value-type="float" office:value="77" table:style-name="ce42">
            <text:p>77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13.488-6</text:p>
          </table:table-cell>
          <table:table-cell office:value-type="string" table:style-name="ce43">
            <text:p>curie@minorisa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Medio</text:p>
          </table:table-cell>
          <table:table-cell office:value-type="float" office:value="104" table:style-name="ce42">
            <text:p>104</text:p>
          </table:table-cell>
          <table:table-cell office:value-type="float" office:value="1.62" table:style-name="ce42">
            <text:p>1.62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40.980-8</text:p>
          </table:table-cell>
          <table:table-cell office:value-type="string" table:style-name="ce43">
            <text:p>dalí@wandoo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Profesor/a</text:p>
          </table:table-cell>
          <table:table-cell office:value-type="string" table:style-name="ce43">
            <text:p>Doctor/a</text:p>
          </table:table-cell>
          <table:table-cell office:value-type="float" office:value="59" table:style-name="ce42">
            <text:p>59</text:p>
          </table:table-cell>
          <table:table-cell office:value-type="float" office:value="1.71" table:style-name="ce42">
            <text:p>1.71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63.342-1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Camarero/a</text:p>
          </table:table-cell>
          <table:table-cell office:value-type="string" table:style-name="ce43">
            <text:p>Basica</text:p>
          </table:table-cell>
          <table:table-cell office:value-type="float" office:value="106" table:style-name="ce42">
            <text:p>106</text:p>
          </table:table-cell>
          <table:table-cell office:value-type="float" office:value="1.73" table:style-name="ce42">
            <text:p>1.73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914.973-3</text:p>
          </table:table-cell>
          <table:table-cell office:value-type="string" table:style-name="ce43">
            <text:p>dolça@cidet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ontable</text:p>
          </table:table-cell>
          <table:table-cell office:value-type="string" table:style-name="ce43">
            <text:p>Universitario</text:p>
          </table:table-cell>
          <table:table-cell office:value-type="float" office:value="58" table:style-name="ce42">
            <text:p>58</text:p>
          </table:table-cell>
          <table:table-cell office:value-type="float" office:value="1.71" table:style-name="ce42">
            <text:p>1.71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86.523-4</text:p>
          </table:table-cell>
          <table:table-cell office:value-type="string" table:style-name="ce43">
            <text:p>dorada@inter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Administrativo/a</text:p>
          </table:table-cell>
          <table:table-cell office:value-type="string" table:style-name="ce43">
            <text:p>Basica</text:p>
          </table:table-cell>
          <table:table-cell office:value-type="float" office:value="80" table:style-name="ce42">
            <text:p>80</text:p>
          </table:table-cell>
          <table:table-cell office:value-type="float" office:value="1.9000000000000001" table:style-name="ce42">
            <text:p>1.9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73.429-1</text:p>
          </table:table-cell>
          <table:table-cell office:value-type="string" table:style-name="ce43">
            <text:p>elisa@alte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Administrativo/a</text:p>
          </table:table-cell>
          <table:table-cell office:value-type="string" table:style-name="ce43">
            <text:p>Medio</text:p>
          </table:table-cell>
          <table:table-cell office:value-type="float" office:value="66" table:style-name="ce42">
            <text:p>66</text:p>
          </table:table-cell>
          <table:table-cell office:value-type="float" office:value="1.87" table:style-name="ce42">
            <text:p>1.87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37.732-7</text:p>
          </table:table-cell>
          <table:table-cell office:value-type="string" table:style-name="ce43">
            <text:p>encarna@hot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Medio</text:p>
          </table:table-cell>
          <table:table-cell office:value-type="float" office:value="66" table:style-name="ce42">
            <text:p>66</text:p>
          </table:table-cell>
          <table:table-cell office:value-type="float" office:value="1.8900000000000001" table:style-name="ce42">
            <text:p>1.89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87.279-9</text:p>
          </table:table-cell>
          <table:table-cell office:value-type="string" table:style-name="ce43">
            <text:p>entesa@alte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Asesor/a fiscal</text:p>
          </table:table-cell>
          <table:table-cell office:value-type="string" table:style-name="ce43">
            <text:p>Técnico</text:p>
          </table:table-cell>
          <table:table-cell office:value-type="float" office:value="68" table:style-name="ce42">
            <text:p>68</text:p>
          </table:table-cell>
          <table:table-cell office:value-type="float" office:value="1.83" table:style-name="ce42">
            <text:p>1.83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95.451-4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Basica</text:p>
          </table:table-cell>
          <table:table-cell office:value-type="float" office:value="54" table:style-name="ce42">
            <text:p>54</text:p>
          </table:table-cell>
          <table:table-cell office:value-type="float" office:value="1.59" table:style-name="ce42">
            <text:p>1.59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18.911-1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Universitario</text:p>
          </table:table-cell>
          <table:table-cell office:value-type="float" office:value="78" table:style-name="ce42">
            <text:p>78</text:p>
          </table:table-cell>
          <table:table-cell office:value-type="float" office:value="1.78" table:style-name="ce42">
            <text:p>1.78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36.487-3</text:p>
          </table:table-cell>
          <table:table-cell office:value-type="string" table:style-name="ce43">
            <text:p>et@alte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Taxista</text:p>
          </table:table-cell>
          <table:table-cell office:value-type="string" table:style-name="ce43">
            <text:p>Técnico</text:p>
          </table:table-cell>
          <table:table-cell office:value-type="float" office:value="91" table:style-name="ce42">
            <text:p>91</text:p>
          </table:table-cell>
          <table:table-cell office:value-type="float" office:value="1.72" table:style-name="ce42">
            <text:p>1.72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24.507-1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Licenciado/a</text:p>
          </table:table-cell>
          <table:table-cell office:value-type="float" office:value="53" table:style-name="ce42">
            <text:p>53</text:p>
          </table:table-cell>
          <table:table-cell office:value-type="float" office:value="1.8900000000000001" table:style-name="ce42">
            <text:p>1.89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73.777-7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Representante</text:p>
          </table:table-cell>
          <table:table-cell office:value-type="string" table:style-name="ce43">
            <text:p>Licenciado/a</text:p>
          </table:table-cell>
          <table:table-cell office:value-type="float" office:value="79" table:style-name="ce42">
            <text:p>79</text:p>
          </table:table-cell>
          <table:table-cell office:value-type="float" office:value="1.6600000000000001" table:style-name="ce42">
            <text:p>1.66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15.707-8</text:p>
          </table:table-cell>
          <table:table-cell office:value-type="string" table:style-name="ce43">
            <text:p>experta@wandoo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amarero/a</text:p>
          </table:table-cell>
          <table:table-cell office:value-type="string" table:style-name="ce43">
            <text:p>Basica</text:p>
          </table:table-cell>
          <table:table-cell office:value-type="float" office:value="110" table:style-name="ce42">
            <text:p>110</text:p>
          </table:table-cell>
          <table:table-cell office:value-type="float" office:value="1.6" table:style-name="ce42">
            <text:p>1.6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59.850-8</text:p>
          </table:table-cell>
          <table:table-cell office:value-type="string" table:style-name="ce43">
            <text:p>f5@wandoo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Enfermero/a</text:p>
          </table:table-cell>
          <table:table-cell office:value-type="string" table:style-name="ce43">
            <text:p>Diplomado/a</text:p>
          </table:table-cell>
          <table:table-cell office:value-type="float" office:value="105" table:style-name="ce42">
            <text:p>105</text:p>
          </table:table-cell>
          <table:table-cell office:value-type="float" office:value="1.74" table:style-name="ce42">
            <text:p>1.74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17.126-3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Medio</text:p>
          </table:table-cell>
          <table:table-cell office:value-type="float" office:value="60" table:style-name="ce42">
            <text:p>60</text:p>
          </table:table-cell>
          <table:table-cell office:value-type="float" office:value="1.7000000000000002" table:style-name="ce42">
            <text:p>1.7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13.784-2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Contable</text:p>
          </table:table-cell>
          <table:table-cell office:value-type="string" table:style-name="ce43">
            <text:p>Técnico</text:p>
          </table:table-cell>
          <table:table-cell office:value-type="float" office:value="87" table:style-name="ce42">
            <text:p>87</text:p>
          </table:table-cell>
          <table:table-cell office:value-type="float" office:value="1.59" table:style-name="ce42">
            <text:p>1.59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24.765-6</text:p>
          </table:table-cell>
          <table:table-cell office:value-type="string" table:style-name="ce43">
            <text:p>fina@hot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Medio</text:p>
          </table:table-cell>
          <table:table-cell office:value-type="float" office:value="70" table:style-name="ce42">
            <text:p>70</text:p>
          </table:table-cell>
          <table:table-cell office:value-type="float" office:value="1.87" table:style-name="ce42">
            <text:p>1.87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46.484-8</text:p>
          </table:table-cell>
          <table:table-cell office:value-type="string" table:style-name="ce43">
            <text:p>fuego@alte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omercial</text:p>
          </table:table-cell>
          <table:table-cell office:value-type="string" table:style-name="ce43">
            <text:p>Medio</text:p>
          </table:table-cell>
          <table:table-cell office:value-type="float" office:value="70" table:style-name="ce42">
            <text:p>70</text:p>
          </table:table-cell>
          <table:table-cell office:value-type="float" office:value="1.78" table:style-name="ce42">
            <text:p>1.78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561.793-2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Basica</text:p>
          </table:table-cell>
          <table:table-cell office:value-type="float" office:value="78" table:style-name="ce42">
            <text:p>78</text:p>
          </table:table-cell>
          <table:table-cell office:value-type="float" office:value="1.86" table:style-name="ce42">
            <text:p>1.86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47.269-4</text:p>
          </table:table-cell>
          <table:table-cell office:value-type="string" table:style-name="ce43">
            <text:p>garota@hot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Recepcionista</text:p>
          </table:table-cell>
          <table:table-cell office:value-type="string" table:style-name="ce43">
            <text:p>Basica</text:p>
          </table:table-cell>
          <table:table-cell office:value-type="float" office:value="62" table:style-name="ce42">
            <text:p>62</text:p>
          </table:table-cell>
          <table:table-cell office:value-type="float" office:value="1.6500000000000001" table:style-name="ce42">
            <text:p>1.65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13.373-6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Administrativo/a</text:p>
          </table:table-cell>
          <table:table-cell office:value-type="string" table:style-name="ce43">
            <text:p>Basica</text:p>
          </table:table-cell>
          <table:table-cell office:value-type="float" office:value="103" table:style-name="ce42">
            <text:p>103</text:p>
          </table:table-cell>
          <table:table-cell office:value-type="float" office:value="1.73" table:style-name="ce42">
            <text:p>1.73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11.248-9</text:p>
          </table:table-cell>
          <table:table-cell office:value-type="string" table:style-name="ce43">
            <text:p>gateta@catalonia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Enfermero/a</text:p>
          </table:table-cell>
          <table:table-cell office:value-type="string" table:style-name="ce43">
            <text:p>Técnico</text:p>
          </table:table-cell>
          <table:table-cell office:value-type="float" office:value="66" table:style-name="ce42">
            <text:p>66</text:p>
          </table:table-cell>
          <table:table-cell office:value-type="float" office:value="1.56" table:style-name="ce42">
            <text:p>1.56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90.421-8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Técnico</text:p>
          </table:table-cell>
          <table:table-cell office:value-type="float" office:value="102" table:style-name="ce42">
            <text:p>102</text:p>
          </table:table-cell>
          <table:table-cell office:value-type="float" office:value="1.67" table:style-name="ce42">
            <text:p>1.67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77.802-5</text:p>
          </table:table-cell>
          <table:table-cell office:value-type="string" table:style-name="ce43">
            <text:p>groucho@inter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Licenciado/a</text:p>
          </table:table-cell>
          <table:table-cell office:value-type="float" office:value="79" table:style-name="ce42">
            <text:p>79</text:p>
          </table:table-cell>
          <table:table-cell office:value-type="float" office:value="1.82" table:style-name="ce42">
            <text:p>1.82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11.331-9</text:p>
          </table:table-cell>
          <table:table-cell office:value-type="string" table:style-name="ce43">
            <text:p>harpo@hot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Funcionario/a</text:p>
          </table:table-cell>
          <table:table-cell office:value-type="string" table:style-name="ce43">
            <text:p>Diplomado/a</text:p>
          </table:table-cell>
          <table:table-cell office:value-type="float" office:value="82" table:style-name="ce42">
            <text:p>82</text:p>
          </table:table-cell>
          <table:table-cell office:value-type="float" office:value="1.7000000000000002" table:style-name="ce42">
            <text:p>1.7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16.812-6</text:p>
          </table:table-cell>
          <table:table-cell office:value-type="string" table:style-name="ce43">
            <text:p>hispa@catalonia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Oficial</text:p>
          </table:table-cell>
          <table:table-cell office:value-type="string" table:style-name="ce43">
            <text:p>Basica</text:p>
          </table:table-cell>
          <table:table-cell office:value-type="float" office:value="103" table:style-name="ce42">
            <text:p>103</text:p>
          </table:table-cell>
          <table:table-cell office:value-type="float" office:value="1.7000000000000002" table:style-name="ce42">
            <text:p>1.7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145.867-1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Representante</text:p>
          </table:table-cell>
          <table:table-cell office:value-type="string" table:style-name="ce43">
            <text:p>Basica</text:p>
          </table:table-cell>
          <table:table-cell office:value-type="float" office:value="54" table:style-name="ce42">
            <text:p>54</text:p>
          </table:table-cell>
          <table:table-cell office:value-type="float" office:value="1.6500000000000001" table:style-name="ce42">
            <text:p>1.65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73.727-2</text:p>
          </table:table-cell>
          <table:table-cell office:value-type="string" table:style-name="ce43">
            <text:p>huevo@terra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Estudiante</text:p>
          </table:table-cell>
          <table:table-cell office:value-type="string" table:style-name="ce43">
            <text:p>Diplomado/a</text:p>
          </table:table-cell>
          <table:table-cell office:value-type="float" office:value="66" table:style-name="ce42">
            <text:p>66</text:p>
          </table:table-cell>
          <table:table-cell office:value-type="float" office:value="1.79" table:style-name="ce42">
            <text:p>1.79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65.727-6</text:p>
          </table:table-cell>
          <table:table-cell office:value-type="string" table:style-name="ce43">
            <text:p>james dean@inter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Doctor/a</text:p>
          </table:table-cell>
          <table:table-cell office:value-type="float" office:value="64" table:style-name="ce42">
            <text:p>64</text:p>
          </table:table-cell>
          <table:table-cell office:value-type="float" office:value="1.7000000000000002" table:style-name="ce42">
            <text:p>1.7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51.487-9</text:p>
          </table:table-cell>
          <table:table-cell office:value-type="string" table:style-name="ce43">
            <text:p>jéssica@hotmail.com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amarero/a</text:p>
          </table:table-cell>
          <table:table-cell office:value-type="string" table:style-name="ce43">
            <text:p>Basica</text:p>
          </table:table-cell>
          <table:table-cell office:value-type="float" office:value="104" table:style-name="ce42">
            <text:p>104</text:p>
          </table:table-cell>
          <table:table-cell office:value-type="float" office:value="1.84" table:style-name="ce42">
            <text:p>1.84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953.992-6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Oficial</text:p>
          </table:table-cell>
          <table:table-cell office:value-type="string" table:style-name="ce43">
            <text:p>Basica</text:p>
          </table:table-cell>
          <table:table-cell office:value-type="float" office:value="48" table:style-name="ce42">
            <text:p>48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46.517-2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>Comercial</text:p>
          </table:table-cell>
          <table:table-cell office:value-type="string" table:style-name="ce43">
            <text:p>Técnico</text:p>
          </table:table-cell>
          <table:table-cell office:value-type="float" office:value="89" table:style-name="ce42">
            <text:p>89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63.676-9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Diseñador/a</text:p>
          </table:table-cell>
          <table:table-cell office:value-type="string" table:style-name="ce43">
            <text:p>Basica</text:p>
          </table:table-cell>
          <table:table-cell office:value-type="float" office:value="98" table:style-name="ce42">
            <text:p>98</text:p>
          </table:table-cell>
          <table:table-cell office:value-type="float" office:value="1.56" table:style-name="ce42">
            <text:p>1.56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Marron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916.289-1</text:p>
          </table:table-cell>
          <table:table-cell office:value-type="string" table:style-name="ce43">
            <text:p/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Diplomado/a</text:p>
          </table:table-cell>
          <table:table-cell office:value-type="float" office:value="82" table:style-name="ce42">
            <text:p>82</text:p>
          </table:table-cell>
          <table:table-cell office:value-type="float" office:value="1.74" table:style-name="ce42">
            <text:p>1.74</text:p>
          </table:table-cell>
          <table:table-cell office:value-type="string" table:style-name="ce43">
            <text:p>Negr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90.211-7</text:p>
          </table:table-cell>
          <table:table-cell office:value-type="string" table:style-name="ce43">
            <text:p>llus@hot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Basica</text:p>
          </table:table-cell>
          <table:table-cell office:value-type="float" office:value="94" table:style-name="ce42">
            <text:p>94</text:p>
          </table:table-cell>
          <table:table-cell office:value-type="float" office:value="1.6" table:style-name="ce42">
            <text:p>1.6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64.575-7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Medio</text:p>
          </table:table-cell>
          <table:table-cell office:value-type="float" office:value="91" table:style-name="ce42">
            <text:p>91</text:p>
          </table:table-cell>
          <table:table-cell office:value-type="float" office:value="1.73" table:style-name="ce42">
            <text:p>1.73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930.257-6</text:p>
          </table:table-cell>
          <table:table-cell office:value-type="string" table:style-name="ce43">
            <text:p>madonna@wandoo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Delineante</text:p>
          </table:table-cell>
          <table:table-cell office:value-type="string" table:style-name="ce43">
            <text:p>Técnico</text:p>
          </table:table-cell>
          <table:table-cell office:value-type="float" office:value="95" table:style-name="ce42">
            <text:p>95</text:p>
          </table:table-cell>
          <table:table-cell office:value-type="float" office:value="1.86" table:style-name="ce42">
            <text:p>1.86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219.754-3</text:p>
          </table:table-cell>
          <table:table-cell office:value-type="string" table:style-name="ce43">
            <text:p>mata hari@intercom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omercial</text:p>
          </table:table-cell>
          <table:table-cell office:value-type="string" table:style-name="ce43">
            <text:p>Basica</text:p>
          </table:table-cell>
          <table:table-cell office:value-type="float" office:value="110" table:style-name="ce42">
            <text:p>110</text:p>
          </table:table-cell>
          <table:table-cell office:value-type="float" office:value="1.8800000000000001" table:style-name="ce42">
            <text:p>1.88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40.873-8</text:p>
          </table:table-cell>
          <table:table-cell office:value-type="string" table:style-name="ce43">
            <text:p>melanie@minorisa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Basica</text:p>
          </table:table-cell>
          <table:table-cell office:value-type="float" office:value="96" table:style-name="ce42">
            <text:p>96</text:p>
          </table:table-cell>
          <table:table-cell office:value-type="float" office:value="1.8900000000000001" table:style-name="ce42">
            <text:p>1.89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87.559-3</text:p>
          </table:table-cell>
          <table:table-cell office:value-type="string" table:style-name="ce43">
            <text:p>melquíades@hot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/>
          </table:table-cell>
          <table:table-cell office:value-type="string" table:style-name="ce43">
            <text:p>Basica</text:p>
          </table:table-cell>
          <table:table-cell office:value-type="float" office:value="93" table:style-name="ce42">
            <text:p>93</text:p>
          </table:table-cell>
          <table:table-cell office:value-type="float" office:value="1.83" table:style-name="ce42">
            <text:p>1.83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47.260-7</text:p>
          </table:table-cell>
          <table:table-cell office:value-type="string" table:style-name="ce43">
            <text:p>merche@terra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>Contable</text:p>
          </table:table-cell>
          <table:table-cell office:value-type="string" table:style-name="ce43">
            <text:p>Diplomado/a</text:p>
          </table:table-cell>
          <table:table-cell office:value-type="float" office:value="53" table:style-name="ce42">
            <text:p>53</text:p>
          </table:table-cell>
          <table:table-cell office:value-type="float" office:value="1.67" table:style-name="ce42">
            <text:p>1.67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999.504-5</text:p>
          </table:table-cell>
          <table:table-cell office:value-type="string" table:style-name="ce43">
            <text:p>midas@cataloniamail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Basica</text:p>
          </table:table-cell>
          <table:table-cell office:value-type="float" office:value="59" table:style-name="ce42">
            <text:p>59</text:p>
          </table:table-cell>
          <table:table-cell office:value-type="float" office:value="1.81" table:style-name="ce42">
            <text:p>1.81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39.544-3</text:p>
          </table:table-cell>
          <table:table-cell office:value-type="string" table:style-name="ce43">
            <text:p>mona lisa@minorisa.es</text:p>
          </table:table-cell>
          <table:table-cell office:value-type="string" table:style-name="ce43">
            <text:p>Mujer</text:p>
          </table:table-cell>
          <table:table-cell office:value-type="string" table:style-name="ce43">
            <text:p/>
          </table:table-cell>
          <table:table-cell office:value-type="string" table:style-name="ce43">
            <text:p>Técnico</text:p>
          </table:table-cell>
          <table:table-cell office:value-type="float" office:value="75" table:style-name="ce42">
            <text:p>75</text:p>
          </table:table-cell>
          <table:table-cell office:value-type="float" office:value="1.74" table:style-name="ce42">
            <text:p>1.74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722.114-4</text:p>
          </table:table-cell>
          <table:table-cell office:value-type="string" table:style-name="ce43">
            <text:p>moro@minorisa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Asesor/a fiscal</text:p>
          </table:table-cell>
          <table:table-cell office:value-type="string" table:style-name="ce43">
            <text:p>Medio</text:p>
          </table:table-cell>
          <table:table-cell office:value-type="float" office:value="97" table:style-name="ce42">
            <text:p>97</text:p>
          </table:table-cell>
          <table:table-cell office:value-type="float" office:value="1.59" table:style-name="ce42">
            <text:p>1.59</text:p>
          </table:table-cell>
          <table:table-cell office:value-type="string" table:style-name="ce43">
            <text:p>Calv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40.517-2</text:p>
          </table:table-cell>
          <table:table-cell office:value-type="string" table:style-name="ce43">
            <text:p>mozart@wandoo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Taxista</text:p>
          </table:table-cell>
          <table:table-cell office:value-type="string" table:style-name="ce43">
            <text:p>Basica</text:p>
          </table:table-cell>
          <table:table-cell office:value-type="float" office:value="108" table:style-name="ce42">
            <text:p>108</text:p>
          </table:table-cell>
          <table:table-cell office:value-type="float" office:value="1.85" table:style-name="ce42">
            <text:p>1.85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83.900-9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Dependiente/a</text:p>
          </table:table-cell>
          <table:table-cell office:value-type="string" table:style-name="ce43">
            <text:p>Medio</text:p>
          </table:table-cell>
          <table:table-cell office:value-type="float" office:value="106" table:style-name="ce42">
            <text:p>106</text:p>
          </table:table-cell>
          <table:table-cell office:value-type="float" office:value="1.8" table:style-name="ce42">
            <text:p>1.8</text:p>
          </table:table-cell>
          <table:table-cell office:value-type="string" table:style-name="ce43">
            <text:p>Castaño</text:p>
          </table:table-cell>
          <table:table-cell office:value-type="string" table:style-name="ce43">
            <text:p>Verd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854.940-1</text:p>
          </table:table-cell>
          <table:table-cell office:value-type="string" table:style-name="ce43">
            <text:p/>
          </table:table-cell>
          <table:table-cell office:value-type="string" table:style-name="ce43">
            <text:p>Mujer</text:p>
          </table:table-cell>
          <table:table-cell office:value-type="string" table:style-name="ce43">
            <text:p>Representante</text:p>
          </table:table-cell>
          <table:table-cell office:value-type="string" table:style-name="ce43">
            <text:p>Basica</text:p>
          </table:table-cell>
          <table:table-cell office:value-type="float" office:value="93" table:style-name="ce42">
            <text:p>93</text:p>
          </table:table-cell>
          <table:table-cell office:value-type="float" office:value="1.82" table:style-name="ce42">
            <text:p>1.82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432.570-3</text:p>
          </table:table-cell>
          <table:table-cell office:value-type="string" table:style-name="ce43">
            <text:p>napoleon@cidet.com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Taxista</text:p>
          </table:table-cell>
          <table:table-cell office:value-type="string" table:style-name="ce43">
            <text:p>Licenciado/a</text:p>
          </table:table-cell>
          <table:table-cell office:value-type="float" office:value="93" table:style-name="ce42">
            <text:p>93</text:p>
          </table:table-cell>
          <table:table-cell office:value-type="float" office:value="1.6400000000000001" table:style-name="ce42">
            <text:p>1.64</text:p>
          </table:table-cell>
          <table:table-cell office:value-type="string" table:style-name="ce43">
            <text:p>Rubio</text:p>
          </table:table-cell>
          <table:table-cell office:value-type="string" table:style-name="ce43">
            <text:p>Azule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373.332-7</text:p>
          </table:table-cell>
          <table:table-cell office:value-type="string" table:style-name="ce43">
            <text:p>orondo@alte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Contable</text:p>
          </table:table-cell>
          <table:table-cell office:value-type="string" table:style-name="ce43">
            <text:p>Universitario</text:p>
          </table:table-cell>
          <table:table-cell office:value-type="float" office:value="79" table:style-name="ce42">
            <text:p>79</text:p>
          </table:table-cell>
          <table:table-cell office:value-type="float" office:value="1.59" table:style-name="ce42">
            <text:p>1.59</text:p>
          </table:table-cell>
          <table:table-cell office:value-type="string" table:style-name="ce43">
            <text:p>Pelirrojo</text:p>
          </table:table-cell>
          <table:table-cell office:value-type="string" table:style-name="ce43">
            <text:p>Negro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42">
            <text:p>645.986-6</text:p>
          </table:table-cell>
          <table:table-cell office:value-type="string" table:style-name="ce43">
            <text:p>papagayo@altecom.es</text:p>
          </table:table-cell>
          <table:table-cell office:value-type="string" table:style-name="ce43">
            <text:p>Hombre</text:p>
          </table:table-cell>
          <table:table-cell office:value-type="string" table:style-name="ce43">
            <text:p>Profesor/a</text:p>
          </table:table-cell>
          <table:table-cell office:value-type="string" table:style-name="ce43">
            <text:p>Basica</text:p>
          </table:table-cell>
          <table:table-cell office:value-type="float" office:value="89" table:style-name="ce42">
            <text:p>89</text:p>
          </table:table-cell>
          <table:table-cell office:value-type="float" office:value="1.84" table:style-name="ce42">
            <text:p>1.84</text:p>
          </table:table-cell>
          <table:table-cell office:value-type="string" table:style-name="ce43">
            <text:p>Otros</text:p>
          </table:table-cell>
          <table:table-cell office:value-type="string" table:style-name="ce43">
            <text:p>Otro</text:p>
          </table:table-cell>
          <table:table-cell table:number-columns-repeated="16374"/>
        </table:table-row>
        <table:table-row table:number-rows-repeated="1048485" table:style-name="ro1">
          <table:table-cell table:number-columns-repeated="16384"/>
        </table:table-row>
      </table:table>
      <table:table table:name="Act_12" table:style-name="ta6">
        <table:table-column table:style-name="co71" table:default-cell-style-name="ce19"/>
        <table:table-column table:style-name="co55" table:default-cell-style-name="ce19"/>
        <table:table-column table:style-name="co69" table:number-columns-repeated="3" table:default-cell-style-name="ce19"/>
        <table:table-column table:style-name="co1" table:default-cell-style-name="ce19"/>
        <table:table-column table:style-name="co72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80" table:default-cell-style-name="ce19"/>
        <table:table-column table:style-name="co73" table:default-cell-style-name="ce19"/>
        <table:table-column table:style-name="co2" table:number-columns-repeated="248" table:default-cell-style-name="ce19"/>
        <table:table-row table:style-name="ro6">
          <table:table-cell table:number-columns-repeated="16384"/>
        </table:table-row>
        <table:table-row table:style-name="ro8">
          <table:table-cell/>
          <table:table-cell office:value-type="string" table:style-name="ce44">
            <text:p>VENDEDOR</text:p>
          </table:table-cell>
          <table:table-cell office:value-type="string" table:style-name="ce44">
            <text:p>MES 1</text:p>
          </table:table-cell>
          <table:table-cell office:value-type="string" table:style-name="ce44">
            <text:p>MES 2</text:p>
          </table:table-cell>
          <table:table-cell office:value-type="string" table:style-name="ce44">
            <text:p>MES 3</text:p>
          </table:table-cell>
          <table:table-cell table:style-name="ce19"/>
          <table:table-cell office:value-type="string" table:number-columns-spanned="3" table:number-rows-spanned="1" table:style-name="ce136">
            <text:p>RESUMEN</text:p>
          </table:table-cell>
          <table:covered-table-cell table:number-columns-repeated="2"/>
          <table:table-cell table:number-columns-repeated="16375" table:style-name="ce19"/>
        </table:table-row>
        <table:table-row table:style-name="ro8">
          <table:table-cell/>
          <table:table-cell office:value-type="string" table:style-name="ce14">
            <text:p>Antonio</text:p>
          </table:table-cell>
          <table:table-cell office:value-type="currency" office:value="1200" table:style-name="ce45">
            <text:p><text:s/>$ 1,200<text:s/></text:p>
          </table:table-cell>
          <table:table-cell office:value-type="currency" office:value="2500" table:style-name="ce45">
            <text:p><text:s/>$ 2,500<text:s/></text:p>
          </table:table-cell>
          <table:table-cell office:value-type="currency" office:value="450" table:style-name="ce45">
            <text:p><text:s/>$ 450<text:s/></text:p>
          </table:table-cell>
          <table:table-cell table:style-name="ce19"/>
          <table:table-cell office:value-type="string" table:style-name="ce46">
            <text:p>Total de ventas Mes 1 y Mes 3</text:p>
          </table:table-cell>
          <table:table-cell table:style-name="ce47"/>
          <table:table-cell office:value-type="currency" office:value="88142" table:style-name="ce48">
            <text:p><text:s/>$ 88,142<text:s/></text:p>
          </table:table-cell>
          <table:table-cell table:style-name="ce19"/>
          <table:table-cell office:value-type="string" office:string-value="" table:formula="of:=IF(AND(ISFORMULA([.H3]);[.H3]=[.I3]);&quot;Correcto&quot;;&quot;&quot;)" table:style-name="ce162"/>
          <table:table-cell table:number-columns-repeated="16373"/>
        </table:table-row>
        <table:table-row table:style-name="ro8">
          <table:table-cell/>
          <table:table-cell office:value-type="string" table:style-name="ce14">
            <text:p>María</text:p>
          </table:table-cell>
          <table:table-cell office:value-type="currency" office:value="1850" table:style-name="ce45">
            <text:p><text:s/>$ 1,850<text:s/></text:p>
          </table:table-cell>
          <table:table-cell office:value-type="currency" office:value="4255" table:style-name="ce45">
            <text:p><text:s/>$ 4,255<text:s/></text:p>
          </table:table-cell>
          <table:table-cell office:value-type="currency" office:value="1260" table:style-name="ce45">
            <text:p><text:s/>$ 1,260<text:s/></text:p>
          </table:table-cell>
          <table:table-cell table:style-name="ce19"/>
          <table:table-cell office:value-type="string" table:style-name="ce46">
            <text:p>Promedio de ventas Mes 1 y Mes 2</text:p>
          </table:table-cell>
          <table:table-cell table:style-name="ce47"/>
          <table:table-cell office:value-type="currency" office:value="3197" table:style-name="ce48">
            <text:p><text:s/>$ 3,197<text:s/></text:p>
          </table:table-cell>
          <table:table-cell table:style-name="ce19"/>
          <table:table-cell office:value-type="string" office:string-value="" table:formula="of:=IF(AND(ISFORMULA([.H4]);[.H4]=[.I4]);&quot;Correcto&quot;;&quot;&quot;)" table:style-name="ce162"/>
          <table:table-cell table:number-columns-repeated="16373"/>
        </table:table-row>
        <table:table-row table:style-name="ro8">
          <table:table-cell/>
          <table:table-cell office:value-type="string" table:style-name="ce14">
            <text:p>Ana</text:p>
          </table:table-cell>
          <table:table-cell office:value-type="currency" office:value="1350" table:style-name="ce45">
            <text:p><text:s/>$ 1,350<text:s/></text:p>
          </table:table-cell>
          <table:table-cell office:value-type="currency" office:value="1254" table:style-name="ce45">
            <text:p><text:s/>$ 1,254<text:s/></text:p>
          </table:table-cell>
          <table:table-cell office:value-type="currency" office:value="6800" table:style-name="ce45">
            <text:p><text:s/>$ 6,800<text:s/></text:p>
          </table:table-cell>
          <table:table-cell table:style-name="ce19"/>
          <table:table-cell office:value-type="string" table:style-name="ce46">
            <text:p>Venta mas alta Mes 1 y Mes 3</text:p>
          </table:table-cell>
          <table:table-cell table:style-name="ce47"/>
          <table:table-cell office:value-type="currency" office:value="7400" table:style-name="ce48">
            <text:p><text:s/>$ 7,400<text:s/></text:p>
          </table:table-cell>
          <table:table-cell table:style-name="ce19"/>
          <table:table-cell office:value-type="string" office:string-value="" table:formula="of:=IF(AND(ISFORMULA([.H5]);[.H5]=[.I5]);&quot;Correcto&quot;;&quot;&quot;)" table:style-name="ce162"/>
          <table:table-cell table:number-columns-repeated="16373"/>
        </table:table-row>
        <table:table-row table:style-name="ro8">
          <table:table-cell/>
          <table:table-cell office:value-type="string" table:style-name="ce14">
            <text:p>Isabel</text:p>
          </table:table-cell>
          <table:table-cell office:value-type="currency" office:value="580" table:style-name="ce45">
            <text:p><text:s/>$ 580<text:s/></text:p>
          </table:table-cell>
          <table:table-cell office:value-type="currency" office:value="6300" table:style-name="ce45">
            <text:p><text:s/>$ 6,300<text:s/></text:p>
          </table:table-cell>
          <table:table-cell office:value-type="currency" office:value="4500" table:style-name="ce45">
            <text:p><text:s/>$ 4,500<text:s/></text:p>
          </table:table-cell>
          <table:table-cell table:style-name="ce19"/>
          <table:table-cell office:value-type="string" table:style-name="ce46">
            <text:p>Venta mas baja todos los meses</text:p>
          </table:table-cell>
          <table:table-cell table:style-name="ce47"/>
          <table:table-cell office:value-type="currency" office:value="450" table:style-name="ce48">
            <text:p><text:s/>$ 450<text:s/></text:p>
          </table:table-cell>
          <table:table-cell table:style-name="ce19"/>
          <table:table-cell office:value-type="string" office:string-value="" table:formula="of:=IF(AND(ISFORMULA([.H6]);[.H6]=[.I6]);&quot;Correcto&quot;;&quot;&quot;)" table:style-name="ce162"/>
          <table:table-cell table:number-columns-repeated="16373"/>
        </table:table-row>
        <table:table-row table:style-name="ro8">
          <table:table-cell/>
          <table:table-cell office:value-type="string" table:style-name="ce14">
            <text:p>Diana</text:p>
          </table:table-cell>
          <table:table-cell office:value-type="currency" office:value="2500" table:style-name="ce45">
            <text:p><text:s/>$ 2,500<text:s/></text:p>
          </table:table-cell>
          <table:table-cell office:value-type="currency" office:value="4800" table:style-name="ce45">
            <text:p><text:s/>$ 4,800<text:s/></text:p>
          </table:table-cell>
          <table:table-cell office:value-type="currency" office:value="7400" table:style-name="ce45">
            <text:p><text:s/>$ 7,400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Carmen</text:p>
          </table:table-cell>
          <table:table-cell office:value-type="currency" office:value="3658" table:style-name="ce45">
            <text:p><text:s/>$ 3,658<text:s/></text:p>
          </table:table-cell>
          <table:table-cell office:value-type="currency" office:value="6500" table:style-name="ce45">
            <text:p><text:s/>$ 6,500<text:s/></text:p>
          </table:table-cell>
          <table:table-cell office:value-type="currency" office:value="5848" table:style-name="ce45">
            <text:p><text:s/>$ 5,848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David</text:p>
          </table:table-cell>
          <table:table-cell office:value-type="currency" office:value="640" table:style-name="ce45">
            <text:p><text:s/>$ 640<text:s/></text:p>
          </table:table-cell>
          <table:table-cell office:value-type="currency" office:value="7500" table:style-name="ce45">
            <text:p><text:s/>$ 7,500<text:s/></text:p>
          </table:table-cell>
          <table:table-cell office:value-type="currency" office:value="2563" table:style-name="ce45">
            <text:p><text:s/>$ 2,563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Javier</text:p>
          </table:table-cell>
          <table:table-cell office:value-type="currency" office:value="1547" table:style-name="ce45">
            <text:p><text:s/>$ 1,547<text:s/></text:p>
          </table:table-cell>
          <table:table-cell office:value-type="currency" office:value="3200" table:style-name="ce45">
            <text:p><text:s/>$ 3,200<text:s/></text:p>
          </table:table-cell>
          <table:table-cell office:value-type="currency" office:value="1425" table:style-name="ce45">
            <text:p><text:s/>$ 1,425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Sergio</text:p>
          </table:table-cell>
          <table:table-cell office:value-type="currency" office:value="1420" table:style-name="ce45">
            <text:p><text:s/>$ 1,420<text:s/></text:p>
          </table:table-cell>
          <table:table-cell office:value-type="currency" office:value="4600" table:style-name="ce45">
            <text:p><text:s/>$ 4,600<text:s/></text:p>
          </table:table-cell>
          <table:table-cell office:value-type="currency" office:value="2635" table:style-name="ce45">
            <text:p><text:s/>$ 2,635<text:s/></text:p>
          </table:table-cell>
          <table:table-cell table:number-columns-repeated="2" table:style-name="ce19"/>
          <table:table-cell table:style-name="ce49"/>
          <table:table-cell table:number-columns-repeated="16376" table:style-name="ce19"/>
        </table:table-row>
        <table:table-row table:style-name="ro1">
          <table:table-cell/>
          <table:table-cell office:value-type="string" table:style-name="ce14">
            <text:p>Luis</text:p>
          </table:table-cell>
          <table:table-cell office:value-type="currency" office:value="1200" table:style-name="ce45">
            <text:p><text:s/>$ 1,200<text:s/></text:p>
          </table:table-cell>
          <table:table-cell office:value-type="currency" office:value="1400" table:style-name="ce45">
            <text:p><text:s/>$ 1,400<text:s/></text:p>
          </table:table-cell>
          <table:table-cell office:value-type="currency" office:value="5000" table:style-name="ce45">
            <text:p><text:s/>$ 5,000<text:s/></text:p>
          </table:table-cell>
          <table:table-cell table:number-columns-repeated="2" table:style-name="ce19"/>
          <table:table-cell table:style-name="ce50"/>
          <table:table-cell table:number-columns-repeated="16376" table:style-name="ce19"/>
        </table:table-row>
        <table:table-row table:style-name="ro1">
          <table:table-cell/>
          <table:table-cell office:value-type="string" table:style-name="ce14">
            <text:p>Miguel</text:p>
          </table:table-cell>
          <table:table-cell office:value-type="currency" office:value="5200" table:style-name="ce45">
            <text:p><text:s/>$ 5,200<text:s/></text:p>
          </table:table-cell>
          <table:table-cell office:value-type="currency" office:value="5200" table:style-name="ce45">
            <text:p><text:s/>$ 5,200<text:s/></text:p>
          </table:table-cell>
          <table:table-cell office:value-type="currency" office:value="5200" table:style-name="ce45">
            <text:p><text:s/>$ 5,200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Angel</text:p>
          </table:table-cell>
          <table:table-cell office:value-type="currency" office:value="3500" table:style-name="ce45">
            <text:p><text:s/>$ 3,500<text:s/></text:p>
          </table:table-cell>
          <table:table-cell office:value-type="currency" office:value="3500" table:style-name="ce45">
            <text:p><text:s/>$ 3,500<text:s/></text:p>
          </table:table-cell>
          <table:table-cell office:value-type="currency" office:value="5000" table:style-name="ce45">
            <text:p><text:s/>$ 5,000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Mercedes</text:p>
          </table:table-cell>
          <table:table-cell office:value-type="currency" office:value="1254" table:style-name="ce45">
            <text:p><text:s/>$ 1,254<text:s/></text:p>
          </table:table-cell>
          <table:table-cell office:value-type="currency" office:value="6000" table:style-name="ce45">
            <text:p><text:s/>$ 6,000<text:s/></text:p>
          </table:table-cell>
          <table:table-cell office:value-type="currency" office:value="1254" table:style-name="ce45">
            <text:p><text:s/>$ 1,254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Paula</text:p>
          </table:table-cell>
          <table:table-cell office:value-type="currency" office:value="1200" table:style-name="ce45">
            <text:p><text:s/>$ 1,200<text:s/></text:p>
          </table:table-cell>
          <table:table-cell office:value-type="currency" office:value="7500" table:style-name="ce45">
            <text:p><text:s/>$ 7,500<text:s/></text:p>
          </table:table-cell>
          <table:table-cell office:value-type="currency" office:value="1200" table:style-name="ce45">
            <text:p><text:s/>$ 1,200<text:s/></text:p>
          </table:table-cell>
          <table:table-cell table:number-columns-repeated="16379" table:style-name="ce19"/>
        </table:table-row>
        <table:table-row table:style-name="ro1">
          <table:table-cell/>
          <table:table-cell office:value-type="string" table:style-name="ce14">
            <text:p>Beatriz</text:p>
          </table:table-cell>
          <table:table-cell office:value-type="currency" office:value="2158" table:style-name="ce45">
            <text:p><text:s/>$ 2,158<text:s/></text:p>
          </table:table-cell>
          <table:table-cell office:value-type="currency" office:value="4200" table:style-name="ce45">
            <text:p><text:s/>$ 4,200<text:s/></text:p>
          </table:table-cell>
          <table:table-cell office:value-type="currency" office:value="4000" table:style-name="ce45">
            <text:p><text:s/>$ 4,000<text:s/>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Monica</text:p>
          </table:table-cell>
          <table:table-cell office:value-type="currency" office:value="2350" table:style-name="ce45">
            <text:p><text:s/>$ 2,350<text:s/></text:p>
          </table:table-cell>
          <table:table-cell office:value-type="currency" office:value="2000" table:style-name="ce45">
            <text:p><text:s/>$ 2,000<text:s/></text:p>
          </table:table-cell>
          <table:table-cell office:value-type="currency" office:value="2000" table:style-name="ce45">
            <text:p><text:s/>$ 2,000<text:s/></text:p>
          </table:table-cell>
          <table:table-cell table:number-columns-repeated="16379"/>
        </table:table-row>
        <table:table-row table:number-rows-repeated="2" table:style-name="ro6">
          <table:table-cell table:number-columns-repeated="16384"/>
        </table:table-row>
        <table:table-row table:style-name="ro7">
          <table:table-cell/>
          <table:table-cell table:number-columns-repeated="16383" table:style-name="ce19"/>
        </table:table-row>
        <table:table-row table:style-name="ro10">
          <table:table-cell/>
          <table:table-cell table:number-columns-repeated="16383" table:style-name="ce19"/>
        </table:table-row>
        <table:table-row table:number-rows-repeated="13" table:style-name="ro6">
          <table:table-cell table:number-columns-repeated="16384"/>
        </table:table-row>
        <table:table-row table:style-name="ro11">
          <table:table-cell table:number-columns-repeated="4"/>
          <table:table-cell table:number-columns-repeated="16380" table:style-name="ce19"/>
        </table:table-row>
        <table:table-row table:number-rows-repeated="2" table:style-name="ro6">
          <table:table-cell table:number-columns-repeated="4"/>
          <table:table-cell table:style-name="ce51"/>
          <table:table-cell table:number-columns-repeated="16379"/>
        </table:table-row>
        <table:table-row table:number-rows-repeated="1048538" table:style-name="ro6">
          <table:table-cell table:number-columns-repeated="16384"/>
        </table:table-row>
      </table:table>
      <table:table table:name="Act_13" table:style-name="ta7">
        <table:table-column table:style-name="co81" table:default-cell-style-name="ce19"/>
        <table:table-column table:style-name="co82" table:default-cell-style-name="ce19"/>
        <table:table-column table:style-name="co53" table:default-cell-style-name="ce19"/>
        <table:table-column table:style-name="co83" table:default-cell-style-name="ce19"/>
        <table:table-column table:style-name="co25" table:default-cell-style-name="ce19"/>
        <table:table-column table:style-name="co84" table:default-cell-style-name="ce19"/>
        <table:table-column table:style-name="co85" table:default-cell-style-name="ce19"/>
        <table:table-column table:style-name="co86" table:default-cell-style-name="ce19"/>
        <table:table-column table:style-name="co15" table:default-cell-style-name="ce19"/>
        <table:table-column table:style-name="co87" table:default-cell-style-name="ce19"/>
        <table:table-column table:style-name="co88" table:default-cell-style-name="ce19"/>
        <table:table-column table:style-name="co89" table:default-cell-style-name="ce19"/>
        <table:table-column table:style-name="co2" table:default-cell-style-name="ce19"/>
        <table:table-column table:style-name="co33" table:default-cell-style-name="ce19"/>
        <table:table-column table:style-name="co2" table:number-columns-repeated="16370" table:default-cell-style-name="ce19"/>
        <table:table-row table:style-name="ro6">
          <table:table-cell/>
          <table:table-cell table:number-columns-repeated="12" table:style-name="ce19"/>
          <table:table-cell office:value-type="string" table:style-name="ce86">
            <text:p>Elimiar la fila 18 y la columna D. Para una mejor visualización debe dar espacio suficiente a las celdas.</text:p>
          </table:table-cell>
          <table:table-cell table:number-columns-repeated="6" table:style-name="ce87"/>
          <table:table-cell table:style-name="ce88"/>
          <table:table-cell table:number-columns-repeated="16363"/>
        </table:table-row>
        <table:table-row table:style-name="ro6">
          <table:table-cell/>
          <table:table-cell table:number-columns-repeated="12" table:style-name="ce19"/>
          <table:table-cell table:style-name="ce89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2">
            <text:p>RUT</text:p>
          </table:table-cell>
          <table:table-cell office:value-type="string" table:style-name="ce92">
            <text:p>NOMBRE</text:p>
          </table:table-cell>
          <table:table-cell office:value-type="string" table:style-name="ce93">
            <text:p>COD.AFP</text:p>
          </table:table-cell>
          <table:table-cell office:value-type="string" table:style-name="ce92">
            <text:p>NOMBRE AFP</text:p>
          </table:table-cell>
          <table:table-cell office:value-type="string" table:style-name="ce92">
            <text:p>COD.ISAPRE</text:p>
          </table:table-cell>
          <table:table-cell office:value-type="string" table:style-name="ce92">
            <text:p>NOMBRE ISAPRE</text:p>
          </table:table-cell>
          <table:table-cell office:value-type="string" table:style-name="ce92">
            <text:p>SUELDO IMPONIBLE</text:p>
          </table:table-cell>
          <table:table-cell office:value-type="string" table:style-name="ce92">
            <text:p>DESC.ISAPRE</text:p>
          </table:table-cell>
          <table:table-cell office:value-type="string" table:style-name="ce92">
            <text:p>DESC.AFP</text:p>
          </table:table-cell>
          <table:table-cell office:value-type="string" table:style-name="ce92">
            <text:p>DESC.TOTAL</text:p>
          </table:table-cell>
          <table:table-cell office:value-type="string" table:style-name="ce92">
            <text:p>SUELDO LIQUIDO</text:p>
          </table:table-cell>
          <table:table-cell table:style-name="ce19"/>
          <table:table-cell office:value-type="string" table:style-name="ce94">
            <text:p>Cuál es la suma total de sueldos imponibles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1111-1</text:p>
          </table:table-cell>
          <table:table-cell office:value-type="string" table:style-name="ce95">
            <text:p>JUAN</text:p>
          </table:table-cell>
          <table:table-cell office:value-type="float" office:value="1" table:style-name="ce96">
            <text:p>1</text:p>
          </table:table-cell>
          <table:table-cell office:value-type="string" table:style-name="ce95">
            <text:p>HABITAT</text:p>
          </table:table-cell>
          <table:table-cell office:value-type="string" table:style-name="ce97">
            <text:p>B</text:p>
          </table:table-cell>
          <table:table-cell office:value-type="string" table:style-name="ce95">
            <text:p>VIDA TRES</text:p>
          </table:table-cell>
          <table:table-cell office:value-type="float" office:value="560000" table:style-name="ce98">
            <text:p>560,000</text:p>
          </table:table-cell>
          <table:table-cell office:value-type="float" office:value="40320" table:style-name="ce99">
            <text:p>40320.00</text:p>
          </table:table-cell>
          <table:table-cell office:value-type="float" office:value="72800" table:style-name="ce99">
            <text:p>72800.00</text:p>
          </table:table-cell>
          <table:table-cell office:value-type="float" office:value="113120" table:style-name="ce98">
            <text:p>113,120</text:p>
          </table:table-cell>
          <table:table-cell office:value-type="float" office:value="446880" table:style-name="ce98">
            <text:p>446,880</text:p>
          </table:table-cell>
          <table:table-cell table:style-name="ce19"/>
          <table:table-cell table:style-name="ce100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8888-8</text:p>
          </table:table-cell>
          <table:table-cell office:value-type="string" table:style-name="ce95">
            <text:p>PEDRO</text:p>
          </table:table-cell>
          <table:table-cell office:value-type="float" office:value="2" table:style-name="ce96">
            <text:p>2</text:p>
          </table:table-cell>
          <table:table-cell office:value-type="string" table:style-name="ce95">
            <text:p>CUPRUM</text:p>
          </table:table-cell>
          <table:table-cell office:value-type="string" table:style-name="ce97">
            <text:p>C</text:p>
          </table:table-cell>
          <table:table-cell office:value-type="string" table:style-name="ce95">
            <text:p>CRUZ BLANCA</text:p>
          </table:table-cell>
          <table:table-cell office:value-type="float" office:value="480000" table:style-name="ce98">
            <text:p>480,000</text:p>
          </table:table-cell>
          <table:table-cell office:value-type="float" office:value="33360" table:style-name="ce99">
            <text:p>33360.00</text:p>
          </table:table-cell>
          <table:table-cell office:value-type="float" office:value="61920" table:style-name="ce99">
            <text:p>61920.00</text:p>
          </table:table-cell>
          <table:table-cell office:value-type="float" office:value="95280" table:style-name="ce98">
            <text:p>95,280</text:p>
          </table:table-cell>
          <table:table-cell office:value-type="float" office:value="384720" table:style-name="ce98">
            <text:p>384,720</text:p>
          </table:table-cell>
          <table:table-cell table:style-name="ce19"/>
          <table:table-cell office:value-type="string" table:style-name="ce101">
            <text:p>Cuál es la suma de descuentos de Isapre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4444-4</text:p>
          </table:table-cell>
          <table:table-cell office:value-type="string" table:style-name="ce95">
            <text:p>MARIA</text:p>
          </table:table-cell>
          <table:table-cell office:value-type="float" office:value="2" table:style-name="ce96">
            <text:p>2</text:p>
          </table:table-cell>
          <table:table-cell office:value-type="string" table:style-name="ce95">
            <text:p>CUPRUM</text:p>
          </table:table-cell>
          <table:table-cell office:value-type="string" table:style-name="ce97">
            <text:p>C</text:p>
          </table:table-cell>
          <table:table-cell office:value-type="string" table:style-name="ce95">
            <text:p>CRUZ BLANCA</text:p>
          </table:table-cell>
          <table:table-cell office:value-type="float" office:value="600000" table:style-name="ce98">
            <text:p>600,000</text:p>
          </table:table-cell>
          <table:table-cell office:value-type="float" office:value="41700.000000000007" table:style-name="ce99">
            <text:p>41700.00</text:p>
          </table:table-cell>
          <table:table-cell office:value-type="float" office:value="77400" table:style-name="ce99">
            <text:p>77400.00</text:p>
          </table:table-cell>
          <table:table-cell office:value-type="float" office:value="119100" table:style-name="ce98">
            <text:p>119,100</text:p>
          </table:table-cell>
          <table:table-cell office:value-type="float" office:value="480900" table:style-name="ce98">
            <text:p>480,900</text:p>
          </table:table-cell>
          <table:table-cell table:style-name="ce19"/>
          <table:table-cell table:style-name="ce102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1199-9</text:p>
          </table:table-cell>
          <table:table-cell office:value-type="string" table:style-name="ce95">
            <text:p>LUIS</text:p>
          </table:table-cell>
          <table:table-cell office:value-type="float" office:value="2" table:style-name="ce96">
            <text:p>2</text:p>
          </table:table-cell>
          <table:table-cell office:value-type="string" table:style-name="ce95">
            <text:p>CUPRUM</text:p>
          </table:table-cell>
          <table:table-cell office:value-type="string" table:style-name="ce97">
            <text:p>A</text:p>
          </table:table-cell>
          <table:table-cell office:value-type="string" table:style-name="ce95">
            <text:p>AETNA</text:p>
          </table:table-cell>
          <table:table-cell office:value-type="float" office:value="560000" table:style-name="ce98">
            <text:p>560,000</text:p>
          </table:table-cell>
          <table:table-cell office:value-type="float" office:value="39200.000000000007" table:style-name="ce99">
            <text:p>39200.00</text:p>
          </table:table-cell>
          <table:table-cell office:value-type="float" office:value="72240" table:style-name="ce99">
            <text:p>72240.00</text:p>
          </table:table-cell>
          <table:table-cell office:value-type="float" office:value="111440" table:style-name="ce98">
            <text:p>111,440</text:p>
          </table:table-cell>
          <table:table-cell office:value-type="float" office:value="448560" table:style-name="ce98">
            <text:p>448,560</text:p>
          </table:table-cell>
          <table:table-cell table:style-name="ce19"/>
          <table:table-cell office:value-type="string" table:style-name="ce101">
            <text:p>Cuál es el promedio de los sueldos liquidos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2288-8</text:p>
          </table:table-cell>
          <table:table-cell office:value-type="string" table:style-name="ce95">
            <text:p>ROSA</text:p>
          </table:table-cell>
          <table:table-cell office:value-type="float" office:value="1" table:style-name="ce96">
            <text:p>1</text:p>
          </table:table-cell>
          <table:table-cell office:value-type="string" table:style-name="ce95">
            <text:p>HABITAT</text:p>
          </table:table-cell>
          <table:table-cell office:value-type="string" table:style-name="ce97">
            <text:p>D</text:p>
          </table:table-cell>
          <table:table-cell office:value-type="string" table:style-name="ce95">
            <text:p>PROTECCION</text:p>
          </table:table-cell>
          <table:table-cell office:value-type="float" office:value="800000" table:style-name="ce98">
            <text:p>800,000</text:p>
          </table:table-cell>
          <table:table-cell office:value-type="float" office:value="52000" table:style-name="ce99">
            <text:p>52000.00</text:p>
          </table:table-cell>
          <table:table-cell office:value-type="float" office:value="104000" table:style-name="ce99">
            <text:p>104000.00</text:p>
          </table:table-cell>
          <table:table-cell office:value-type="float" office:value="156000" table:style-name="ce98">
            <text:p>156,000</text:p>
          </table:table-cell>
          <table:table-cell office:value-type="float" office:value="644000" table:style-name="ce98">
            <text:p>644,000</text:p>
          </table:table-cell>
          <table:table-cell table:style-name="ce19"/>
          <table:table-cell table:style-name="ce100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5555-5</text:p>
          </table:table-cell>
          <table:table-cell office:value-type="string" table:style-name="ce95">
            <text:p>JULIA</text:p>
          </table:table-cell>
          <table:table-cell office:value-type="float" office:value="3" table:style-name="ce96">
            <text:p>3</text:p>
          </table:table-cell>
          <table:table-cell office:value-type="string" table:style-name="ce95">
            <text:p>PROVIDA</text:p>
          </table:table-cell>
          <table:table-cell office:value-type="string" table:style-name="ce97">
            <text:p>B</text:p>
          </table:table-cell>
          <table:table-cell office:value-type="string" table:style-name="ce95">
            <text:p>VIDA TRES</text:p>
          </table:table-cell>
          <table:table-cell office:value-type="float" office:value="470000" table:style-name="ce98">
            <text:p>470,000</text:p>
          </table:table-cell>
          <table:table-cell office:value-type="float" office:value="33840" table:style-name="ce99">
            <text:p>33840.00</text:p>
          </table:table-cell>
          <table:table-cell office:value-type="float" office:value="63450.000000000007" table:style-name="ce99">
            <text:p>63450.00</text:p>
          </table:table-cell>
          <table:table-cell office:value-type="float" office:value="97290" table:style-name="ce98">
            <text:p>97,290</text:p>
          </table:table-cell>
          <table:table-cell office:value-type="float" office:value="372710" table:style-name="ce98">
            <text:p>372,710</text:p>
          </table:table-cell>
          <table:table-cell table:style-name="ce19"/>
          <table:table-cell office:value-type="string" table:style-name="ce101">
            <text:p>Cuál es el monto menor en la columna descuentos legales (Desc. Total)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2222-2</text:p>
          </table:table-cell>
          <table:table-cell office:value-type="string" table:style-name="ce95">
            <text:p>PETRA</text:p>
          </table:table-cell>
          <table:table-cell office:value-type="float" office:value="3" table:style-name="ce96">
            <text:p>3</text:p>
          </table:table-cell>
          <table:table-cell office:value-type="string" table:style-name="ce95">
            <text:p>PROVIDA</text:p>
          </table:table-cell>
          <table:table-cell office:value-type="string" table:style-name="ce97">
            <text:p>B</text:p>
          </table:table-cell>
          <table:table-cell office:value-type="string" table:style-name="ce95">
            <text:p>VIDA TRES</text:p>
          </table:table-cell>
          <table:table-cell office:value-type="float" office:value="460000" table:style-name="ce98">
            <text:p>460,000</text:p>
          </table:table-cell>
          <table:table-cell office:value-type="float" office:value="33120" table:style-name="ce99">
            <text:p>33120.00</text:p>
          </table:table-cell>
          <table:table-cell office:value-type="float" office:value="62100.000000000007" table:style-name="ce99">
            <text:p>62100.00</text:p>
          </table:table-cell>
          <table:table-cell office:value-type="float" office:value="95220" table:style-name="ce98">
            <text:p>95,220</text:p>
          </table:table-cell>
          <table:table-cell office:value-type="float" office:value="364780" table:style-name="ce98">
            <text:p>364,780</text:p>
          </table:table-cell>
          <table:table-cell table:style-name="ce19"/>
          <table:table-cell table:style-name="ce100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3377-7</text:p>
          </table:table-cell>
          <table:table-cell office:value-type="string" table:style-name="ce95">
            <text:p>NORA</text:p>
          </table:table-cell>
          <table:table-cell office:value-type="float" office:value="1" table:style-name="ce96">
            <text:p>1</text:p>
          </table:table-cell>
          <table:table-cell office:value-type="string" table:style-name="ce95">
            <text:p>HABITAT</text:p>
          </table:table-cell>
          <table:table-cell office:value-type="string" table:style-name="ce97">
            <text:p>A</text:p>
          </table:table-cell>
          <table:table-cell office:value-type="string" table:style-name="ce95">
            <text:p>AETNA</text:p>
          </table:table-cell>
          <table:table-cell office:value-type="float" office:value="360000" table:style-name="ce98">
            <text:p>360,000</text:p>
          </table:table-cell>
          <table:table-cell office:value-type="float" office:value="25200.000000000004" table:style-name="ce99">
            <text:p>25200.00</text:p>
          </table:table-cell>
          <table:table-cell office:value-type="float" office:value="46800" table:style-name="ce99">
            <text:p>46800.00</text:p>
          </table:table-cell>
          <table:table-cell office:value-type="float" office:value="72000" table:style-name="ce98">
            <text:p>72,000</text:p>
          </table:table-cell>
          <table:table-cell office:value-type="float" office:value="288000" table:style-name="ce98">
            <text:p>288,000</text:p>
          </table:table-cell>
          <table:table-cell table:style-name="ce19"/>
          <table:table-cell office:value-type="string" table:style-name="ce101">
            <text:p>Cuál es la suma de los sueldos imponibles menos los descuentos totales de Isapre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9999-9</text:p>
          </table:table-cell>
          <table:table-cell office:value-type="string" table:style-name="ce95">
            <text:p>PETA</text:p>
          </table:table-cell>
          <table:table-cell office:value-type="float" office:value="3" table:style-name="ce96">
            <text:p>3</text:p>
          </table:table-cell>
          <table:table-cell office:value-type="string" table:style-name="ce95">
            <text:p>PROVIDA</text:p>
          </table:table-cell>
          <table:table-cell office:value-type="string" table:style-name="ce97">
            <text:p>A</text:p>
          </table:table-cell>
          <table:table-cell office:value-type="string" table:style-name="ce95">
            <text:p>AETNA</text:p>
          </table:table-cell>
          <table:table-cell office:value-type="float" office:value="470000" table:style-name="ce98">
            <text:p>470,000</text:p>
          </table:table-cell>
          <table:table-cell office:value-type="float" office:value="32900" table:style-name="ce99">
            <text:p>32900.00</text:p>
          </table:table-cell>
          <table:table-cell office:value-type="float" office:value="63450.000000000007" table:style-name="ce99">
            <text:p>63450.00</text:p>
          </table:table-cell>
          <table:table-cell office:value-type="float" office:value="96350" table:style-name="ce98">
            <text:p>96,350</text:p>
          </table:table-cell>
          <table:table-cell office:value-type="float" office:value="373650" table:style-name="ce98">
            <text:p>373,650</text:p>
          </table:table-cell>
          <table:table-cell table:style-name="ce19"/>
          <table:table-cell table:style-name="ce103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4466-6</text:p>
          </table:table-cell>
          <table:table-cell office:value-type="string" table:style-name="ce95">
            <text:p>RAUL</text:p>
          </table:table-cell>
          <table:table-cell office:value-type="float" office:value="2" table:style-name="ce96">
            <text:p>2</text:p>
          </table:table-cell>
          <table:table-cell office:value-type="string" table:style-name="ce95">
            <text:p>CUPRUM</text:p>
          </table:table-cell>
          <table:table-cell office:value-type="string" table:style-name="ce97">
            <text:p>D</text:p>
          </table:table-cell>
          <table:table-cell office:value-type="string" table:style-name="ce95">
            <text:p>PROTECCION</text:p>
          </table:table-cell>
          <table:table-cell office:value-type="float" office:value="750000" table:style-name="ce98">
            <text:p>750,000</text:p>
          </table:table-cell>
          <table:table-cell office:value-type="float" office:value="48750" table:style-name="ce99">
            <text:p>48750.00</text:p>
          </table:table-cell>
          <table:table-cell office:value-type="float" office:value="96750" table:style-name="ce99">
            <text:p>96750.00</text:p>
          </table:table-cell>
          <table:table-cell office:value-type="float" office:value="145500" table:style-name="ce98">
            <text:p>145,500</text:p>
          </table:table-cell>
          <table:table-cell office:value-type="float" office:value="604500" table:style-name="ce98">
            <text:p>604,500</text:p>
          </table:table-cell>
          <table:table-cell table:style-name="ce19"/>
          <table:table-cell office:value-type="string" table:style-name="ce101">
            <text:p>Cuál es la suma de sueldos liquidos de trabajadores de la Isapre Cruz Blanca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6666-6</text:p>
          </table:table-cell>
          <table:table-cell office:value-type="string" table:style-name="ce95">
            <text:p>ZOILA</text:p>
          </table:table-cell>
          <table:table-cell office:value-type="float" office:value="1" table:style-name="ce96">
            <text:p>1</text:p>
          </table:table-cell>
          <table:table-cell office:value-type="string" table:style-name="ce95">
            <text:p>HABITAT</text:p>
          </table:table-cell>
          <table:table-cell office:value-type="string" table:style-name="ce97">
            <text:p>A</text:p>
          </table:table-cell>
          <table:table-cell office:value-type="string" table:style-name="ce95">
            <text:p>AETNA</text:p>
          </table:table-cell>
          <table:table-cell office:value-type="float" office:value="650000" table:style-name="ce98">
            <text:p>650,000</text:p>
          </table:table-cell>
          <table:table-cell office:value-type="float" office:value="45500.000000000007" table:style-name="ce99">
            <text:p>45500.00</text:p>
          </table:table-cell>
          <table:table-cell office:value-type="float" office:value="84500" table:style-name="ce99">
            <text:p>84500.00</text:p>
          </table:table-cell>
          <table:table-cell office:value-type="float" office:value="130000" table:style-name="ce98">
            <text:p>130,000</text:p>
          </table:table-cell>
          <table:table-cell office:value-type="float" office:value="520000" table:style-name="ce98">
            <text:p>520,000</text:p>
          </table:table-cell>
          <table:table-cell table:style-name="ce19"/>
          <table:table-cell table:style-name="ce104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3333-3</text:p>
          </table:table-cell>
          <table:table-cell office:value-type="string" table:style-name="ce95">
            <text:p>ARMANDO</text:p>
          </table:table-cell>
          <table:table-cell office:value-type="float" office:value="3" table:style-name="ce96">
            <text:p>3</text:p>
          </table:table-cell>
          <table:table-cell office:value-type="string" table:style-name="ce95">
            <text:p>PROVIDA</text:p>
          </table:table-cell>
          <table:table-cell office:value-type="string" table:style-name="ce97">
            <text:p>A</text:p>
          </table:table-cell>
          <table:table-cell office:value-type="string" table:style-name="ce95">
            <text:p>AETNA</text:p>
          </table:table-cell>
          <table:table-cell office:value-type="float" office:value="480000" table:style-name="ce98">
            <text:p>480,000</text:p>
          </table:table-cell>
          <table:table-cell office:value-type="float" office:value="33600" table:style-name="ce99">
            <text:p>33600.00</text:p>
          </table:table-cell>
          <table:table-cell office:value-type="float" office:value="64800.000000000007" table:style-name="ce99">
            <text:p>64800.00</text:p>
          </table:table-cell>
          <table:table-cell office:value-type="float" office:value="98400" table:style-name="ce98">
            <text:p>98,400</text:p>
          </table:table-cell>
          <table:table-cell office:value-type="float" office:value="381600" table:style-name="ce98">
            <text:p>381,600</text:p>
          </table:table-cell>
          <table:table-cell table:style-name="ce19"/>
          <table:table-cell office:value-type="string" table:style-name="ce101">
            <text:p>Cuántos trabajadores hay en la Base de Datos (Función contar)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5577-7</text:p>
          </table:table-cell>
          <table:table-cell office:value-type="string" table:style-name="ce95">
            <text:p>TULIO</text:p>
          </table:table-cell>
          <table:table-cell office:value-type="float" office:value="2" table:style-name="ce96">
            <text:p>2</text:p>
          </table:table-cell>
          <table:table-cell office:value-type="string" table:style-name="ce95">
            <text:p>CUPRUM</text:p>
          </table:table-cell>
          <table:table-cell office:value-type="string" table:style-name="ce97">
            <text:p>B</text:p>
          </table:table-cell>
          <table:table-cell office:value-type="string" table:style-name="ce95">
            <text:p>VIDA TRES</text:p>
          </table:table-cell>
          <table:table-cell office:value-type="float" office:value="3960000" table:style-name="ce98">
            <text:p>3,960,000</text:p>
          </table:table-cell>
          <table:table-cell office:value-type="float" office:value="285120" table:style-name="ce99">
            <text:p>285120.00</text:p>
          </table:table-cell>
          <table:table-cell office:value-type="float" office:value="510840" table:style-name="ce99">
            <text:p>510840.00</text:p>
          </table:table-cell>
          <table:table-cell office:value-type="float" office:value="795960" table:style-name="ce98">
            <text:p>795,960</text:p>
          </table:table-cell>
          <table:table-cell office:value-type="float" office:value="3164040" table:style-name="ce98">
            <text:p>3,164,040</text:p>
          </table:table-cell>
          <table:table-cell table:style-name="ce19"/>
          <table:table-cell table:style-name="ce104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95">
            <text:p>7777-7</text:p>
          </table:table-cell>
          <table:table-cell office:value-type="string" table:style-name="ce95">
            <text:p>TERUCA</text:p>
          </table:table-cell>
          <table:table-cell office:value-type="float" office:value="1" table:style-name="ce96">
            <text:p>1</text:p>
          </table:table-cell>
          <table:table-cell office:value-type="string" table:style-name="ce95">
            <text:p>HABITAT</text:p>
          </table:table-cell>
          <table:table-cell office:value-type="string" table:style-name="ce97">
            <text:p>C</text:p>
          </table:table-cell>
          <table:table-cell office:value-type="string" table:style-name="ce95">
            <text:p>CRUZ BLANCA</text:p>
          </table:table-cell>
          <table:table-cell office:value-type="float" office:value="700000" table:style-name="ce98">
            <text:p>700,000</text:p>
          </table:table-cell>
          <table:table-cell office:value-type="float" office:value="48650.000000000007" table:style-name="ce99">
            <text:p>48650.00</text:p>
          </table:table-cell>
          <table:table-cell office:value-type="float" office:value="91000" table:style-name="ce99">
            <text:p>91000.00</text:p>
          </table:table-cell>
          <table:table-cell office:value-type="float" office:value="139650" table:style-name="ce98">
            <text:p>139,650</text:p>
          </table:table-cell>
          <table:table-cell office:value-type="float" office:value="560350" table:style-name="ce98">
            <text:p>560,350</text:p>
          </table:table-cell>
          <table:table-cell table:style-name="ce19"/>
          <table:table-cell office:value-type="string" table:style-name="ce101">
            <text:p>Cuántos trabajadores hay de la AFP Cuprum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office:value-type="string" table:style-name="ce105">
            <text:p>error</text:p>
          </table:table-cell>
          <table:table-cell table:style-name="ce19"/>
          <table:table-cell table:style-name="ce104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table:number-columns-repeated="2" table:style-name="ce106"/>
          <table:table-cell table:style-name="ce107"/>
          <table:table-cell table:style-name="ce106"/>
          <table:table-cell table:style-name="ce107"/>
          <table:table-cell table:style-name="ce106"/>
          <table:table-cell table:style-name="ce108"/>
          <table:table-cell table:number-columns-repeated="2" table:style-name="ce109"/>
          <table:table-cell table:number-columns-repeated="2" table:style-name="ce108"/>
          <table:table-cell table:style-name="ce19"/>
          <table:table-cell table:style-name="ce104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table:number-columns-repeated="2" table:style-name="ce106"/>
          <table:table-cell table:style-name="ce107"/>
          <table:table-cell table:style-name="ce106"/>
          <table:table-cell table:style-name="ce107"/>
          <table:table-cell table:style-name="ce106"/>
          <table:table-cell table:style-name="ce108"/>
          <table:table-cell table:number-columns-repeated="2" table:style-name="ce109"/>
          <table:table-cell table:number-columns-repeated="2" table:style-name="ce108"/>
          <table:table-cell table:style-name="ce19"/>
          <table:table-cell office:value-type="string" table:style-name="ce101">
            <text:p>Cuál es el promedio de sueldo imponible de los trabajdores correspondientes a la Isapre Vida Tres</text:p>
          </table:table-cell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table:number-columns-repeated="2" table:style-name="ce106"/>
          <table:table-cell table:style-name="ce107"/>
          <table:table-cell table:style-name="ce106"/>
          <table:table-cell table:style-name="ce107"/>
          <table:table-cell table:style-name="ce106"/>
          <table:table-cell table:style-name="ce108"/>
          <table:table-cell table:number-columns-repeated="2" table:style-name="ce109"/>
          <table:table-cell table:number-columns-repeated="2" table:style-name="ce108"/>
          <table:table-cell table:style-name="ce19"/>
          <table:table-cell table:style-name="ce104"/>
          <table:table-cell table:number-columns-repeated="6" table:style-name="ce90"/>
          <table:table-cell table:style-name="ce91"/>
          <table:table-cell table:number-columns-repeated="16363"/>
        </table:table-row>
        <table:table-row table:style-name="ro6">
          <table:table-cell/>
          <table:table-cell table:number-columns-repeated="2" table:style-name="ce106"/>
          <table:table-cell table:style-name="ce107"/>
          <table:table-cell table:style-name="ce106"/>
          <table:table-cell table:style-name="ce107"/>
          <table:table-cell table:style-name="ce106"/>
          <table:table-cell table:style-name="ce108"/>
          <table:table-cell table:number-columns-repeated="2" table:style-name="ce109"/>
          <table:table-cell table:number-columns-repeated="2" table:style-name="ce108"/>
          <table:table-cell table:style-name="ce19"/>
          <table:table-cell table:style-name="ce110"/>
          <table:table-cell table:number-columns-repeated="6" table:style-name="ce111"/>
          <table:table-cell table:style-name="ce112"/>
          <table:table-cell table:number-columns-repeated="16363"/>
        </table:table-row>
        <table:table-row table:style-name="ro6">
          <table:table-cell/>
          <table:table-cell table:number-columns-repeated="12" table:style-name="ce19"/>
          <table:table-cell office:value-type="string" office:string-value="" table:formula="of:=IF(AND([.N4]=SUM([.H4:.H17]);SUM([.I4:.I17])=[.N6];[.N8]=AVERAGE([.L4:.L17]);[.N10]=MIN([.K4:.K17]);[.N12]=(SUM([.H4:.H17])-SUM([.I4:.I17]));[.N14]=SUMIF([.G4:.G17];[.G5];[.L4:.L17]);[.N16]=14;[.N19]=COUNTIF([.E4:.E17];&quot;CUPRUM&quot;);AVERAGEIF([.G4:.G17];&quot;VIDA TRES&quot;;[.H4:.H17])=[.N21]);&quot;Correcto&quot;;&quot;&quot;)" table:style-name="ce163"/>
          <table:table-cell table:number-columns-repeated="16370" table:style-name="ce19"/>
        </table:table-row>
        <table:table-row table:style-name="ro6">
          <table:table-cell/>
          <table:table-cell table:number-columns-repeated="4" table:style-name="ce19"/>
          <table:table-cell table:number-columns-repeated="3" table:style-name="ce61"/>
          <table:table-cell table:number-columns-repeated="16376" table:style-name="ce19"/>
        </table:table-row>
        <table:table-row table:number-rows-repeated="1048552" table:style-name="ro6">
          <table:table-cell table:number-columns-repeated="16384"/>
        </table:table-row>
      </table:table>
      <table:named-expressions>
        <table:named-expression table:name="productos" table:expression="of:=[.#REF!]" table:base-cell-address="Introducción_a_Funcion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1">
      <number:text>-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8P1">
      <number:text>-</number:text>
      <number:currency-symbol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8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chr" number:country="US">
      <number:text> </number:text>
      <number:currency-symbol number:language="chr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9P1" number:language="chr" number:country="US">
      <number:text> </number:text>
      <number:currency-symbol number:language="chr" number:country="US">$</number:currency-symbol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39P2" number:language="chr" number:country="US">
      <number:text> </number:text>
      <number:currency-symbol number:language="chr" number:country="US">$</number:currency-symbol>
      <number:fill-character> </number:fill-character>
      <number:text>-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CL">
      <number:text> </number:text>
      <number:currency-symbol number:language="es" number:country="CL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P1" number:language="es" number:country="CL">
      <number:text>-</number:text>
      <number:currency-symbol number:language="es" number:country="CL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P2" number:language="es" number:country="CL">
      <number:text> </number:text>
      <number:currency-symbol number:language="es" number:country="CL">$</number:currency-symbol>
      <number:text> </number:text>
      <number:fill-character> </number:fill-character>
      <number:text>-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s" number:country="CL">
      <number:text> </number:text>
      <number:currency-symbol number:language="es" number:country="CL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1P1" number:language="es" number:country="CL">
      <number:text>-</number:text>
      <number:currency-symbol number:language="es" number:country="CL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1P2" number:language="es" number:country="CL">
      <number:text> </number:text>
      <number:currency-symbol number:language="es" number:country="CL"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1" number:min-decimal-places="1" number:min-integer-digits="1"/>
    </number:number-style>
    <number:currency-style style:name="N43P0" number:language="es" number:country="AR">
      <number:text> </number:text>
      <number:currency-symbol number:language="es" number:country="AR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3P1" number:language="es" number:country="AR">
      <number:text> </number:text>
      <number:currency-symbol number:language="es" number:country="AR">$</number:currency-symbol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43P2" number:language="es" number:country="AR">
      <number:text> </number:text>
      <number:currency-symbol number:language="es" number:country="AR">$</number:currency-symbol>
      <number:text> </number:text>
      <number:fill-character> </number:fill-character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>
      <number:text> </number:text>
      <number:currency-symbol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4P1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44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currency-style style:name="N45P0">
      <number:text> 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5P1">
      <number:text> </number:text>
      <number:currency-symbol>$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45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currency-style style:name="N46P0">
      <number:currency-symbol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46">
      <number:text>-</number:text>
      <number:currency-symbol>$</number:currency-symbol>
      <number:fill-character> </number:fill-character>
      <number:text> </number:text>
      <number:number number:decimal-places="0" number:min-decimal-places="0" number:min-integer-digits="1" number:grouping="true"/>
      <style:map style:condition="value()&gt;=0" style:apply-style-name="N46P0"/>
    </number:currency-style>
    <number:number-style style:name="N47">
      <number:number number:decimal-places="3" number:min-decimal-places="3" number:min-integer-digits="1"/>
    </number:number-style>
    <number:currency-style style:name="N48" number:language="es" number:country="CL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49">
      <number:currency-symbol>$</number:currency-symbol>
      <number:number number:decimal-places="0" number:min-decimal-places="0" number:min-integer-digits="1" number:grouping="true"/>
    </number:currency-style>
    <style:style style:name="Millares_32_2" style:display-name="Millares 2" style:family="table-cell" style:data-style-name="N36"/>
    <style:style style:name="Moneda_32_2" style:display-name="Moneda 2" style:family="table-cell" style:data-style-name="N37"/>
    <style:style style:name="Moneda_32_2_32_2" style:display-name="Moneda 2 2" style:family="table-cell" style:data-style-name="N45"/>
    <style:style style:name="Moneda_32_5" style:display-name="Moneda 5" style:family="table-cell" style:data-style-name="N37"/>
    <style:style style:name="Moneda_Prueba_32_Excel_32_B_225_sico" style:display-name="Moneda_Prueba Excel Básico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BASE_TD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Ejercicio_32_Funciones_32_Alumnos" style:display-name="Normal_Ejercicio Funciones Alumno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je_32_2_32_2" style:display-name="Porcentaje 2 2" style:family="table-cell" style:data-style-name="N13"/>
    <style:style style:name="cf1" style:family="table-cell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.75in" fo:margin-right="0.7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Edutecno</meta:initial-creator>
    <dc:creator>Francisco Gonzalez</dc:creator>
    <meta:creation-date>2018-10-28T03:11:05Z</meta:creation-date>
    <dc:date>2022-04-26T14:26:26Z</dc:date>
  </office:meta>
</office:document-meta>
</file>